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adornments="Book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Class_20_Footer">
      <style:text-properties fo:background-color="#ffffff"/>
    </style:style>
    <style:style style:name="P2" style:family="paragraph" style:parent-style-name="Standard">
      <style:text-properties fo:color="#0000ff" style:font-name="Liberation Sans"/>
    </style:style>
    <style:style style:name="P3" style:family="paragraph" style:parent-style-name="Standard">
      <style:text-properties fo:color="#0000ff" style:font-name="Liberation Sans" officeooo:rsid="00041a83" officeooo:paragraph-rsid="000490ad"/>
    </style:style>
    <style:style style:name="P4" style:family="paragraph" style:parent-style-name="Standard">
      <style:text-properties fo:color="#0000ff" style:font-name="Liberation Sans" officeooo:paragraph-rsid="000b06c3"/>
    </style:style>
    <style:style style:name="P5" style:family="paragraph" style:parent-style-name="Standard">
      <style:text-properties fo:color="#0000ff" style:font-name="Liberation Sans" officeooo:paragraph-rsid="00318173"/>
    </style:style>
    <style:style style:name="P6" style:family="paragraph" style:parent-style-name="Standard">
      <style:text-properties fo:color="#0000ff" style:font-name="Liberation Sans" officeooo:paragraph-rsid="0035139e"/>
    </style:style>
    <style:style style:name="P7" style:family="paragraph" style:parent-style-name="Standard">
      <style:text-properties fo:color="#0000ff" style:font-name="Liberation Sans" officeooo:paragraph-rsid="003a3075"/>
    </style:style>
    <style:style style:name="P8" style:family="paragraph" style:parent-style-name="Standard">
      <style:text-properties fo:color="#0000ff" style:font-name="Liberation Sans" officeooo:paragraph-rsid="003bd276"/>
    </style:style>
    <style:style style:name="P9" style:family="paragraph" style:parent-style-name="Standard">
      <style:text-properties fo:color="#0000ff" style:font-name="Liberation Sans" officeooo:paragraph-rsid="003cc7fc"/>
    </style:style>
    <style:style style:name="P10" style:family="paragraph" style:parent-style-name="Standard">
      <style:text-properties fo:color="#0000ff" style:font-name="Liberation Sans" officeooo:paragraph-rsid="003e347d"/>
    </style:style>
    <style:style style:name="P11" style:family="paragraph" style:parent-style-name="Standard">
      <style:text-properties fo:color="#0000ff" style:font-name="Liberation Sans" officeooo:paragraph-rsid="003ee10b"/>
    </style:style>
    <style:style style:name="P12" style:family="paragraph" style:parent-style-name="Standard">
      <style:text-properties fo:color="#0000ff" style:font-name="Liberation Sans" officeooo:paragraph-rsid="00428e67"/>
    </style:style>
    <style:style style:name="P13" style:family="paragraph" style:parent-style-name="Standard">
      <style:text-properties fo:color="#0000ff" style:font-name="Liberation Sans" officeooo:paragraph-rsid="004995c1"/>
    </style:style>
    <style:style style:name="P14" style:family="paragraph" style:parent-style-name="Standard">
      <style:text-properties fo:color="#0000ff" style:font-name="Liberation Sans" officeooo:paragraph-rsid="004c2d55"/>
    </style:style>
    <style:style style:name="P15" style:family="paragraph" style:parent-style-name="Standard">
      <style:text-properties fo:color="#0000ff" style:font-name="Liberation Sans" officeooo:paragraph-rsid="005001b0"/>
    </style:style>
    <style:style style:name="P16" style:family="paragraph" style:parent-style-name="Standard">
      <style:text-properties fo:color="#0000ff" style:font-name="Liberation Sans" officeooo:paragraph-rsid="00514bed"/>
    </style:style>
    <style:style style:name="P17" style:family="paragraph" style:parent-style-name="Standard">
      <style:text-properties fo:color="#0000ff" style:font-name="Liberation Sans" officeooo:paragraph-rsid="00521cd9"/>
    </style:style>
    <style:style style:name="P18" style:family="paragraph" style:parent-style-name="Standard">
      <style:text-properties fo:color="#0000ff" style:font-name="Liberation Sans" officeooo:paragraph-rsid="0056e5e5"/>
    </style:style>
    <style:style style:name="P19" style:family="paragraph" style:parent-style-name="Standard">
      <style:text-properties fo:color="#0000ff" style:font-name="Liberation Sans" officeooo:paragraph-rsid="00587ed0"/>
    </style:style>
    <style:style style:name="P20" style:family="paragraph" style:parent-style-name="Standard">
      <style:text-properties fo:color="#0000ff" style:font-name="Liberation Sans" officeooo:paragraph-rsid="005a466f"/>
    </style:style>
    <style:style style:name="P21" style:family="paragraph" style:parent-style-name="Standard">
      <style:text-properties fo:color="#0000ff" style:font-name="Liberation Sans" officeooo:paragraph-rsid="0065db54"/>
    </style:style>
    <style:style style:name="P22" style:family="paragraph" style:parent-style-name="Standard">
      <style:text-properties fo:color="#0000ff" style:font-name="Liberation Sans" officeooo:paragraph-rsid="00693e1c"/>
    </style:style>
    <style:style style:name="P23" style:family="paragraph" style:parent-style-name="Standard">
      <style:text-properties style:font-name="Liberation Sans" officeooo:rsid="0000a965" officeooo:paragraph-rsid="00033aeb"/>
    </style:style>
    <style:style style:name="P24" style:family="paragraph" style:parent-style-name="Method_20_Code_20_Listing">
      <style:text-properties style:font-name="Liberation Sans" officeooo:rsid="0005cbac" officeooo:paragraph-rsid="0005cbac"/>
    </style:style>
    <style:style style:name="P25" style:family="paragraph" style:parent-style-name="Method_20_Code_20_Listing">
      <style:text-properties style:font-name="Liberation Sans" officeooo:rsid="0005cbac" officeooo:paragraph-rsid="000957b8"/>
    </style:style>
    <style:style style:name="P26" style:family="paragraph" style:parent-style-name="Method_20_Code_20_Listing">
      <style:text-properties style:font-name="Liberation Sans" officeooo:rsid="0005cbac" officeooo:paragraph-rsid="000985f1"/>
    </style:style>
    <style:style style:name="P27" style:family="paragraph" style:parent-style-name="Method_20_Code_20_Listing">
      <style:text-properties style:font-name="Liberation Sans" officeooo:rsid="0005cbac" officeooo:paragraph-rsid="000b06c3"/>
    </style:style>
    <style:style style:name="P28" style:family="paragraph" style:parent-style-name="Method_20_Code_20_Listing">
      <style:text-properties style:font-name="Liberation Sans" officeooo:rsid="0005cbac" officeooo:paragraph-rsid="00318173"/>
    </style:style>
    <style:style style:name="P29" style:family="paragraph" style:parent-style-name="Method_20_Code_20_Listing">
      <style:text-properties style:font-name="Liberation Sans" officeooo:rsid="0005cbac" officeooo:paragraph-rsid="0035139e"/>
    </style:style>
    <style:style style:name="P30" style:family="paragraph" style:parent-style-name="Method_20_Code_20_Listing">
      <style:text-properties style:font-name="Liberation Sans" officeooo:rsid="0005cbac" officeooo:paragraph-rsid="003a3075"/>
    </style:style>
    <style:style style:name="P31" style:family="paragraph" style:parent-style-name="Method_20_Code_20_Listing">
      <style:paragraph-properties fo:margin-left="0in" fo:margin-right="0in" fo:text-indent="0in" style:auto-text-indent="false"/>
      <style:text-properties fo:color="#3333ff" style:font-name="Liberation Sans" fo:font-size="10pt" fo:font-weight="bold" officeooo:rsid="0005cbac" officeooo:paragraph-rsid="0005cbac" style:font-size-asian="10pt" style:font-weight-asian="bold" style:font-size-complex="10pt" style:font-weight-complex="bold"/>
    </style:style>
    <style:style style:name="P32" style:family="paragraph" style:parent-style-name="Method_20_Code_20_Listing">
      <style:paragraph-properties fo:margin-left="0in" fo:margin-right="0in" fo:text-indent="0in" style:auto-text-indent="false"/>
      <style:text-properties fo:color="#3333ff" style:font-name="Liberation Sans" fo:font-size="10pt" fo:font-weight="bold" officeooo:rsid="0005cbac" officeooo:paragraph-rsid="000957b8" style:font-size-asian="10pt" style:font-weight-asian="bold" style:font-size-complex="10pt" style:font-weight-complex="bold"/>
    </style:style>
    <style:style style:name="P33" style:family="paragraph" style:parent-style-name="Method_20_Code_20_Listing">
      <style:paragraph-properties fo:margin-left="0in" fo:margin-right="0in" fo:text-indent="0in" style:auto-text-indent="false"/>
      <style:text-properties fo:color="#3333ff" style:font-name="Liberation Sans" fo:font-size="10pt" fo:font-weight="bold" officeooo:rsid="0005cbac" officeooo:paragraph-rsid="000985f1" style:font-size-asian="10pt" style:font-weight-asian="bold" style:font-size-complex="10pt" style:font-weight-complex="bold"/>
    </style:style>
    <style:style style:name="P34" style:family="paragraph" style:parent-style-name="Method_20_Code_20_Listing">
      <style:paragraph-properties fo:margin-left="0in" fo:margin-right="0in" fo:text-indent="0in" style:auto-text-indent="false"/>
      <style:text-properties fo:color="#3333ff" style:font-name="Liberation Sans" fo:font-size="10pt" fo:font-weight="bold" officeooo:rsid="0005cbac" officeooo:paragraph-rsid="000b06c3" style:font-size-asian="10pt" style:font-weight-asian="bold" style:font-size-complex="10pt" style:font-weight-complex="bold"/>
    </style:style>
    <style:style style:name="P35" style:family="paragraph" style:parent-style-name="Method_20_Code_20_Listing">
      <style:paragraph-properties fo:margin-left="0in" fo:margin-right="0in" fo:text-indent="0in" style:auto-text-indent="false"/>
      <style:text-properties fo:color="#3333ff" style:font-name="Liberation Sans" fo:font-size="10pt" fo:font-weight="bold" officeooo:rsid="0005cbac" officeooo:paragraph-rsid="00318173" style:font-size-asian="10pt" style:font-weight-asian="bold" style:font-size-complex="10pt" style:font-weight-complex="bold"/>
    </style:style>
    <style:style style:name="P36" style:family="paragraph" style:parent-style-name="Method_20_Code_20_Listing">
      <style:paragraph-properties fo:margin-left="0in" fo:margin-right="0in" fo:text-indent="0in" style:auto-text-indent="false"/>
      <style:text-properties fo:color="#3333ff" style:font-name="Liberation Sans" fo:font-size="10pt" fo:font-weight="bold" officeooo:rsid="0005cbac" officeooo:paragraph-rsid="0035139e" style:font-size-asian="10pt" style:font-weight-asian="bold" style:font-size-complex="10pt" style:font-weight-complex="bold"/>
    </style:style>
    <style:style style:name="P37" style:family="paragraph" style:parent-style-name="Method_20_Code_20_Listing">
      <style:paragraph-properties fo:margin-left="0in" fo:margin-right="0in" fo:text-indent="0in" style:auto-text-indent="false"/>
      <style:text-properties fo:color="#3333ff" style:font-name="Liberation Sans" fo:font-size="10pt" fo:font-weight="bold" officeooo:rsid="0005cbac" officeooo:paragraph-rsid="003a3075" style:font-size-asian="10pt" style:font-weight-asian="bold" style:font-size-complex="10pt" style:font-weight-complex="bold"/>
    </style:style>
    <style:style style:name="P38" style:family="paragraph" style:parent-style-name="Method_20_Code_20_Listing">
      <style:paragraph-properties fo:margin-left="0in" fo:margin-right="0in" fo:text-indent="0in" style:auto-text-indent="false"/>
      <style:text-properties fo:color="#3333ff" style:font-name="Liberation Sans" fo:font-size="10pt" fo:font-weight="bold" officeooo:rsid="0005cbac" officeooo:paragraph-rsid="003bd276" style:font-size-asian="10pt" style:font-weight-asian="bold" style:font-size-complex="10pt" style:font-weight-complex="bold"/>
    </style:style>
    <style:style style:name="P39" style:family="paragraph" style:parent-style-name="Method_20_Code_20_Listing">
      <style:paragraph-properties fo:margin-left="0in" fo:margin-right="0in" fo:text-indent="0in" style:auto-text-indent="false"/>
      <style:text-properties fo:color="#3333ff" style:font-name="Liberation Sans" fo:font-size="10pt" fo:font-weight="bold" officeooo:rsid="0005cbac" officeooo:paragraph-rsid="003cc7fc" style:font-size-asian="10pt" style:font-weight-asian="bold" style:font-size-complex="10pt" style:font-weight-complex="bold"/>
    </style:style>
    <style:style style:name="P40" style:family="paragraph" style:parent-style-name="Method_20_Code_20_Listing">
      <style:paragraph-properties fo:margin-left="0in" fo:margin-right="0in" fo:text-indent="0in" style:auto-text-indent="false"/>
      <style:text-properties fo:color="#3333ff" style:font-name="Liberation Sans" fo:font-size="10pt" fo:font-weight="bold" officeooo:rsid="0005cbac" officeooo:paragraph-rsid="003e347d" style:font-size-asian="10pt" style:font-weight-asian="bold" style:font-size-complex="10pt" style:font-weight-complex="bold"/>
    </style:style>
    <style:style style:name="P41" style:family="paragraph" style:parent-style-name="Method_20_Code_20_Listing">
      <style:paragraph-properties fo:margin-left="0in" fo:margin-right="0in" fo:text-indent="0in" style:auto-text-indent="false"/>
      <style:text-properties fo:color="#3333ff" style:font-name="Liberation Sans" fo:font-size="10pt" fo:font-weight="bold" officeooo:rsid="0005cbac" officeooo:paragraph-rsid="003ee10b" style:font-size-asian="10pt" style:font-weight-asian="bold" style:font-size-complex="10pt" style:font-weight-complex="bold"/>
    </style:style>
    <style:style style:name="P42" style:family="paragraph" style:parent-style-name="Method_20_Code_20_Listing">
      <style:paragraph-properties fo:margin-left="0in" fo:margin-right="0in" fo:text-indent="0in" style:auto-text-indent="false"/>
      <style:text-properties fo:color="#3333ff" style:font-name="Liberation Sans" fo:font-size="10pt" fo:font-weight="bold" officeooo:rsid="0005cbac" officeooo:paragraph-rsid="00428e67" style:font-size-asian="10pt" style:font-weight-asian="bold" style:font-size-complex="10pt" style:font-weight-complex="bold"/>
    </style:style>
    <style:style style:name="P43" style:family="paragraph" style:parent-style-name="Method_20_Code_20_Listing">
      <style:paragraph-properties fo:margin-left="0in" fo:margin-right="0in" fo:text-indent="0in" style:auto-text-indent="false"/>
      <style:text-properties fo:color="#3333ff" style:font-name="Liberation Sans" fo:font-size="10pt" fo:font-weight="bold" officeooo:rsid="0005cbac" officeooo:paragraph-rsid="004995c1" style:font-size-asian="10pt" style:font-weight-asian="bold" style:font-size-complex="10pt" style:font-weight-complex="bold"/>
    </style:style>
    <style:style style:name="P44" style:family="paragraph" style:parent-style-name="Method_20_Code_20_Listing">
      <style:paragraph-properties fo:margin-left="0in" fo:margin-right="0in" fo:text-indent="0in" style:auto-text-indent="false"/>
      <style:text-properties fo:color="#3333ff" style:font-name="Liberation Sans" fo:font-size="10pt" fo:font-weight="bold" officeooo:rsid="0005cbac" officeooo:paragraph-rsid="004c2d55" style:font-size-asian="10pt" style:font-weight-asian="bold" style:font-size-complex="10pt" style:font-weight-complex="bold"/>
    </style:style>
    <style:style style:name="P45" style:family="paragraph" style:parent-style-name="Method_20_Code_20_Listing">
      <style:paragraph-properties fo:margin-left="0in" fo:margin-right="0in" fo:text-indent="0in" style:auto-text-indent="false"/>
      <style:text-properties fo:color="#3333ff" style:font-name="Liberation Sans" fo:font-size="10pt" fo:font-weight="bold" officeooo:rsid="0005cbac" officeooo:paragraph-rsid="005001b0" style:font-size-asian="10pt" style:font-weight-asian="bold" style:font-size-complex="10pt" style:font-weight-complex="bold"/>
    </style:style>
    <style:style style:name="P46" style:family="paragraph" style:parent-style-name="Method_20_Code_20_Listing">
      <style:paragraph-properties fo:margin-left="0in" fo:margin-right="0in" fo:text-indent="0in" style:auto-text-indent="false"/>
      <style:text-properties fo:color="#3333ff" style:font-name="Liberation Sans" fo:font-size="10pt" fo:font-weight="bold" officeooo:rsid="0005cbac" officeooo:paragraph-rsid="00514bed" style:font-size-asian="10pt" style:font-weight-asian="bold" style:font-size-complex="10pt" style:font-weight-complex="bold"/>
    </style:style>
    <style:style style:name="P47" style:family="paragraph" style:parent-style-name="Method_20_Code_20_Listing">
      <style:paragraph-properties fo:margin-left="0in" fo:margin-right="0in" fo:text-indent="0in" style:auto-text-indent="false"/>
      <style:text-properties fo:color="#3333ff" style:font-name="Liberation Sans" fo:font-size="10pt" fo:font-weight="bold" officeooo:rsid="0005cbac" officeooo:paragraph-rsid="00521cd9" style:font-size-asian="10pt" style:font-weight-asian="bold" style:font-size-complex="10pt" style:font-weight-complex="bold"/>
    </style:style>
    <style:style style:name="P48" style:family="paragraph" style:parent-style-name="Method_20_Code_20_Listing">
      <style:paragraph-properties fo:margin-left="0in" fo:margin-right="0in" fo:text-indent="0in" style:auto-text-indent="false"/>
      <style:text-properties fo:color="#3333ff" style:font-name="Liberation Sans" fo:font-size="10pt" fo:font-weight="bold" officeooo:rsid="0005cbac" officeooo:paragraph-rsid="0056e5e5" style:font-size-asian="10pt" style:font-weight-asian="bold" style:font-size-complex="10pt" style:font-weight-complex="bold"/>
    </style:style>
    <style:style style:name="P49" style:family="paragraph" style:parent-style-name="Method_20_Code_20_Listing">
      <style:paragraph-properties fo:margin-left="0in" fo:margin-right="0in" fo:text-indent="0in" style:auto-text-indent="false"/>
      <style:text-properties fo:color="#3333ff" style:font-name="Liberation Sans" fo:font-size="10pt" fo:font-weight="bold" officeooo:rsid="0005cbac" officeooo:paragraph-rsid="00587ed0" style:font-size-asian="10pt" style:font-weight-asian="bold" style:font-size-complex="10pt" style:font-weight-complex="bold"/>
    </style:style>
    <style:style style:name="P50" style:family="paragraph" style:parent-style-name="Method_20_Code_20_Listing">
      <style:paragraph-properties fo:margin-left="0in" fo:margin-right="0in" fo:text-indent="0in" style:auto-text-indent="false"/>
      <style:text-properties fo:color="#3333ff" style:font-name="Liberation Sans" fo:font-size="10pt" fo:font-weight="bold" officeooo:rsid="0005cbac" officeooo:paragraph-rsid="005a466f" style:font-size-asian="10pt" style:font-weight-asian="bold" style:font-size-complex="10pt" style:font-weight-complex="bold"/>
    </style:style>
    <style:style style:name="P51" style:family="paragraph" style:parent-style-name="Method_20_Code_20_Listing">
      <style:paragraph-properties fo:margin-left="0in" fo:margin-right="0in" fo:text-indent="0in" style:auto-text-indent="false"/>
      <style:text-properties fo:color="#3333ff" style:font-name="Liberation Sans" fo:font-size="10pt" fo:font-weight="bold" officeooo:rsid="0005cbac" officeooo:paragraph-rsid="0065db54" style:font-size-asian="10pt" style:font-weight-asian="bold" style:font-size-complex="10pt" style:font-weight-complex="bold"/>
    </style:style>
    <style:style style:name="P52" style:family="paragraph" style:parent-style-name="Method_20_Code_20_Listing">
      <style:paragraph-properties fo:margin-left="0in" fo:margin-right="0in" fo:text-indent="0in" style:auto-text-indent="false"/>
      <style:text-properties fo:color="#3333ff" style:font-name="Liberation Sans" fo:font-size="10pt" fo:font-weight="bold" officeooo:rsid="0005cbac" officeooo:paragraph-rsid="00693e1c" style:font-size-asian="10pt" style:font-weight-asian="bold" style:font-size-complex="10pt" style:font-weight-complex="bold"/>
    </style:style>
    <style:style style:name="P53" style:family="paragraph" style:parent-style-name="Method_20_Code_20_Listing">
      <style:paragraph-properties fo:margin-left="0in" fo:margin-right="0in" fo:text-indent="0in" style:auto-text-indent="false"/>
      <style:text-properties fo:color="#3333ff" style:font-name="Liberation Sans" fo:font-size="10pt" fo:font-weight="bold" officeooo:rsid="005001b0" officeooo:paragraph-rsid="005001b0" style:font-size-asian="10pt" style:font-weight-asian="bold" style:font-size-complex="10pt" style:font-weight-complex="bold"/>
    </style:style>
    <style:style style:name="P54" style:family="paragraph" style:parent-style-name="Method_20_Code_20_Listing">
      <style:paragraph-properties fo:margin-left="0in" fo:margin-right="0in" fo:text-indent="0in" style:auto-text-indent="false"/>
      <style:text-properties fo:color="#3333ff" style:font-name="Liberation Sans" fo:font-size="10pt" fo:font-weight="bold" officeooo:rsid="005001b0" officeooo:paragraph-rsid="00514bed" style:font-size-asian="10pt" style:font-weight-asian="bold" style:font-size-complex="10pt" style:font-weight-complex="bold"/>
    </style:style>
    <style:style style:name="P55" style:family="paragraph" style:parent-style-name="Method_20_Code_20_Listing">
      <style:paragraph-properties fo:margin-left="0in" fo:margin-right="0in" fo:text-indent="0in" style:auto-text-indent="false"/>
      <style:text-properties fo:color="#3333ff" style:font-name="Liberation Sans" fo:font-size="10pt" fo:font-weight="bold" officeooo:rsid="005001b0" officeooo:paragraph-rsid="0056e5e5" style:font-size-asian="10pt" style:font-weight-asian="bold" style:font-size-complex="10pt" style:font-weight-complex="bold"/>
    </style:style>
    <style:style style:name="P56" style:family="paragraph" style:parent-style-name="Method_20_Code_20_Listing">
      <style:paragraph-properties fo:margin-left="0in" fo:margin-right="0in" fo:text-indent="0in" style:auto-text-indent="false"/>
      <style:text-properties fo:color="#3333ff" style:font-name="Liberation Sans" fo:font-size="10pt" fo:font-weight="bold" officeooo:rsid="005001b0" officeooo:paragraph-rsid="00587ed0" style:font-size-asian="10pt" style:font-weight-asian="bold" style:font-size-complex="10pt" style:font-weight-complex="bold"/>
    </style:style>
    <style:style style:name="P57" style:family="paragraph" style:parent-style-name="Method_20_Code_20_Listing">
      <style:paragraph-properties fo:margin-left="0in" fo:margin-right="0in" fo:text-indent="0in" style:auto-text-indent="false"/>
      <style:text-properties fo:color="#3333ff" style:font-name="Liberation Sans" fo:font-size="10pt" fo:font-weight="bold" officeooo:rsid="005001b0" officeooo:paragraph-rsid="005a466f" style:font-size-asian="10pt" style:font-weight-asian="bold" style:font-size-complex="10pt" style:font-weight-complex="bold"/>
    </style:style>
    <style:style style:name="P58" style:family="paragraph" style:parent-style-name="Method_20_Code_20_Listing">
      <style:paragraph-properties fo:margin-left="0in" fo:margin-right="0in" fo:text-indent="0in" style:auto-text-indent="false"/>
      <style:text-properties fo:color="#3333ff" style:font-name="Liberation Sans" fo:font-size="10pt" fo:font-weight="bold" officeooo:rsid="005001b0" officeooo:paragraph-rsid="0065db54" style:font-size-asian="10pt" style:font-weight-asian="bold" style:font-size-complex="10pt" style:font-weight-complex="bold"/>
    </style:style>
    <style:style style:name="P59" style:family="paragraph" style:parent-style-name="Method_20_Code_20_Listing">
      <style:paragraph-properties fo:margin-left="0in" fo:margin-right="0in" fo:text-indent="0in" style:auto-text-indent="false"/>
      <style:text-properties style:font-name="Liberation Sans" officeooo:rsid="0005cbac" officeooo:paragraph-rsid="003bd276"/>
    </style:style>
    <style:style style:name="P60" style:family="paragraph" style:parent-style-name="Method_20_Code_20_Listing">
      <style:paragraph-properties fo:margin-left="0in" fo:margin-right="0in" fo:text-indent="0in" style:auto-text-indent="false"/>
      <style:text-properties style:font-name="Liberation Sans" officeooo:rsid="0005cbac" officeooo:paragraph-rsid="003cc7fc"/>
    </style:style>
    <style:style style:name="P61" style:family="paragraph" style:parent-style-name="Method_20_Code_20_Listing">
      <style:paragraph-properties fo:margin-left="0in" fo:margin-right="0in" fo:text-indent="0in" style:auto-text-indent="false"/>
      <style:text-properties style:font-name="Liberation Sans" officeooo:rsid="0005cbac" officeooo:paragraph-rsid="003e347d"/>
    </style:style>
    <style:style style:name="P62" style:family="paragraph" style:parent-style-name="Method_20_Code_20_Listing">
      <style:paragraph-properties fo:margin-left="0in" fo:margin-right="0in" fo:text-indent="0in" style:auto-text-indent="false"/>
      <style:text-properties style:font-name="Liberation Sans" officeooo:rsid="0005cbac" officeooo:paragraph-rsid="003ee10b"/>
    </style:style>
    <style:style style:name="P63" style:family="paragraph" style:parent-style-name="Method_20_Code_20_Listing">
      <style:paragraph-properties fo:margin-left="0in" fo:margin-right="0in" fo:text-indent="0in" style:auto-text-indent="false"/>
      <style:text-properties style:font-name="Liberation Sans" officeooo:rsid="0005cbac" officeooo:paragraph-rsid="00428e67"/>
    </style:style>
    <style:style style:name="P64" style:family="paragraph" style:parent-style-name="Method_20_Code_20_Listing">
      <style:paragraph-properties fo:margin-left="0in" fo:margin-right="0in" fo:text-indent="0in" style:auto-text-indent="false"/>
      <style:text-properties style:font-name="Liberation Sans" officeooo:rsid="0005cbac" officeooo:paragraph-rsid="004995c1"/>
    </style:style>
    <style:style style:name="P65" style:family="paragraph" style:parent-style-name="Method_20_Code_20_Listing">
      <style:paragraph-properties fo:margin-left="0in" fo:margin-right="0in" fo:text-indent="0in" style:auto-text-indent="false"/>
      <style:text-properties style:font-name="Liberation Sans" officeooo:rsid="0005cbac" officeooo:paragraph-rsid="004c2d55"/>
    </style:style>
    <style:style style:name="P66" style:family="paragraph" style:parent-style-name="Method_20_Code_20_Listing">
      <style:paragraph-properties fo:margin-left="0in" fo:margin-right="0in" fo:text-indent="0in" style:auto-text-indent="false"/>
      <style:text-properties style:font-name="Liberation Sans" officeooo:rsid="0005cbac" officeooo:paragraph-rsid="00521cd9"/>
    </style:style>
    <style:style style:name="P67" style:family="paragraph" style:parent-style-name="Method_20_Code_20_Listing">
      <style:paragraph-properties fo:margin-left="0in" fo:margin-right="0in" fo:text-indent="0in" style:auto-text-indent="false"/>
      <style:text-properties style:font-name="Liberation Sans" officeooo:rsid="0005cbac" officeooo:paragraph-rsid="00693e1c"/>
    </style:style>
    <style:style style:name="P68" style:family="paragraph" style:parent-style-name="Method_20_Body">
      <style:paragraph-properties fo:margin-left="0in" fo:margin-right="0in" fo:text-indent="0in" style:auto-text-indent="false"/>
      <style:text-properties style:font-name="Liberation Sans"/>
    </style:style>
    <style:style style:name="P69" style:family="paragraph" style:parent-style-name="Method_20_Body">
      <style:paragraph-properties fo:margin-left="0in" fo:margin-right="0in" fo:text-indent="0in" style:auto-text-indent="false"/>
      <style:text-properties style:font-name="Liberation Sans" officeooo:rsid="0005cbac" officeooo:paragraph-rsid="0005cbac"/>
    </style:style>
    <style:style style:name="P70" style:family="paragraph" style:parent-style-name="Method_20_Body">
      <style:paragraph-properties fo:margin-left="0in" fo:margin-right="0in" fo:text-indent="0in" style:auto-text-indent="false"/>
      <style:text-properties style:font-name="Liberation Sans" officeooo:rsid="0005cbac" officeooo:paragraph-rsid="000957b8"/>
    </style:style>
    <style:style style:name="P71" style:family="paragraph" style:parent-style-name="Method_20_Body">
      <style:paragraph-properties fo:margin-left="0in" fo:margin-right="0in" fo:text-indent="0in" style:auto-text-indent="false"/>
      <style:text-properties style:font-name="Liberation Sans" officeooo:rsid="0005cbac" officeooo:paragraph-rsid="000985f1"/>
    </style:style>
    <style:style style:name="P72" style:family="paragraph" style:parent-style-name="Method_20_Body">
      <style:paragraph-properties fo:margin-left="0in" fo:margin-right="0in" fo:text-indent="0in" style:auto-text-indent="false"/>
      <style:text-properties style:font-name="Liberation Sans" officeooo:rsid="0005cbac" officeooo:paragraph-rsid="000b06c3"/>
    </style:style>
    <style:style style:name="P73" style:family="paragraph" style:parent-style-name="Method_20_Body">
      <style:paragraph-properties fo:margin-left="0in" fo:margin-right="0in" fo:text-indent="0in" style:auto-text-indent="false"/>
      <style:text-properties style:font-name="Liberation Sans" officeooo:rsid="0005cbac" officeooo:paragraph-rsid="00318173"/>
    </style:style>
    <style:style style:name="P74" style:family="paragraph" style:parent-style-name="Method_20_Body">
      <style:paragraph-properties fo:margin-left="0in" fo:margin-right="0in" fo:text-indent="0in" style:auto-text-indent="false"/>
      <style:text-properties style:font-name="Liberation Sans" officeooo:rsid="0005cbac" officeooo:paragraph-rsid="0035139e"/>
    </style:style>
    <style:style style:name="P75" style:family="paragraph" style:parent-style-name="Method_20_Body">
      <style:paragraph-properties fo:margin-left="0in" fo:margin-right="0in" fo:text-indent="0in" style:auto-text-indent="false"/>
      <style:text-properties style:font-name="Liberation Sans" officeooo:rsid="0005cbac" officeooo:paragraph-rsid="003a3075"/>
    </style:style>
    <style:style style:name="P76" style:family="paragraph" style:parent-style-name="Method_20_Body">
      <style:paragraph-properties fo:margin-left="0in" fo:margin-right="0in" fo:text-indent="0in" style:auto-text-indent="false"/>
      <style:text-properties style:font-name="Liberation Sans" officeooo:rsid="0005cbac" officeooo:paragraph-rsid="003bd276"/>
    </style:style>
    <style:style style:name="P77" style:family="paragraph" style:parent-style-name="Method_20_Body">
      <style:paragraph-properties fo:margin-left="0in" fo:margin-right="0in" fo:text-indent="0in" style:auto-text-indent="false"/>
      <style:text-properties style:font-name="Liberation Sans" officeooo:rsid="0005cbac" officeooo:paragraph-rsid="003cc7fc"/>
    </style:style>
    <style:style style:name="P78" style:family="paragraph" style:parent-style-name="Method_20_Body">
      <style:paragraph-properties fo:margin-left="0in" fo:margin-right="0in" fo:text-indent="0in" style:auto-text-indent="false"/>
      <style:text-properties style:font-name="Liberation Sans" officeooo:rsid="0005cbac" officeooo:paragraph-rsid="003e347d"/>
    </style:style>
    <style:style style:name="P79" style:family="paragraph" style:parent-style-name="Method_20_Body">
      <style:paragraph-properties fo:margin-left="0in" fo:margin-right="0in" fo:text-indent="0in" style:auto-text-indent="false"/>
      <style:text-properties style:font-name="Liberation Sans" officeooo:rsid="0005cbac" officeooo:paragraph-rsid="003ee10b"/>
    </style:style>
    <style:style style:name="P80" style:family="paragraph" style:parent-style-name="Method_20_Body">
      <style:paragraph-properties fo:margin-left="0in" fo:margin-right="0in" fo:text-indent="0in" style:auto-text-indent="false"/>
      <style:text-properties style:font-name="Liberation Sans" officeooo:rsid="0005cbac" officeooo:paragraph-rsid="00428e67"/>
    </style:style>
    <style:style style:name="P81" style:family="paragraph" style:parent-style-name="Method_20_Body">
      <style:paragraph-properties fo:margin-left="0in" fo:margin-right="0in" fo:text-indent="0in" style:auto-text-indent="false"/>
      <style:text-properties style:font-name="Liberation Sans" officeooo:rsid="0005cbac" officeooo:paragraph-rsid="004995c1"/>
    </style:style>
    <style:style style:name="P82" style:family="paragraph" style:parent-style-name="Method_20_Body">
      <style:paragraph-properties fo:margin-left="0in" fo:margin-right="0in" fo:text-indent="0in" style:auto-text-indent="false"/>
      <style:text-properties style:font-name="Liberation Sans" officeooo:rsid="0005cbac" officeooo:paragraph-rsid="004c2d55"/>
    </style:style>
    <style:style style:name="P83" style:family="paragraph" style:parent-style-name="Method_20_Body">
      <style:paragraph-properties fo:margin-left="0in" fo:margin-right="0in" fo:text-indent="0in" style:auto-text-indent="false"/>
      <style:text-properties style:font-name="Liberation Sans" officeooo:rsid="0005cbac" officeooo:paragraph-rsid="005001b0"/>
    </style:style>
    <style:style style:name="P84" style:family="paragraph" style:parent-style-name="Method_20_Body">
      <style:paragraph-properties fo:margin-left="0in" fo:margin-right="0in" fo:text-indent="0in" style:auto-text-indent="false"/>
      <style:text-properties style:font-name="Liberation Sans" officeooo:rsid="0005cbac" officeooo:paragraph-rsid="00514bed"/>
    </style:style>
    <style:style style:name="P85" style:family="paragraph" style:parent-style-name="Method_20_Body">
      <style:paragraph-properties fo:margin-left="0in" fo:margin-right="0in" fo:text-indent="0in" style:auto-text-indent="false"/>
      <style:text-properties style:font-name="Liberation Sans" officeooo:rsid="0005cbac" officeooo:paragraph-rsid="00521cd9"/>
    </style:style>
    <style:style style:name="P86" style:family="paragraph" style:parent-style-name="Method_20_Body">
      <style:paragraph-properties fo:margin-left="0in" fo:margin-right="0in" fo:text-indent="0in" style:auto-text-indent="false"/>
      <style:text-properties style:font-name="Liberation Sans" officeooo:rsid="0005cbac" officeooo:paragraph-rsid="0056e5e5"/>
    </style:style>
    <style:style style:name="P87" style:family="paragraph" style:parent-style-name="Method_20_Body">
      <style:paragraph-properties fo:margin-left="0in" fo:margin-right="0in" fo:text-indent="0in" style:auto-text-indent="false"/>
      <style:text-properties style:font-name="Liberation Sans" officeooo:rsid="0005cbac" officeooo:paragraph-rsid="00587ed0"/>
    </style:style>
    <style:style style:name="P88" style:family="paragraph" style:parent-style-name="Method_20_Body">
      <style:paragraph-properties fo:margin-left="0in" fo:margin-right="0in" fo:text-indent="0in" style:auto-text-indent="false"/>
      <style:text-properties style:font-name="Liberation Sans" officeooo:rsid="0005cbac" officeooo:paragraph-rsid="005a466f"/>
    </style:style>
    <style:style style:name="P89" style:family="paragraph" style:parent-style-name="Method_20_Body">
      <style:paragraph-properties fo:margin-left="0in" fo:margin-right="0in" fo:text-indent="0in" style:auto-text-indent="false"/>
      <style:text-properties style:font-name="Liberation Sans" officeooo:rsid="0005cbac" officeooo:paragraph-rsid="0065db54"/>
    </style:style>
    <style:style style:name="P90" style:family="paragraph" style:parent-style-name="Method_20_Body">
      <style:paragraph-properties fo:margin-left="0in" fo:margin-right="0in" fo:text-indent="0in" style:auto-text-indent="false"/>
      <style:text-properties style:font-name="Liberation Sans" officeooo:rsid="0005cbac" officeooo:paragraph-rsid="00693e1c"/>
    </style:style>
    <style:style style:name="P91" style:family="paragraph" style:parent-style-name="Method_20_Body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cbac" officeooo:paragraph-rsid="0005cbac" style:font-size-asian="14pt" style:font-weight-asian="bold" style:font-size-complex="14pt" style:font-weight-complex="bold"/>
    </style:style>
    <style:style style:name="P92" style:family="paragraph" style:parent-style-name="Method_20_Body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cbac" officeooo:paragraph-rsid="000957b8" style:font-size-asian="14pt" style:font-weight-asian="bold" style:font-size-complex="14pt" style:font-weight-complex="bold"/>
    </style:style>
    <style:style style:name="P93" style:family="paragraph" style:parent-style-name="Method_20_Body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cbac" officeooo:paragraph-rsid="000985f1" style:font-size-asian="14pt" style:font-weight-asian="bold" style:font-size-complex="14pt" style:font-weight-complex="bold"/>
    </style:style>
    <style:style style:name="P94" style:family="paragraph" style:parent-style-name="Method_20_Body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cbac" officeooo:paragraph-rsid="000b06c3" style:font-size-asian="14pt" style:font-weight-asian="bold" style:font-size-complex="14pt" style:font-weight-complex="bold"/>
    </style:style>
    <style:style style:name="P95" style:family="paragraph" style:parent-style-name="Method_20_Body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cbac" officeooo:paragraph-rsid="00318173" style:font-size-asian="14pt" style:font-weight-asian="bold" style:font-size-complex="14pt" style:font-weight-complex="bold"/>
    </style:style>
    <style:style style:name="P96" style:family="paragraph" style:parent-style-name="Method_20_Body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cbac" officeooo:paragraph-rsid="0035139e" style:font-size-asian="14pt" style:font-weight-asian="bold" style:font-size-complex="14pt" style:font-weight-complex="bold"/>
    </style:style>
    <style:style style:name="P97" style:family="paragraph" style:parent-style-name="Method_20_Body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cbac" officeooo:paragraph-rsid="003a3075" style:font-size-asian="14pt" style:font-weight-asian="bold" style:font-size-complex="14pt" style:font-weight-complex="bold"/>
    </style:style>
    <style:style style:name="P98" style:family="paragraph" style:parent-style-name="Method_20_Body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cbac" officeooo:paragraph-rsid="003bd276" style:font-size-asian="14pt" style:font-weight-asian="bold" style:font-size-complex="14pt" style:font-weight-complex="bold"/>
    </style:style>
    <style:style style:name="P99" style:family="paragraph" style:parent-style-name="Method_20_Body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cbac" officeooo:paragraph-rsid="003cc7fc" style:font-size-asian="14pt" style:font-weight-asian="bold" style:font-size-complex="14pt" style:font-weight-complex="bold"/>
    </style:style>
    <style:style style:name="P100" style:family="paragraph" style:parent-style-name="Method_20_Body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cbac" officeooo:paragraph-rsid="003e347d" style:font-size-asian="14pt" style:font-weight-asian="bold" style:font-size-complex="14pt" style:font-weight-complex="bold"/>
    </style:style>
    <style:style style:name="P101" style:family="paragraph" style:parent-style-name="Method_20_Body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cbac" officeooo:paragraph-rsid="003ee10b" style:font-size-asian="14pt" style:font-weight-asian="bold" style:font-size-complex="14pt" style:font-weight-complex="bold"/>
    </style:style>
    <style:style style:name="P102" style:family="paragraph" style:parent-style-name="Method_20_Body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cbac" officeooo:paragraph-rsid="00428e67" style:font-size-asian="14pt" style:font-weight-asian="bold" style:font-size-complex="14pt" style:font-weight-complex="bold"/>
    </style:style>
    <style:style style:name="P103" style:family="paragraph" style:parent-style-name="Method_20_Body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cbac" officeooo:paragraph-rsid="004995c1" style:font-size-asian="14pt" style:font-weight-asian="bold" style:font-size-complex="14pt" style:font-weight-complex="bold"/>
    </style:style>
    <style:style style:name="P104" style:family="paragraph" style:parent-style-name="Method_20_Body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cbac" officeooo:paragraph-rsid="004c2d55" style:font-size-asian="14pt" style:font-weight-asian="bold" style:font-size-complex="14pt" style:font-weight-complex="bold"/>
    </style:style>
    <style:style style:name="P105" style:family="paragraph" style:parent-style-name="Method_20_Body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cbac" officeooo:paragraph-rsid="005001b0" style:font-size-asian="14pt" style:font-weight-asian="bold" style:font-size-complex="14pt" style:font-weight-complex="bold"/>
    </style:style>
    <style:style style:name="P106" style:family="paragraph" style:parent-style-name="Method_20_Body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cbac" officeooo:paragraph-rsid="00514bed" style:font-size-asian="14pt" style:font-weight-asian="bold" style:font-size-complex="14pt" style:font-weight-complex="bold"/>
    </style:style>
    <style:style style:name="P107" style:family="paragraph" style:parent-style-name="Method_20_Body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cbac" officeooo:paragraph-rsid="00521cd9" style:font-size-asian="14pt" style:font-weight-asian="bold" style:font-size-complex="14pt" style:font-weight-complex="bold"/>
    </style:style>
    <style:style style:name="P108" style:family="paragraph" style:parent-style-name="Method_20_Body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cbac" officeooo:paragraph-rsid="0056e5e5" style:font-size-asian="14pt" style:font-weight-asian="bold" style:font-size-complex="14pt" style:font-weight-complex="bold"/>
    </style:style>
    <style:style style:name="P109" style:family="paragraph" style:parent-style-name="Method_20_Body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cbac" officeooo:paragraph-rsid="00587ed0" style:font-size-asian="14pt" style:font-weight-asian="bold" style:font-size-complex="14pt" style:font-weight-complex="bold"/>
    </style:style>
    <style:style style:name="P110" style:family="paragraph" style:parent-style-name="Method_20_Body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cbac" officeooo:paragraph-rsid="005a466f" style:font-size-asian="14pt" style:font-weight-asian="bold" style:font-size-complex="14pt" style:font-weight-complex="bold"/>
    </style:style>
    <style:style style:name="P111" style:family="paragraph" style:parent-style-name="Method_20_Body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cbac" officeooo:paragraph-rsid="0065db54" style:font-size-asian="14pt" style:font-weight-asian="bold" style:font-size-complex="14pt" style:font-weight-complex="bold"/>
    </style:style>
    <style:style style:name="P112" style:family="paragraph" style:parent-style-name="Method_20_Body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cbac" officeooo:paragraph-rsid="00693e1c" style:font-size-asian="14pt" style:font-weight-asian="bold" style:font-size-complex="14pt" style:font-weight-complex="bold"/>
    </style:style>
    <style:style style:name="P113" style:family="paragraph" style:parent-style-name="Method_20_Body">
      <style:paragraph-properties fo:margin-left="0in" fo:margin-right="0in" fo:text-indent="0in" style:auto-text-indent="false"/>
      <style:text-properties style:font-name="Liberation Sans" fo:font-weight="bold" officeooo:rsid="0006ec09" officeooo:paragraph-rsid="00088010" style:font-weight-asian="bold" style:font-weight-complex="bold"/>
    </style:style>
    <style:style style:name="P114" style:family="paragraph" style:parent-style-name="Method_20_Body">
      <style:paragraph-properties fo:margin-left="0in" fo:margin-right="0in" fo:text-indent="0in" style:auto-text-indent="false"/>
      <style:text-properties style:font-name="Liberation Sans" officeooo:paragraph-rsid="000957b8"/>
    </style:style>
    <style:style style:name="P115" style:family="paragraph" style:parent-style-name="Method_20_Body">
      <style:paragraph-properties fo:margin-left="0in" fo:margin-right="0in" fo:text-indent="0in" style:auto-text-indent="false"/>
      <style:text-properties style:font-name="Liberation Sans" officeooo:paragraph-rsid="000985f1"/>
    </style:style>
    <style:style style:name="P116" style:family="paragraph" style:parent-style-name="Method_20_Body">
      <style:paragraph-properties fo:margin-left="0in" fo:margin-right="0in" fo:text-indent="0in" style:auto-text-indent="false"/>
      <style:text-properties style:font-name="Liberation Sans" officeooo:paragraph-rsid="000b06c3"/>
    </style:style>
    <style:style style:name="P117" style:family="paragraph" style:parent-style-name="Method_20_Body">
      <style:paragraph-properties fo:margin-left="0in" fo:margin-right="0in" fo:text-indent="0in" style:auto-text-indent="false"/>
      <style:text-properties style:font-name="Liberation Sans" fo:font-size="11pt" style:text-underline-style="none" fo:font-weight="normal" style:font-size-asian="11pt" style:font-weight-asian="normal" style:font-size-complex="11pt" style:font-weight-complex="normal"/>
    </style:style>
    <style:style style:name="P118" style:family="paragraph" style:parent-style-name="Method_20_Body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6ec09" officeooo:paragraph-rsid="0006ec09" style:font-size-asian="11pt" style:font-weight-asian="normal" style:font-size-complex="11pt" style:font-weight-complex="normal"/>
    </style:style>
    <style:style style:name="P119" style:family="paragraph" style:parent-style-name="Method_20_Body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6ec09" officeooo:paragraph-rsid="00088010" style:font-size-asian="11pt" style:font-weight-asian="normal" style:font-size-complex="11pt" style:font-weight-complex="normal"/>
    </style:style>
    <style:style style:name="P120" style:family="paragraph" style:parent-style-name="Method_20_Body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6ec09" officeooo:paragraph-rsid="000b06c3" style:font-size-asian="11pt" style:font-weight-asian="normal" style:font-size-complex="11pt" style:font-weight-complex="normal"/>
    </style:style>
    <style:style style:name="P121" style:family="paragraph" style:parent-style-name="Method_20_Body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6ec09" officeooo:paragraph-rsid="00235143" style:font-size-asian="11pt" style:font-weight-asian="normal" style:font-size-complex="11pt" style:font-weight-complex="normal"/>
    </style:style>
    <style:style style:name="P122" style:family="paragraph" style:parent-style-name="Method_20_Body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paragraph-rsid="000b06c3" style:font-size-asian="11pt" style:font-weight-asian="normal" style:font-size-complex="11pt" style:font-weight-complex="normal"/>
    </style:style>
    <style:style style:name="P123" style:family="paragraph" style:parent-style-name="Method_20_Body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88010" officeooo:paragraph-rsid="000b06c3" style:font-size-asian="9.60000038146973pt" style:font-weight-asian="normal" style:font-size-complex="11pt" style:font-weight-complex="normal"/>
    </style:style>
    <style:style style:name="P124" style:family="paragraph" style:parent-style-name="Method_20_Body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88010" officeooo:paragraph-rsid="00318173" style:font-size-asian="9.60000038146973pt" style:font-weight-asian="normal" style:font-size-complex="11pt" style:font-weight-complex="normal"/>
    </style:style>
    <style:style style:name="P125" style:family="paragraph" style:parent-style-name="Method_20_Body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88010" officeooo:paragraph-rsid="0035139e" style:font-size-asian="9.60000038146973pt" style:font-weight-asian="normal" style:font-size-complex="11pt" style:font-weight-complex="normal"/>
    </style:style>
    <style:style style:name="P126" style:family="paragraph" style:parent-style-name="Method_20_Body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88010" officeooo:paragraph-rsid="003a3075" style:font-size-asian="9.60000038146973pt" style:font-weight-asian="normal" style:font-size-complex="11pt" style:font-weight-complex="normal"/>
    </style:style>
    <style:style style:name="P127" style:family="paragraph" style:parent-style-name="Method_20_Body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88010" officeooo:paragraph-rsid="003bd276" style:font-size-asian="9.60000038146973pt" style:font-weight-asian="normal" style:font-size-complex="11pt" style:font-weight-complex="normal"/>
    </style:style>
    <style:style style:name="P128" style:family="paragraph" style:parent-style-name="Method_20_Body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88010" officeooo:paragraph-rsid="003cc7fc" style:font-size-asian="9.60000038146973pt" style:font-weight-asian="normal" style:font-size-complex="11pt" style:font-weight-complex="normal"/>
    </style:style>
    <style:style style:name="P129" style:family="paragraph" style:parent-style-name="Method_20_Body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88010" officeooo:paragraph-rsid="003e347d" style:font-size-asian="9.60000038146973pt" style:font-weight-asian="normal" style:font-size-complex="11pt" style:font-weight-complex="normal"/>
    </style:style>
    <style:style style:name="P130" style:family="paragraph" style:parent-style-name="Method_20_Body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88010" officeooo:paragraph-rsid="003ee10b" style:font-size-asian="9.60000038146973pt" style:font-weight-asian="normal" style:font-size-complex="11pt" style:font-weight-complex="normal"/>
    </style:style>
    <style:style style:name="P131" style:family="paragraph" style:parent-style-name="Method_20_Body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88010" officeooo:paragraph-rsid="00428e67" style:font-size-asian="9.60000038146973pt" style:font-weight-asian="normal" style:font-size-complex="11pt" style:font-weight-complex="normal"/>
    </style:style>
    <style:style style:name="P132" style:family="paragraph" style:parent-style-name="Method_20_Body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88010" officeooo:paragraph-rsid="004995c1" style:font-size-asian="9.60000038146973pt" style:font-weight-asian="normal" style:font-size-complex="11pt" style:font-weight-complex="normal"/>
    </style:style>
    <style:style style:name="P133" style:family="paragraph" style:parent-style-name="Method_20_Body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88010" officeooo:paragraph-rsid="004db240" style:font-size-asian="9.60000038146973pt" style:font-weight-asian="normal" style:font-size-complex="11pt" style:font-weight-complex="normal"/>
    </style:style>
    <style:style style:name="P134" style:family="paragraph" style:parent-style-name="Method_20_Body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88010" officeooo:paragraph-rsid="005001b0" style:font-size-asian="9.60000038146973pt" style:font-weight-asian="normal" style:font-size-complex="11pt" style:font-weight-complex="normal"/>
    </style:style>
    <style:style style:name="P135" style:family="paragraph" style:parent-style-name="Method_20_Body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88010" officeooo:paragraph-rsid="00514bed" style:font-size-asian="9.60000038146973pt" style:font-weight-asian="normal" style:font-size-complex="11pt" style:font-weight-complex="normal"/>
    </style:style>
    <style:style style:name="P136" style:family="paragraph" style:parent-style-name="Method_20_Body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88010" officeooo:paragraph-rsid="00521cd9" style:font-size-asian="9.60000038146973pt" style:font-weight-asian="normal" style:font-size-complex="11pt" style:font-weight-complex="normal"/>
    </style:style>
    <style:style style:name="P137" style:family="paragraph" style:parent-style-name="Method_20_Body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88010" officeooo:paragraph-rsid="0056e5e5" style:font-size-asian="9.60000038146973pt" style:font-weight-asian="normal" style:font-size-complex="11pt" style:font-weight-complex="normal"/>
    </style:style>
    <style:style style:name="P138" style:family="paragraph" style:parent-style-name="Method_20_Body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88010" officeooo:paragraph-rsid="005a466f" style:font-size-asian="9.60000038146973pt" style:font-weight-asian="normal" style:font-size-complex="11pt" style:font-weight-complex="normal"/>
    </style:style>
    <style:style style:name="P139" style:family="paragraph" style:parent-style-name="Method_20_Body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88010" officeooo:paragraph-rsid="0065db54" style:font-size-asian="9.60000038146973pt" style:font-weight-asian="normal" style:font-size-complex="11pt" style:font-weight-complex="normal"/>
    </style:style>
    <style:style style:name="P140" style:family="paragraph" style:parent-style-name="Method_20_Body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88010" officeooo:paragraph-rsid="00693e1c" style:font-size-asian="9.60000038146973pt" style:font-weight-asian="normal" style:font-size-complex="11pt" style:font-weight-complex="normal"/>
    </style:style>
    <style:style style:name="P141" style:family="paragraph" style:parent-style-name="Method_20_Body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4db240" officeooo:paragraph-rsid="004db240" style:font-size-asian="9.60000038146973pt" style:font-weight-asian="normal" style:font-size-complex="11pt" style:font-weight-complex="normal"/>
    </style:style>
    <style:style style:name="P142" style:family="paragraph" style:parent-style-name="Method_20_Body">
      <style:paragraph-properties fo:margin-left="0in" fo:margin-right="0in" fo:text-indent="0in" style:auto-text-indent="false"/>
      <style:text-properties style:font-name="Liberation Sans" fo:font-size="11pt" style:text-underline-style="none" fo:font-weight="bold" officeooo:rsid="0006ec09" officeooo:paragraph-rsid="0006ec09" style:font-size-asian="11pt" style:font-weight-asian="bold" style:font-size-complex="11pt" style:font-weight-complex="bold"/>
    </style:style>
    <style:style style:name="P143" style:family="paragraph" style:parent-style-name="Method_20_Body">
      <style:paragraph-properties fo:margin-left="0in" fo:margin-right="0in" fo:text-indent="0in" style:auto-text-indent="false"/>
      <style:text-properties style:font-name="Liberation Sans" fo:font-size="11pt" style:text-underline-style="none" fo:font-weight="bold" officeooo:rsid="00235143" officeooo:paragraph-rsid="00235143" style:font-size-asian="11pt" style:font-weight-asian="bold" style:font-size-complex="11pt" style:font-weight-complex="bold"/>
    </style:style>
    <style:style style:name="P144" style:family="paragraph" style:parent-style-name="Method_20_Body">
      <style:paragraph-properties fo:margin-left="0in" fo:margin-right="0in" fo:text-indent="0in" style:auto-text-indent="false"/>
      <style:text-properties style:font-name="Liberation Sans" fo:font-size="11pt" style:text-underline-style="none" fo:font-weight="bold" officeooo:rsid="002dcdad" officeooo:paragraph-rsid="002dcdad" style:font-size-asian="11pt" style:font-weight-asian="bold" style:font-size-complex="11pt" style:font-weight-complex="bold"/>
    </style:style>
    <style:style style:name="P145" style:family="paragraph" style:parent-style-name="Method_20_Body">
      <style:paragraph-properties fo:margin-left="0in" fo:margin-right="0in" fo:text-indent="0in" style:auto-text-indent="false"/>
      <style:text-properties style:font-name="Liberation Sans" fo:font-size="11pt" style:text-underline-style="none" fo:font-weight="bold" officeooo:rsid="004db240" officeooo:paragraph-rsid="004db240" style:font-size-asian="9.60000038146973pt" style:font-weight-asian="bold" style:font-size-complex="11pt" style:font-weight-complex="bold"/>
    </style:style>
    <style:style style:name="P146" style:family="paragraph" style:parent-style-name="Method_20_Body">
      <style:paragraph-properties fo:margin-left="0in" fo:margin-right="0in" fo:text-indent="0in" style:auto-text-indent="false"/>
      <style:text-properties style:font-name="Liberation Sans" officeooo:paragraph-rsid="00318173"/>
    </style:style>
    <style:style style:name="P147" style:family="paragraph" style:parent-style-name="Method_20_Body">
      <style:paragraph-properties fo:margin-left="0in" fo:margin-right="0in" fo:text-indent="0in" style:auto-text-indent="false"/>
      <style:text-properties style:font-name="Liberation Sans" officeooo:paragraph-rsid="0035139e"/>
    </style:style>
    <style:style style:name="P148" style:family="paragraph" style:parent-style-name="Method_20_Body">
      <style:paragraph-properties fo:margin-left="0in" fo:margin-right="0in" fo:text-indent="0in" style:auto-text-indent="false"/>
      <style:text-properties style:font-name="Liberation Sans" officeooo:paragraph-rsid="003a3075"/>
    </style:style>
    <style:style style:name="P149" style:family="paragraph" style:parent-style-name="Method_20_Body">
      <style:paragraph-properties fo:margin-left="0in" fo:margin-right="0in" fo:text-indent="0in" style:auto-text-indent="false"/>
      <style:text-properties style:font-name="Liberation Sans" officeooo:paragraph-rsid="003bd276"/>
    </style:style>
    <style:style style:name="P150" style:family="paragraph" style:parent-style-name="Method_20_Body">
      <style:paragraph-properties fo:margin-left="0in" fo:margin-right="0in" fo:text-indent="0in" style:auto-text-indent="false"/>
      <style:text-properties style:font-name="Liberation Sans" officeooo:paragraph-rsid="003cc7fc"/>
    </style:style>
    <style:style style:name="P151" style:family="paragraph" style:parent-style-name="Method_20_Body">
      <style:paragraph-properties fo:margin-left="0in" fo:margin-right="0in" fo:text-indent="0in" style:auto-text-indent="false"/>
      <style:text-properties style:font-name="Liberation Sans" officeooo:paragraph-rsid="003e347d"/>
    </style:style>
    <style:style style:name="P152" style:family="paragraph" style:parent-style-name="Method_20_Body">
      <style:paragraph-properties fo:margin-left="0in" fo:margin-right="0in" fo:text-indent="0in" style:auto-text-indent="false"/>
      <style:text-properties style:font-name="Liberation Sans" officeooo:paragraph-rsid="003ee10b"/>
    </style:style>
    <style:style style:name="P153" style:family="paragraph" style:parent-style-name="Method_20_Body">
      <style:paragraph-properties fo:margin-left="0in" fo:margin-right="0in" fo:text-indent="0in" style:auto-text-indent="false"/>
      <style:text-properties style:font-name="Liberation Sans" officeooo:paragraph-rsid="00428e67"/>
    </style:style>
    <style:style style:name="P154" style:family="paragraph" style:parent-style-name="Method_20_Body">
      <style:paragraph-properties fo:margin-left="0in" fo:margin-right="0in" fo:text-indent="0in" style:auto-text-indent="false"/>
      <style:text-properties style:font-name="Liberation Sans" officeooo:paragraph-rsid="004995c1"/>
    </style:style>
    <style:style style:name="P155" style:family="paragraph" style:parent-style-name="Method_20_Body">
      <style:paragraph-properties fo:margin-left="0in" fo:margin-right="0in" fo:text-indent="0in" style:auto-text-indent="false"/>
      <style:text-properties style:font-name="Liberation Sans" officeooo:paragraph-rsid="004c2d55"/>
    </style:style>
    <style:style style:name="P156" style:family="paragraph" style:parent-style-name="Method_20_Body">
      <style:paragraph-properties fo:margin-left="0in" fo:margin-right="0in" fo:text-indent="0in" style:auto-text-indent="false"/>
      <style:text-properties style:font-name="Liberation Sans" officeooo:paragraph-rsid="005001b0"/>
    </style:style>
    <style:style style:name="P157" style:family="paragraph" style:parent-style-name="Method_20_Body">
      <style:paragraph-properties fo:margin-left="0in" fo:margin-right="0in" fo:text-indent="0in" style:auto-text-indent="false"/>
      <style:text-properties style:font-name="Liberation Sans" officeooo:paragraph-rsid="00514bed"/>
    </style:style>
    <style:style style:name="P158" style:family="paragraph" style:parent-style-name="Method_20_Body">
      <style:paragraph-properties fo:margin-left="0in" fo:margin-right="0in" fo:text-indent="0in" style:auto-text-indent="false"/>
      <style:text-properties style:font-name="Liberation Sans" officeooo:paragraph-rsid="00521cd9"/>
    </style:style>
    <style:style style:name="P159" style:family="paragraph" style:parent-style-name="Method_20_Body">
      <style:paragraph-properties fo:margin-left="0in" fo:margin-right="0in" fo:text-indent="0in" style:auto-text-indent="false"/>
      <style:text-properties style:font-name="Liberation Sans" officeooo:paragraph-rsid="0056e5e5"/>
    </style:style>
    <style:style style:name="P160" style:family="paragraph" style:parent-style-name="Method_20_Body">
      <style:paragraph-properties fo:margin-left="0in" fo:margin-right="0in" fo:text-indent="0in" style:auto-text-indent="false"/>
      <style:text-properties style:font-name="Liberation Sans" officeooo:paragraph-rsid="00587ed0"/>
    </style:style>
    <style:style style:name="P161" style:family="paragraph" style:parent-style-name="Method_20_Body">
      <style:paragraph-properties fo:margin-left="0in" fo:margin-right="0in" fo:text-indent="0in" style:auto-text-indent="false"/>
      <style:text-properties style:font-name="Liberation Sans" officeooo:paragraph-rsid="005a466f"/>
    </style:style>
    <style:style style:name="P162" style:family="paragraph" style:parent-style-name="Method_20_Body">
      <style:paragraph-properties fo:margin-left="0in" fo:margin-right="0in" fo:text-indent="0in" style:auto-text-indent="false"/>
      <style:text-properties style:font-name="Liberation Sans" officeooo:paragraph-rsid="0065db54"/>
    </style:style>
    <style:style style:name="P163" style:family="paragraph" style:parent-style-name="Method_20_Body">
      <style:paragraph-properties fo:margin-left="0in" fo:margin-right="0in" fo:text-indent="0in" style:auto-text-indent="false"/>
      <style:text-properties style:font-name="Liberation Sans" officeooo:paragraph-rsid="00693e1c"/>
    </style:style>
    <style:style style:name="P164" style:family="paragraph" style:parent-style-name="Method_20_Body">
      <style:paragraph-properties fo:margin-left="0in" fo:margin-right="0in" fo:text-indent="0in" style:auto-text-indent="false"/>
      <style:text-properties fo:color="#0000c0" style:font-name="Liberation Sans" fo:font-size="11pt" style:text-underline-style="none" fo:font-weight="normal" officeooo:rsid="0006ec09" officeooo:paragraph-rsid="0006ec09" fo:background-color="#ffffff" style:font-size-asian="11pt" style:font-weight-asian="normal" style:font-size-complex="11pt" style:font-weight-complex="normal"/>
    </style:style>
    <style:style style:name="P165" style:family="paragraph" style:parent-style-name="Method_20_Body">
      <style:paragraph-properties fo:margin-left="0in" fo:margin-right="0in" fo:text-indent="0in" style:auto-text-indent="false"/>
      <style:text-properties fo:color="#0000c0" style:font-name="Liberation Sans" fo:font-size="11pt" style:text-underline-style="none" fo:font-weight="normal" officeooo:rsid="0006ec09" officeooo:paragraph-rsid="00235143" fo:background-color="#ffffff" style:font-size-asian="11pt" style:font-weight-asian="normal" style:font-size-complex="11pt" style:font-weight-complex="normal"/>
    </style:style>
    <style:style style:name="P166" style:family="paragraph" style:parent-style-name="Method_20_Body">
      <style:text-properties style:font-name="Liberation Sans"/>
    </style:style>
    <style:style style:name="P167" style:family="paragraph" style:parent-style-name="Method_20_Body">
      <style:text-properties style:font-name="Liberation Sans" fo:font-size="11pt" style:font-size-asian="11pt" style:font-size-complex="11pt"/>
    </style:style>
    <style:style style:name="P168" style:family="paragraph" style:parent-style-name="Method_20_Body">
      <style:text-properties style:font-name="Liberation Sans" fo:font-size="11pt" fo:font-weight="normal" officeooo:rsid="000ff9f6" style:font-size-asian="11pt" style:font-weight-asian="normal" style:font-size-complex="11pt" style:font-weight-complex="normal"/>
    </style:style>
    <style:style style:name="P169" style:family="paragraph" style:parent-style-name="Method_20_Body">
      <style:text-properties style:font-name="Liberation Sans" fo:font-size="11pt" fo:font-weight="normal" officeooo:rsid="000ff9f6" officeooo:paragraph-rsid="000ff9f6" style:font-size-asian="11pt" style:font-weight-asian="normal" style:font-size-complex="11pt" style:font-weight-complex="normal"/>
    </style:style>
    <style:style style:name="P170" style:family="paragraph" style:parent-style-name="Method_20_Body">
      <style:text-properties style:font-name="Liberation Sans" fo:font-size="11pt" fo:font-weight="normal" officeooo:rsid="0024b72c" officeooo:paragraph-rsid="0024b72c" style:font-size-asian="11pt" style:font-weight-asian="normal" style:font-size-complex="11pt" style:font-weight-complex="normal"/>
    </style:style>
    <style:style style:name="P171" style:family="paragraph" style:parent-style-name="Method_20_Body">
      <style:text-properties style:font-name="Liberation Sans" fo:font-size="11pt" fo:font-weight="normal" officeooo:rsid="0011de68" officeooo:paragraph-rsid="0011de68" style:font-size-asian="9.60000038146973pt" style:font-weight-asian="normal" style:font-size-complex="11pt" style:font-weight-complex="normal"/>
    </style:style>
    <style:style style:name="P172" style:family="paragraph" style:parent-style-name="Method_20_Body">
      <style:text-properties fo:font-size="11pt" fo:font-weight="normal" officeooo:rsid="000ff9f6" officeooo:paragraph-rsid="000ff9f6" style:font-size-asian="9.60000038146973pt" style:font-weight-asian="normal" style:font-size-complex="11pt" style:font-weight-complex="normal"/>
    </style:style>
    <style:style style:name="P173" style:family="paragraph" style:parent-style-name="Method_20_Body">
      <style:paragraph-properties fo:margin-left="0.4925in" fo:margin-right="0in" fo:text-indent="0in" style:auto-text-indent="false"/>
      <style:text-properties style:font-name="Liberation Sans" officeooo:rsid="0006ec09" officeooo:paragraph-rsid="0006ec09"/>
    </style:style>
    <style:style style:name="P174" style:family="paragraph" style:parent-style-name="Method_20_Body">
      <style:paragraph-properties fo:margin-left="0.4925in" fo:margin-right="0in" fo:text-indent="0in" style:auto-text-indent="false"/>
      <style:text-properties style:font-name="Liberation Sans" officeooo:rsid="0006ec09" officeooo:paragraph-rsid="00088010"/>
    </style:style>
    <style:style style:name="P175" style:family="paragraph" style:parent-style-name="Method_20_Body">
      <style:paragraph-properties fo:margin-left="0.4925in" fo:margin-right="0in" fo:text-indent="0in" style:auto-text-indent="false"/>
      <style:text-properties style:font-name="Liberation Sans" officeooo:rsid="0006ec09" officeooo:paragraph-rsid="00235143"/>
    </style:style>
    <style:style style:name="P176" style:family="paragraph" style:parent-style-name="Method_20_Body">
      <style:paragraph-properties fo:margin-left="0.4925in" fo:margin-right="0in" fo:text-indent="0in" style:auto-text-indent="false"/>
      <style:text-properties style:font-name="Liberation Sans" fo:font-size="11pt" style:text-underline-style="none" fo:font-weight="normal" officeooo:rsid="0005fae5" officeooo:paragraph-rsid="0006ec09" style:font-size-asian="11pt" style:font-weight-asian="normal" style:font-size-complex="11pt" style:font-weight-complex="normal"/>
    </style:style>
    <style:style style:name="P177" style:family="paragraph" style:parent-style-name="Method_20_Body">
      <style:paragraph-properties fo:margin-left="0.4925in" fo:margin-right="0in" fo:text-indent="0in" style:auto-text-indent="false"/>
      <style:text-properties style:font-name="Liberation Sans" fo:font-size="11pt" style:text-underline-style="none" fo:font-weight="normal" officeooo:rsid="000957b8" officeooo:paragraph-rsid="000b06c3" style:font-size-asian="11pt" style:font-weight-asian="normal" style:font-size-complex="11pt" style:font-weight-complex="normal"/>
    </style:style>
    <style:style style:name="P178" style:family="paragraph" style:parent-style-name="Method_20_Body">
      <style:paragraph-properties fo:margin-left="0.4925in" fo:margin-right="0in" fo:text-indent="0in" style:auto-text-indent="false"/>
      <style:text-properties style:font-name="Liberation Sans" fo:font-size="11pt" style:text-underline-style="none" fo:font-weight="normal" officeooo:rsid="000957b8" officeooo:paragraph-rsid="002b16a3" style:font-size-asian="11pt" style:font-weight-asian="normal" style:font-size-complex="11pt" style:font-weight-complex="normal"/>
    </style:style>
    <style:style style:name="P179" style:family="paragraph" style:parent-style-name="Method_20_Body">
      <style:paragraph-properties fo:margin-left="0.4925in" fo:margin-right="0in" fo:text-indent="0in" style:auto-text-indent="false"/>
      <style:text-properties style:font-name="Liberation Sans" officeooo:rsid="0005fae5" officeooo:paragraph-rsid="006cc645"/>
    </style:style>
    <style:style style:name="P180" style:family="paragraph" style:parent-style-name="Method_20_Body">
      <style:paragraph-properties fo:margin-left="0.4925in" fo:margin-right="0in" fo:text-indent="0in" style:auto-text-indent="false"/>
      <style:text-properties officeooo:rsid="0005fae5" officeooo:paragraph-rsid="006cc645"/>
    </style:style>
    <style:style style:name="P181" style:family="paragraph" style:parent-style-name="Coding_20_Body">
      <style:text-properties style:font-name="Liberation Sans"/>
    </style:style>
    <style:style style:name="P182" style:family="paragraph" style:parent-style-name="Coding_20_Body">
      <style:text-properties style:font-name="Liberation Sans" fo:font-size="11pt" style:font-size-asian="11pt" style:font-size-complex="11pt"/>
    </style:style>
    <style:style style:name="P183" style:family="paragraph" style:parent-style-name="Coding_20_Body">
      <style:paragraph-properties fo:margin-left="0.5in" fo:margin-right="0in" fo:text-indent="0in" style:auto-text-indent="false"/>
    </style:style>
    <style:style style:name="P184" style:family="paragraph" style:parent-style-name="Coding_20_Body">
      <style:paragraph-properties fo:margin-left="0.5in" fo:margin-right="0in" fo:text-indent="0in" style:auto-text-indent="false"/>
      <style:text-properties officeooo:paragraph-rsid="000c5972"/>
    </style:style>
    <style:style style:name="P185" style:family="paragraph" style:parent-style-name="Coding_20_Body">
      <style:paragraph-properties fo:margin-left="0.5in" fo:margin-right="0in" fo:text-indent="0in" style:auto-text-indent="false"/>
      <style:text-properties fo:color="#3333ff" style:font-name="Liberation Sans" fo:font-size="11pt" fo:font-weight="normal" officeooo:rsid="00193e8d" officeooo:paragraph-rsid="00193e8d" style:font-size-asian="11pt" style:font-weight-asian="normal" style:font-size-complex="11pt" style:font-weight-complex="normal"/>
    </style:style>
    <style:style style:name="P186" style:family="paragraph" style:parent-style-name="Coding_20_Body">
      <style:paragraph-properties fo:margin-left="0.5in" fo:margin-right="0in" fo:text-indent="0in" style:auto-text-indent="false"/>
      <style:text-properties fo:color="#3333ff" style:font-name="Liberation Sans" fo:font-size="11pt" fo:font-weight="normal" officeooo:rsid="00199ef8" officeooo:paragraph-rsid="00199ef8" style:font-size-asian="11pt" style:font-weight-asian="normal" style:font-size-complex="11pt" style:font-weight-complex="normal"/>
    </style:style>
    <style:style style:name="P187" style:family="paragraph" style:parent-style-name="Coding_20_Body">
      <style:paragraph-properties fo:margin-left="0.5in" fo:margin-right="0in" fo:text-indent="0in" style:auto-text-indent="false"/>
      <style:text-properties fo:color="#3333ff" style:font-name="Liberation Sans" fo:font-size="11pt" fo:font-weight="normal" officeooo:rsid="00695f58" officeooo:paragraph-rsid="00695f58" style:font-size-asian="11pt" style:font-weight-asian="normal" style:font-size-complex="11pt" style:font-weight-complex="normal"/>
    </style:style>
    <style:style style:name="P188" style:family="paragraph" style:parent-style-name="Coding_20_Body">
      <style:paragraph-properties fo:margin-left="0.5in" fo:margin-right="0in" fo:text-indent="0in" style:auto-text-indent="false"/>
      <style:text-properties style:font-name="Liberation Sans" fo:font-size="11pt" fo:font-weight="normal" officeooo:paragraph-rsid="000c5972" style:font-size-asian="11pt" style:font-weight-asian="normal" style:font-size-complex="11pt" style:font-weight-complex="normal"/>
    </style:style>
    <style:style style:name="P189" style:family="paragraph" style:parent-style-name="Coding_20_Body">
      <style:paragraph-properties fo:margin-left="0.5in" fo:margin-right="0in" fo:text-indent="0in" style:auto-text-indent="false"/>
      <style:text-properties style:font-name="Liberation Sans" fo:font-size="11pt" fo:font-weight="normal" officeooo:rsid="001784c6" officeooo:paragraph-rsid="001784c6" style:font-size-asian="11pt" style:font-weight-asian="normal" style:font-size-complex="11pt" style:font-weight-complex="normal"/>
    </style:style>
    <style:style style:name="P190" style:family="paragraph" style:parent-style-name="Method_20_Body">
      <style:paragraph-properties fo:margin-left="0.5in" fo:margin-right="0in" fo:text-indent="0in" style:auto-text-indent="false"/>
      <style:text-properties style:font-name="Liberation Sans" fo:font-size="11pt" style:text-underline-style="none" fo:font-weight="normal" officeooo:rsid="00376183" officeooo:paragraph-rsid="00376183" style:font-size-asian="9.60000038146973pt" style:font-weight-asian="normal" style:font-size-complex="11pt" style:font-weight-complex="normal"/>
    </style:style>
    <style:style style:name="P191" style:family="paragraph" style:parent-style-name="Method_20_Body">
      <style:paragraph-properties fo:margin-left="0.5in" fo:margin-right="0in" fo:text-indent="0in" style:auto-text-indent="false"/>
      <style:text-properties style:font-name="Liberation Sans" fo:font-size="11pt" style:text-underline-style="none" fo:font-weight="normal" officeooo:rsid="00376183" officeooo:paragraph-rsid="003a3075" style:font-size-asian="9.60000038146973pt" style:font-weight-asian="normal" style:font-size-complex="11pt" style:font-weight-complex="normal"/>
    </style:style>
    <style:style style:name="P192" style:family="paragraph" style:parent-style-name="Method_20_Body">
      <style:paragraph-properties fo:margin-left="0.5in" fo:margin-right="0in" fo:text-indent="0in" style:auto-text-indent="false"/>
      <style:text-properties style:font-name="Liberation Sans" fo:font-size="11pt" style:text-underline-style="none" fo:font-weight="normal" officeooo:rsid="00376183" officeooo:paragraph-rsid="003bd276" style:font-size-asian="9.60000038146973pt" style:font-weight-asian="normal" style:font-size-complex="11pt" style:font-weight-complex="normal"/>
    </style:style>
    <style:style style:name="P193" style:family="paragraph" style:parent-style-name="Method_20_Body">
      <style:paragraph-properties fo:margin-left="0.5in" fo:margin-right="0in" fo:text-indent="0in" style:auto-text-indent="false"/>
      <style:text-properties style:font-name="Liberation Sans" fo:font-size="11pt" style:text-underline-style="none" fo:font-weight="normal" officeooo:rsid="00376183" officeooo:paragraph-rsid="003cc7fc" style:font-size-asian="9.60000038146973pt" style:font-weight-asian="normal" style:font-size-complex="11pt" style:font-weight-complex="normal"/>
    </style:style>
    <style:style style:name="P194" style:family="paragraph" style:parent-style-name="Method_20_Body">
      <style:paragraph-properties fo:margin-left="0.5in" fo:margin-right="0in" fo:text-indent="0in" style:auto-text-indent="false"/>
      <style:text-properties style:font-name="Liberation Sans" fo:font-size="11pt" style:text-underline-style="none" fo:font-weight="normal" officeooo:rsid="00376183" officeooo:paragraph-rsid="003e347d" style:font-size-asian="9.60000038146973pt" style:font-weight-asian="normal" style:font-size-complex="11pt" style:font-weight-complex="normal"/>
    </style:style>
    <style:style style:name="P195" style:family="paragraph" style:parent-style-name="Method_20_Body">
      <style:paragraph-properties fo:margin-left="0.5in" fo:margin-right="0in" fo:text-indent="0in" style:auto-text-indent="false"/>
      <style:text-properties style:font-name="Liberation Sans" fo:font-size="11pt" style:text-underline-style="none" fo:font-weight="normal" officeooo:rsid="00376183" officeooo:paragraph-rsid="003ee10b" style:font-size-asian="9.60000038146973pt" style:font-weight-asian="normal" style:font-size-complex="11pt" style:font-weight-complex="normal"/>
    </style:style>
    <style:style style:name="P196" style:family="paragraph" style:parent-style-name="Method_20_Body">
      <style:paragraph-properties fo:margin-left="0.5in" fo:margin-right="0in" fo:text-indent="0in" style:auto-text-indent="false"/>
      <style:text-properties style:font-name="Liberation Sans" fo:font-size="11pt" style:text-underline-style="none" fo:font-weight="normal" officeooo:rsid="00376183" officeooo:paragraph-rsid="00428e67" style:font-size-asian="9.60000038146973pt" style:font-weight-asian="normal" style:font-size-complex="11pt" style:font-weight-complex="normal"/>
    </style:style>
    <style:style style:name="P197" style:family="paragraph" style:parent-style-name="Method_20_Body">
      <style:paragraph-properties fo:margin-left="0.5in" fo:margin-right="0in" fo:text-indent="0in" style:auto-text-indent="false"/>
      <style:text-properties style:font-name="Liberation Sans" fo:font-size="11pt" style:text-underline-style="none" fo:font-weight="normal" officeooo:rsid="00376183" officeooo:paragraph-rsid="004995c1" style:font-size-asian="9.60000038146973pt" style:font-weight-asian="normal" style:font-size-complex="11pt" style:font-weight-complex="normal"/>
    </style:style>
    <style:style style:name="P198" style:family="paragraph" style:parent-style-name="Method_20_Body">
      <style:paragraph-properties fo:margin-left="0.5in" fo:margin-right="0in" fo:text-indent="0in" style:auto-text-indent="false"/>
      <style:text-properties style:font-name="Liberation Sans" fo:font-size="11pt" style:text-underline-style="none" fo:font-weight="normal" officeooo:rsid="00376183" officeooo:paragraph-rsid="004db240" style:font-size-asian="9.60000038146973pt" style:font-weight-asian="normal" style:font-size-complex="11pt" style:font-weight-complex="normal"/>
    </style:style>
    <style:style style:name="P199" style:family="paragraph" style:parent-style-name="Method_20_Body">
      <style:paragraph-properties fo:margin-left="0.5in" fo:margin-right="0in" fo:text-indent="0in" style:auto-text-indent="false"/>
      <style:text-properties style:font-name="Liberation Sans" fo:font-size="11pt" style:text-underline-style="none" fo:font-weight="normal" officeooo:rsid="00376183" officeooo:paragraph-rsid="005001b0" style:font-size-asian="9.60000038146973pt" style:font-weight-asian="normal" style:font-size-complex="11pt" style:font-weight-complex="normal"/>
    </style:style>
    <style:style style:name="P200" style:family="paragraph" style:parent-style-name="Method_20_Body">
      <style:paragraph-properties fo:margin-left="0.5in" fo:margin-right="0in" fo:text-indent="0in" style:auto-text-indent="false"/>
      <style:text-properties style:font-name="Liberation Sans" fo:font-size="11pt" style:text-underline-style="none" fo:font-weight="normal" officeooo:rsid="00376183" officeooo:paragraph-rsid="00514bed" style:font-size-asian="9.60000038146973pt" style:font-weight-asian="normal" style:font-size-complex="11pt" style:font-weight-complex="normal"/>
    </style:style>
    <style:style style:name="P201" style:family="paragraph" style:parent-style-name="Method_20_Body">
      <style:paragraph-properties fo:margin-left="0.5in" fo:margin-right="0in" fo:text-indent="0in" style:auto-text-indent="false"/>
      <style:text-properties style:font-name="Liberation Sans" fo:font-size="11pt" style:text-underline-style="none" fo:font-weight="normal" officeooo:rsid="00376183" officeooo:paragraph-rsid="00521cd9" style:font-size-asian="9.60000038146973pt" style:font-weight-asian="normal" style:font-size-complex="11pt" style:font-weight-complex="normal"/>
    </style:style>
    <style:style style:name="P202" style:family="paragraph" style:parent-style-name="Method_20_Body">
      <style:paragraph-properties fo:margin-left="0.5in" fo:margin-right="0in" fo:text-indent="0in" style:auto-text-indent="false"/>
      <style:text-properties style:font-name="Liberation Sans" fo:font-size="11pt" style:text-underline-style="none" fo:font-weight="normal" officeooo:rsid="00376183" officeooo:paragraph-rsid="0056e5e5" style:font-size-asian="9.60000038146973pt" style:font-weight-asian="normal" style:font-size-complex="11pt" style:font-weight-complex="normal"/>
    </style:style>
    <style:style style:name="P203" style:family="paragraph" style:parent-style-name="Method_20_Body">
      <style:paragraph-properties fo:margin-left="0.5in" fo:margin-right="0in" fo:text-indent="0in" style:auto-text-indent="false"/>
      <style:text-properties style:font-name="Liberation Sans" fo:font-size="11pt" style:text-underline-style="none" fo:font-weight="normal" officeooo:rsid="00376183" officeooo:paragraph-rsid="005a466f" style:font-size-asian="9.60000038146973pt" style:font-weight-asian="normal" style:font-size-complex="11pt" style:font-weight-complex="normal"/>
    </style:style>
    <style:style style:name="P204" style:family="paragraph" style:parent-style-name="Method_20_Body">
      <style:paragraph-properties fo:margin-left="0.5in" fo:margin-right="0in" fo:text-indent="0in" style:auto-text-indent="false"/>
      <style:text-properties style:font-name="Liberation Sans" fo:font-size="11pt" style:text-underline-style="none" fo:font-weight="normal" officeooo:rsid="00376183" officeooo:paragraph-rsid="00693e1c" style:font-size-asian="9.60000038146973pt" style:font-weight-asian="normal" style:font-size-complex="11pt" style:font-weight-complex="normal"/>
    </style:style>
    <style:style style:name="P205" style:family="paragraph" style:parent-style-name="Method_20_Body">
      <style:paragraph-properties fo:margin-left="0.5in" fo:margin-right="0in" fo:text-indent="0in" style:auto-text-indent="false"/>
      <style:text-properties style:font-name="Liberation Sans" fo:font-size="11pt" style:text-underline-style="none" fo:font-weight="normal" officeooo:rsid="004995c1" officeooo:paragraph-rsid="004995c1" style:font-size-asian="9.60000038146973pt" style:font-weight-asian="normal" style:font-size-complex="11pt" style:font-weight-complex="normal"/>
    </style:style>
    <style:style style:name="P206" style:family="paragraph" style:parent-style-name="Method_20_Body">
      <style:paragraph-properties fo:margin-left="0.5in" fo:margin-right="0in" fo:text-indent="0in" style:auto-text-indent="false"/>
      <style:text-properties style:font-name="Liberation Sans" fo:font-size="11pt" style:text-underline-style="none" fo:font-weight="normal" officeooo:rsid="004db240" officeooo:paragraph-rsid="004db240" style:font-size-asian="9.60000038146973pt" style:font-weight-asian="normal" style:font-size-complex="11pt" style:font-weight-complex="normal"/>
    </style:style>
    <style:style style:name="P207" style:family="paragraph" style:parent-style-name="Method_20_Body">
      <style:paragraph-properties fo:margin-left="0.5in" fo:margin-right="0in" fo:text-indent="0in" style:auto-text-indent="false"/>
      <style:text-properties style:font-name="Liberation Sans" fo:font-size="11pt" style:text-underline-style="none" fo:font-weight="normal" officeooo:rsid="00512116" officeooo:paragraph-rsid="005a466f" style:font-size-asian="9.60000038146973pt" style:font-weight-asian="normal" style:font-size-complex="11pt" style:font-weight-complex="normal"/>
    </style:style>
    <style:style style:name="P208" style:family="paragraph" style:parent-style-name="Class_20_Description">
      <style:text-properties style:font-name="Liberation Sans" fo:font-size="16pt" style:text-underline-style="solid" style:text-underline-width="auto" style:text-underline-color="font-color" fo:font-weight="bold" officeooo:rsid="0003bddd" officeooo:paragraph-rsid="0003bddd" style:font-size-asian="16pt" style:font-weight-asian="bold" style:font-size-complex="16pt" style:font-weight-complex="bold"/>
    </style:style>
    <style:style style:name="P209" style:family="paragraph" style:parent-style-name="Class_20_Description">
      <style:text-properties style:font-name="Liberation Sans" fo:font-size="16pt" style:text-underline-style="solid" style:text-underline-width="auto" style:text-underline-color="font-color" fo:font-weight="bold" officeooo:rsid="000b6d23" officeooo:paragraph-rsid="000b6d23" style:font-size-asian="16pt" style:font-weight-asian="bold" style:font-size-complex="16pt" style:font-weight-complex="bold"/>
    </style:style>
    <style:style style:name="P210" style:family="paragraph" style:parent-style-name="Class_20_Description">
      <style:text-properties style:font-name="Liberation Sans" officeooo:rsid="0003bddd" officeooo:paragraph-rsid="0003bddd"/>
    </style:style>
    <style:style style:name="P211" style:family="paragraph" style:parent-style-name="Class_20_Description">
      <style:text-properties style:font-name="Liberation Sans" officeooo:rsid="000c5972" officeooo:paragraph-rsid="000c5972"/>
    </style:style>
    <style:style style:name="P212" style:family="paragraph" style:parent-style-name="Class_20_Description">
      <style:text-properties style:font-name="Liberation Sans" officeooo:rsid="000b6d23" officeooo:paragraph-rsid="000b6d23"/>
    </style:style>
    <style:style style:name="P213" style:family="paragraph" style:parent-style-name="Class_20_Description">
      <style:text-properties style:font-name="Liberation Sans" officeooo:rsid="001600bc" officeooo:paragraph-rsid="001600bc"/>
    </style:style>
    <style:style style:name="P214" style:family="paragraph" style:parent-style-name="Standard">
      <style:paragraph-properties fo:break-before="page"/>
      <style:text-properties fo:color="#0000ff" style:font-name="Liberation Sans" fo:font-size="16pt" style:text-underline-style="solid" style:text-underline-width="auto" style:text-underline-color="font-color" fo:font-weight="bold" officeooo:rsid="00041a83" officeooo:paragraph-rsid="000490ad" style:font-size-asian="16pt" style:font-weight-asian="bold" style:font-size-complex="16pt" style:font-weight-complex="bold"/>
    </style:style>
    <style:style style:name="P215" style:family="paragraph" style:parent-style-name="Standard">
      <style:paragraph-properties fo:margin-left="0.5in" fo:margin-right="0in" fo:text-indent="0in" style:auto-text-indent="false"/>
      <style:text-properties style:font-name="Liberation Sans" fo:font-size="11pt" style:text-underline-style="none" fo:font-weight="normal" officeooo:rsid="00088010" officeooo:paragraph-rsid="0070d3bc" style:font-size-asian="9.60000038146973pt" style:font-weight-asian="normal" style:font-size-complex="11pt" style:font-weight-complex="normal"/>
    </style:style>
    <style:style style:name="P216" style:family="paragraph" style:parent-style-name="Class_20_Title"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217" style:family="paragraph" style:parent-style-name="Method_20_Title">
      <style:paragraph-properties fo:break-before="page"/>
      <style:text-properties style:font-name="Liberation Sans" fo:font-size="16pt" style:text-underline-style="none" style:font-size-asian="16pt" style:font-size-complex="16pt"/>
    </style:style>
    <style:style style:name="P218" style:family="paragraph" style:parent-style-name="Method_20_Title">
      <style:paragraph-properties fo:break-before="page"/>
      <style:text-properties style:font-name="Liberation Sans" fo:font-size="16pt" officeooo:paragraph-rsid="000490ad" style:font-size-asian="16pt" style:font-size-complex="16pt"/>
    </style:style>
    <style:style style:name="P219" style:family="paragraph" style:parent-style-name="Method_20_Title">
      <style:paragraph-properties fo:break-before="page"/>
      <style:text-properties style:font-name="Liberation Sans" fo:font-size="16pt" officeooo:rsid="000b06c3" style:font-size-asian="16pt" style:font-size-complex="16pt"/>
    </style:style>
    <style:style style:name="P220" style:family="paragraph" style:parent-style-name="Method_20_Title">
      <style:paragraph-properties fo:margin-left="0in" fo:margin-right="0in" fo:text-indent="0in" style:auto-text-indent="false"/>
      <style:text-properties style:font-name="Liberation Sans" style:text-underline-style="none" fo:font-weight="normal" officeooo:rsid="00693e1c" officeooo:paragraph-rsid="00693e1c" style:font-weight-asian="normal" style:font-weight-complex="normal"/>
    </style:style>
    <style:style style:name="P221" style:family="paragraph" style:parent-style-name="Method_20_Title">
      <style:paragraph-properties fo:margin-left="0in" fo:margin-right="0in" fo:text-indent="0in" style:auto-text-indent="false"/>
      <style:text-properties fo:color="#000080" style:font-name="Liberation Sans" style:text-underline-style="none" fo:font-weight="normal" officeooo:rsid="00693e1c" officeooo:paragraph-rsid="00693e1c" style:font-weight-asian="normal" style:font-weight-complex="normal"/>
    </style:style>
    <style:style style:name="P222" style:family="paragraph" style:parent-style-name="Method_20_Body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paragraph-rsid="000985f1" style:font-size-asian="11pt" style:font-weight-asian="normal" style:font-size-complex="11pt" style:font-weight-complex="normal"/>
    </style:style>
    <style:style style:name="P223" style:family="paragraph" style:parent-style-name="Method_20_Body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70d3bc" officeooo:paragraph-rsid="0070d3bc" style:font-size-asian="11pt" style:font-weight-asian="normal" style:font-size-complex="11pt" style:font-weight-complex="normal"/>
    </style:style>
    <style:style style:name="P224" style:family="paragraph" style:parent-style-name="Method_20_Body">
      <style:paragraph-properties fo:margin-left="0in" fo:margin-right="0in" fo:text-indent="0in" style:auto-text-indent="false"/>
      <style:text-properties style:font-name="Liberation Sans" fo:font-size="13pt" style:text-underline-style="none" fo:font-weight="bold" officeooo:rsid="0070d3bc" officeooo:paragraph-rsid="0070d3bc" style:font-size-asian="13pt" style:font-weight-asian="bold" style:font-size-complex="13pt" style:font-weight-complex="bold"/>
    </style:style>
    <style:style style:name="P225" style:family="paragraph" style:parent-style-name="Method_20_Body">
      <style:paragraph-properties fo:margin-left="0.5in" fo:margin-right="0in" fo:text-indent="0in" style:auto-text-indent="false"/>
      <style:text-properties style:font-name="Liberation Sans" fo:font-size="11pt" style:text-underline-style="none" fo:font-weight="normal" officeooo:rsid="0070d3bc" officeooo:paragraph-rsid="0070d3bc" style:font-size-asian="11pt" style:font-weight-asian="normal" style:font-size-complex="11pt" style:font-weight-complex="normal"/>
    </style:style>
    <style:style style:name="P226" style:family="paragraph" style:parent-style-name="Method_20_Listing_20_Title">
      <style:text-properties style:font-name="Liberation Sans" fo:font-size="11pt" fo:font-weight="normal" officeooo:rsid="00088010" officeooo:paragraph-rsid="00235143" style:font-size-asian="9.60000038146973pt" style:font-weight-asian="normal" style:font-size-complex="11pt" style:font-weight-complex="normal"/>
    </style:style>
    <style:style style:name="P227" style:family="paragraph" style:parent-style-name="Method_20_Listing_20_Title">
      <style:text-properties style:font-name="Liberation Sans" fo:font-size="11pt" fo:font-weight="normal" officeooo:rsid="00088010" officeooo:paragraph-rsid="000957b8" style:font-size-asian="9.60000038146973pt" style:font-weight-asian="normal" style:font-size-complex="11pt" style:font-weight-complex="normal"/>
    </style:style>
    <style:style style:name="P228" style:family="paragraph" style:parent-style-name="Method_20_Listing_20_Title" style:list-style-name="">
      <style:text-properties style:font-name="Liberation Sans" officeooo:paragraph-rsid="000490ad"/>
    </style:style>
    <style:style style:name="P229" style:family="paragraph" style:parent-style-name="Method_20_Listing_20_Title">
      <style:paragraph-properties fo:margin-left="0in" fo:margin-right="0in" fo:line-height="150%" fo:text-indent="0in" style:auto-text-indent="false"/>
      <style:text-properties style:font-name="Liberation Sans" fo:font-size="11pt" fo:font-weight="normal" officeooo:rsid="000490ad" officeooo:paragraph-rsid="000490ad" style:font-size-asian="9.60000038146973pt" style:font-weight-asian="normal" style:font-size-complex="11pt" style:font-weight-complex="normal"/>
    </style:style>
    <style:style style:name="P230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fo:font-weight="normal" officeooo:rsid="000490ad" officeooo:paragraph-rsid="006cc645" style:font-size-asian="9.60000038146973pt" style:font-weight-asian="normal" style:font-size-complex="11pt" style:font-weight-complex="normal"/>
    </style:style>
    <style:style style:name="P231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fo:font-weight="normal" officeooo:rsid="000490ad" officeooo:paragraph-rsid="0005fae5" style:font-size-asian="9.60000038146973pt" style:font-weight-asian="normal" style:font-size-complex="11pt" style:font-weight-complex="normal"/>
    </style:style>
    <style:style style:name="P232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fo:font-weight="normal" officeooo:rsid="000490ad" officeooo:paragraph-rsid="000957b8" style:font-size-asian="9.60000038146973pt" style:font-weight-asian="normal" style:font-size-complex="11pt" style:font-weight-complex="normal"/>
    </style:style>
    <style:style style:name="P233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fo:font-weight="normal" officeooo:rsid="000490ad" officeooo:paragraph-rsid="002b7879" style:font-size-asian="9.60000038146973pt" style:font-weight-asian="normal" style:font-size-complex="11pt" style:font-weight-complex="normal"/>
    </style:style>
    <style:style style:name="P234" style:family="paragraph" style:parent-style-name="Method_20_Listing_20_Title">
      <style:paragraph-properties fo:margin-left="0in" fo:margin-right="0in" fo:line-height="150%" fo:text-indent="0in" style:auto-text-indent="false"/>
      <style:text-properties style:font-name="Liberation Sans" fo:font-size="11pt" fo:font-weight="normal" officeooo:rsid="000b06c3" officeooo:paragraph-rsid="000b06c3" style:font-size-asian="9.60000038146973pt" style:font-weight-asian="normal" style:font-size-complex="11pt" style:font-weight-complex="normal"/>
    </style:style>
    <style:style style:name="P235" style:family="paragraph" style:parent-style-name="Method_20_Listing_20_Title">
      <style:paragraph-properties fo:margin-left="0in" fo:margin-right="0in" fo:line-height="150%" fo:text-indent="0in" style:auto-text-indent="false"/>
      <style:text-properties style:font-name="Liberation Sans" fo:font-size="11pt" fo:font-weight="normal" officeooo:rsid="000b06c3" officeooo:paragraph-rsid="001b34f4" style:font-size-asian="9.60000038146973pt" style:font-weight-asian="normal" style:font-size-complex="11pt" style:font-weight-complex="normal"/>
    </style:style>
    <style:style style:name="P236" style:family="paragraph" style:parent-style-name="Method_20_Listing_20_Title">
      <style:paragraph-properties fo:margin-left="0in" fo:margin-right="0in" fo:line-height="150%" fo:text-indent="0in" style:auto-text-indent="false"/>
      <style:text-properties style:font-name="Liberation Sans" fo:font-size="11pt" fo:font-weight="normal" officeooo:rsid="000b06c3" officeooo:paragraph-rsid="001fca38" style:font-size-asian="9.60000038146973pt" style:font-weight-asian="normal" style:font-size-complex="11pt" style:font-weight-complex="normal"/>
    </style:style>
    <style:style style:name="P237" style:family="paragraph" style:parent-style-name="Method_20_Listing_20_Title">
      <style:paragraph-properties fo:margin-left="0in" fo:margin-right="0in" fo:line-height="150%" fo:text-indent="0in" style:auto-text-indent="false"/>
      <style:text-properties style:font-name="Liberation Sans" fo:font-size="11pt" fo:font-weight="normal" officeooo:rsid="000b06c3" officeooo:paragraph-rsid="001c49d9" style:font-size-asian="9.60000038146973pt" style:font-weight-asian="normal" style:font-size-complex="11pt" style:font-weight-complex="normal"/>
    </style:style>
    <style:style style:name="P238" style:family="paragraph" style:parent-style-name="Method_20_Listing_20_Title">
      <style:paragraph-properties fo:margin-left="0in" fo:margin-right="0in" fo:line-height="150%" fo:text-indent="0in" style:auto-text-indent="false"/>
      <style:text-properties style:font-name="Liberation Sans" fo:font-size="11pt" fo:font-weight="normal" officeooo:rsid="000b06c3" officeooo:paragraph-rsid="001d44b9" style:font-size-asian="9.60000038146973pt" style:font-weight-asian="normal" style:font-size-complex="11pt" style:font-weight-complex="normal"/>
    </style:style>
    <style:style style:name="P239" style:family="paragraph" style:parent-style-name="Method_20_Listing_20_Title">
      <style:paragraph-properties fo:margin-left="0in" fo:margin-right="0in" fo:line-height="150%" fo:text-indent="0in" style:auto-text-indent="false"/>
      <style:text-properties style:font-name="Liberation Sans" fo:font-size="11pt" fo:font-weight="normal" officeooo:rsid="000b06c3" officeooo:paragraph-rsid="00692aba" style:font-size-asian="9.60000038146973pt" style:font-weight-asian="normal" style:font-size-complex="11pt" style:font-weight-complex="normal"/>
    </style:style>
    <style:style style:name="P240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fo:font-weight="normal" officeooo:rsid="000b06c3" officeooo:paragraph-rsid="00318173" style:font-size-asian="9.60000038146973pt" style:font-weight-asian="normal" style:font-size-complex="11pt" style:font-weight-complex="normal"/>
    </style:style>
    <style:style style:name="P241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fo:font-weight="normal" officeooo:rsid="006d9fb2" officeooo:paragraph-rsid="006d9fb2" style:font-size-asian="9.60000038146973pt" style:font-weight-asian="normal" style:font-size-complex="11pt" style:font-weight-complex="normal"/>
    </style:style>
    <style:style style:name="P242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fo:font-weight="normal" officeooo:rsid="0005fae5" officeooo:paragraph-rsid="006cc645" style:font-size-asian="9.60000038146973pt" style:font-weight-asian="normal" style:font-size-complex="11pt" style:font-weight-complex="normal"/>
    </style:style>
    <style:style style:name="P243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fo:font-weight="normal" officeooo:rsid="002178b7" officeooo:paragraph-rsid="002178b7" style:font-size-asian="9.60000038146973pt" style:font-weight-asian="normal" style:font-size-complex="11pt" style:font-weight-complex="normal"/>
    </style:style>
    <style:style style:name="P244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fo:font-weight="normal" officeooo:rsid="000957b8" officeooo:paragraph-rsid="000957b8" style:font-size-asian="9.60000038146973pt" style:font-weight-asian="normal" style:font-size-complex="11pt" style:font-weight-complex="normal"/>
    </style:style>
    <style:style style:name="P245" style:family="paragraph" style:parent-style-name="Method_20_Listing_20_Title">
      <style:paragraph-properties fo:margin-left="0in" fo:margin-right="0in" fo:line-height="150%" fo:text-indent="0in" style:auto-text-indent="false"/>
      <style:text-properties style:font-name="Liberation Sans" fo:font-size="11pt" fo:font-weight="normal" officeooo:rsid="00695f58" officeooo:paragraph-rsid="00695f58" style:font-size-asian="11pt" style:font-weight-asian="normal" style:font-size-complex="11pt" style:font-weight-complex="normal"/>
    </style:style>
    <style:style style:name="P246" style:family="paragraph" style:parent-style-name="Method_20_Listing_20_Title">
      <style:paragraph-properties fo:margin-left="0in" fo:margin-right="0in" fo:line-height="150%" fo:text-indent="0in" style:auto-text-indent="false"/>
      <style:text-properties style:font-name="Liberation Sans" fo:font-size="11pt" fo:font-weight="normal" officeooo:rsid="000490ad" officeooo:paragraph-rsid="000490ad" style:font-size-asian="11pt" style:font-weight-asian="normal" style:font-size-complex="11pt" style:font-weight-complex="normal"/>
    </style:style>
    <style:style style:name="P247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fo:font-weight="normal" officeooo:rsid="005001b0" officeooo:paragraph-rsid="005001b0" style:font-size-asian="11pt" style:font-weight-asian="normal" style:font-size-complex="11pt" style:font-weight-complex="normal"/>
    </style:style>
    <style:style style:name="P248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fo:font-weight="normal" officeooo:rsid="005001b0" officeooo:paragraph-rsid="00514bed" style:font-size-asian="11pt" style:font-weight-asian="normal" style:font-size-complex="11pt" style:font-weight-complex="normal"/>
    </style:style>
    <style:style style:name="P249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fo:font-weight="normal" officeooo:rsid="005001b0" officeooo:paragraph-rsid="0056e5e5" style:font-size-asian="11pt" style:font-weight-asian="normal" style:font-size-complex="11pt" style:font-weight-complex="normal"/>
    </style:style>
    <style:style style:name="P250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fo:font-weight="normal" officeooo:rsid="005001b0" officeooo:paragraph-rsid="00587ed0" style:font-size-asian="11pt" style:font-weight-asian="normal" style:font-size-complex="11pt" style:font-weight-complex="normal"/>
    </style:style>
    <style:style style:name="P251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fo:font-weight="normal" officeooo:rsid="005001b0" officeooo:paragraph-rsid="005a466f" style:font-size-asian="11pt" style:font-weight-asian="normal" style:font-size-complex="11pt" style:font-weight-complex="normal"/>
    </style:style>
    <style:style style:name="P252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fo:font-weight="normal" officeooo:rsid="0065535c" officeooo:paragraph-rsid="0065535c" style:font-size-asian="11pt" style:font-weight-asian="normal" style:font-size-complex="11pt" style:font-weight-complex="normal"/>
    </style:style>
    <style:style style:name="P253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fo:font-weight="normal" officeooo:rsid="005a466f" officeooo:paragraph-rsid="005a466f" style:font-size-asian="11pt" style:font-weight-asian="normal" style:font-size-complex="11pt" style:font-weight-complex="normal"/>
    </style:style>
    <style:style style:name="P254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paragraph-rsid="0005fae5" style:font-size-asian="11pt" style:font-weight-asian="normal" style:font-size-complex="11pt" style:font-weight-complex="normal"/>
    </style:style>
    <style:style style:name="P255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5fae5" officeooo:paragraph-rsid="0005fae5" style:font-size-asian="11pt" style:font-weight-asian="normal" style:font-size-complex="11pt" style:font-weight-complex="normal"/>
    </style:style>
    <style:style style:name="P256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5fae5" officeooo:paragraph-rsid="00094acf" style:font-size-asian="11pt" style:font-weight-asian="normal" style:font-size-complex="11pt" style:font-weight-complex="normal"/>
    </style:style>
    <style:style style:name="P257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5fae5" officeooo:paragraph-rsid="000957b8" style:font-size-asian="11pt" style:font-weight-asian="normal" style:font-size-complex="11pt" style:font-weight-complex="normal"/>
    </style:style>
    <style:style style:name="P258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5fae5" officeooo:paragraph-rsid="000985f1" style:font-size-asian="11pt" style:font-weight-asian="normal" style:font-size-complex="11pt" style:font-weight-complex="normal"/>
    </style:style>
    <style:style style:name="P259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5fae5" officeooo:paragraph-rsid="000b06c3" style:font-size-asian="11pt" style:font-weight-asian="normal" style:font-size-complex="11pt" style:font-weight-complex="normal"/>
    </style:style>
    <style:style style:name="P260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5fae5" officeooo:paragraph-rsid="00318173" style:font-size-asian="11pt" style:font-weight-asian="normal" style:font-size-complex="11pt" style:font-weight-complex="normal"/>
    </style:style>
    <style:style style:name="P261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5fae5" officeooo:paragraph-rsid="0035139e" style:font-size-asian="11pt" style:font-weight-asian="normal" style:font-size-complex="11pt" style:font-weight-complex="normal"/>
    </style:style>
    <style:style style:name="P262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5fae5" officeooo:paragraph-rsid="003a3075" style:font-size-asian="11pt" style:font-weight-asian="normal" style:font-size-complex="11pt" style:font-weight-complex="normal"/>
    </style:style>
    <style:style style:name="P263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5fae5" officeooo:paragraph-rsid="003bd276" style:font-size-asian="11pt" style:font-weight-asian="normal" style:font-size-complex="11pt" style:font-weight-complex="normal"/>
    </style:style>
    <style:style style:name="P264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5fae5" officeooo:paragraph-rsid="003cc7fc" style:font-size-asian="11pt" style:font-weight-asian="normal" style:font-size-complex="11pt" style:font-weight-complex="normal"/>
    </style:style>
    <style:style style:name="P265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5fae5" officeooo:paragraph-rsid="003e347d" style:font-size-asian="11pt" style:font-weight-asian="normal" style:font-size-complex="11pt" style:font-weight-complex="normal"/>
    </style:style>
    <style:style style:name="P266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5fae5" officeooo:paragraph-rsid="003ee10b" style:font-size-asian="11pt" style:font-weight-asian="normal" style:font-size-complex="11pt" style:font-weight-complex="normal"/>
    </style:style>
    <style:style style:name="P267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5fae5" officeooo:paragraph-rsid="00428e67" style:font-size-asian="11pt" style:font-weight-asian="normal" style:font-size-complex="11pt" style:font-weight-complex="normal"/>
    </style:style>
    <style:style style:name="P268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5fae5" officeooo:paragraph-rsid="004995c1" style:font-size-asian="11pt" style:font-weight-asian="normal" style:font-size-complex="11pt" style:font-weight-complex="normal"/>
    </style:style>
    <style:style style:name="P269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5fae5" officeooo:paragraph-rsid="004c2d55" style:font-size-asian="11pt" style:font-weight-asian="normal" style:font-size-complex="11pt" style:font-weight-complex="normal"/>
    </style:style>
    <style:style style:name="P270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5fae5" officeooo:paragraph-rsid="005001b0" style:font-size-asian="11pt" style:font-weight-asian="normal" style:font-size-complex="11pt" style:font-weight-complex="normal"/>
    </style:style>
    <style:style style:name="P271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5fae5" officeooo:paragraph-rsid="00514bed" style:font-size-asian="11pt" style:font-weight-asian="normal" style:font-size-complex="11pt" style:font-weight-complex="normal"/>
    </style:style>
    <style:style style:name="P272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5fae5" officeooo:paragraph-rsid="00521cd9" style:font-size-asian="11pt" style:font-weight-asian="normal" style:font-size-complex="11pt" style:font-weight-complex="normal"/>
    </style:style>
    <style:style style:name="P273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5fae5" officeooo:paragraph-rsid="0056e5e5" style:font-size-asian="11pt" style:font-weight-asian="normal" style:font-size-complex="11pt" style:font-weight-complex="normal"/>
    </style:style>
    <style:style style:name="P274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5fae5" officeooo:paragraph-rsid="00587ed0" style:font-size-asian="11pt" style:font-weight-asian="normal" style:font-size-complex="11pt" style:font-weight-complex="normal"/>
    </style:style>
    <style:style style:name="P275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5fae5" officeooo:paragraph-rsid="0065db54" style:font-size-asian="11pt" style:font-weight-asian="normal" style:font-size-complex="11pt" style:font-weight-complex="normal"/>
    </style:style>
    <style:style style:name="P276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5fae5" officeooo:paragraph-rsid="005a466f" style:font-size-asian="11pt" style:font-weight-asian="normal" style:font-size-complex="11pt" style:font-weight-complex="normal"/>
    </style:style>
    <style:style style:name="P277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5fae5" officeooo:paragraph-rsid="00693e1c" style:font-size-asian="11pt" style:font-weight-asian="normal" style:font-size-complex="11pt" style:font-weight-complex="normal"/>
    </style:style>
    <style:style style:name="P278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paragraph-rsid="000957b8" style:font-size-asian="11pt" style:font-weight-asian="normal" style:font-size-complex="11pt" style:font-weight-complex="normal"/>
    </style:style>
    <style:style style:name="P279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paragraph-rsid="000985f1" style:font-size-asian="11pt" style:font-weight-asian="normal" style:font-size-complex="11pt" style:font-weight-complex="normal"/>
    </style:style>
    <style:style style:name="P280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paragraph-rsid="000b06c3" style:font-size-asian="11pt" style:font-weight-asian="normal" style:font-size-complex="11pt" style:font-weight-complex="normal"/>
    </style:style>
    <style:style style:name="P281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paragraph-rsid="00318173" style:font-size-asian="11pt" style:font-weight-asian="normal" style:font-size-complex="11pt" style:font-weight-complex="normal"/>
    </style:style>
    <style:style style:name="P282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paragraph-rsid="0035139e" style:font-size-asian="11pt" style:font-weight-asian="normal" style:font-size-complex="11pt" style:font-weight-complex="normal"/>
    </style:style>
    <style:style style:name="P283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paragraph-rsid="003a3075" style:font-size-asian="11pt" style:font-weight-asian="normal" style:font-size-complex="11pt" style:font-weight-complex="normal"/>
    </style:style>
    <style:style style:name="P284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paragraph-rsid="003bd276" style:font-size-asian="11pt" style:font-weight-asian="normal" style:font-size-complex="11pt" style:font-weight-complex="normal"/>
    </style:style>
    <style:style style:name="P285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paragraph-rsid="003cc7fc" style:font-size-asian="11pt" style:font-weight-asian="normal" style:font-size-complex="11pt" style:font-weight-complex="normal"/>
    </style:style>
    <style:style style:name="P286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paragraph-rsid="003e347d" style:font-size-asian="11pt" style:font-weight-asian="normal" style:font-size-complex="11pt" style:font-weight-complex="normal"/>
    </style:style>
    <style:style style:name="P287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paragraph-rsid="003ee10b" style:font-size-asian="11pt" style:font-weight-asian="normal" style:font-size-complex="11pt" style:font-weight-complex="normal"/>
    </style:style>
    <style:style style:name="P288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paragraph-rsid="00428e67" style:font-size-asian="11pt" style:font-weight-asian="normal" style:font-size-complex="11pt" style:font-weight-complex="normal"/>
    </style:style>
    <style:style style:name="P289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paragraph-rsid="004995c1" style:font-size-asian="11pt" style:font-weight-asian="normal" style:font-size-complex="11pt" style:font-weight-complex="normal"/>
    </style:style>
    <style:style style:name="P290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paragraph-rsid="004c2d55" style:font-size-asian="11pt" style:font-weight-asian="normal" style:font-size-complex="11pt" style:font-weight-complex="normal"/>
    </style:style>
    <style:style style:name="P291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paragraph-rsid="005001b0" style:font-size-asian="11pt" style:font-weight-asian="normal" style:font-size-complex="11pt" style:font-weight-complex="normal"/>
    </style:style>
    <style:style style:name="P292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paragraph-rsid="00514bed" style:font-size-asian="11pt" style:font-weight-asian="normal" style:font-size-complex="11pt" style:font-weight-complex="normal"/>
    </style:style>
    <style:style style:name="P293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paragraph-rsid="00521cd9" style:font-size-asian="11pt" style:font-weight-asian="normal" style:font-size-complex="11pt" style:font-weight-complex="normal"/>
    </style:style>
    <style:style style:name="P294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b06c3" officeooo:paragraph-rsid="005328d1" style:font-size-asian="11pt" style:font-weight-asian="normal" style:font-size-complex="11pt" style:font-weight-complex="normal"/>
    </style:style>
    <style:style style:name="P295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b06c3" officeooo:paragraph-rsid="0066879a" style:font-size-asian="11pt" style:font-weight-asian="normal" style:font-size-complex="11pt" style:font-weight-complex="normal"/>
    </style:style>
    <style:style style:name="P296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b06c3" officeooo:paragraph-rsid="00693e1c" style:font-size-asian="11pt" style:font-weight-asian="normal" style:font-size-complex="11pt" style:font-weight-complex="normal"/>
    </style:style>
    <style:style style:name="P297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paragraph-rsid="0056e5e5" style:font-size-asian="11pt" style:font-weight-asian="normal" style:font-size-complex="11pt" style:font-weight-complex="normal"/>
    </style:style>
    <style:style style:name="P298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paragraph-rsid="00587ed0" style:font-size-asian="11pt" style:font-weight-asian="normal" style:font-size-complex="11pt" style:font-weight-complex="normal"/>
    </style:style>
    <style:style style:name="P299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paragraph-rsid="005a466f" style:font-size-asian="11pt" style:font-weight-asian="normal" style:font-size-complex="11pt" style:font-weight-complex="normal"/>
    </style:style>
    <style:style style:name="P300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paragraph-rsid="00693e1c" style:font-size-asian="11pt" style:font-weight-asian="normal" style:font-size-complex="11pt" style:font-weight-complex="normal"/>
    </style:style>
    <style:style style:name="P301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94acf" officeooo:paragraph-rsid="00094acf" style:font-size-asian="9.60000038146973pt" style:font-weight-asian="normal" style:font-size-complex="11pt" style:font-weight-complex="normal"/>
    </style:style>
    <style:style style:name="P302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94acf" officeooo:paragraph-rsid="00376183" style:font-size-asian="9.60000038146973pt" style:font-weight-asian="normal" style:font-size-complex="11pt" style:font-weight-complex="normal"/>
    </style:style>
    <style:style style:name="P303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94acf" officeooo:paragraph-rsid="000957b8" style:font-size-asian="9.60000038146973pt" style:font-weight-asian="normal" style:font-size-complex="11pt" style:font-weight-complex="normal"/>
    </style:style>
    <style:style style:name="P304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94acf" officeooo:paragraph-rsid="000985f1" style:font-size-asian="9.60000038146973pt" style:font-weight-asian="normal" style:font-size-complex="11pt" style:font-weight-complex="normal"/>
    </style:style>
    <style:style style:name="P305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94acf" officeooo:paragraph-rsid="000b06c3" style:font-size-asian="9.60000038146973pt" style:font-weight-asian="normal" style:font-size-complex="11pt" style:font-weight-complex="normal"/>
    </style:style>
    <style:style style:name="P306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94acf" officeooo:paragraph-rsid="00318173" style:font-size-asian="9.60000038146973pt" style:font-weight-asian="normal" style:font-size-complex="11pt" style:font-weight-complex="normal"/>
    </style:style>
    <style:style style:name="P307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94acf" officeooo:paragraph-rsid="0035139e" style:font-size-asian="9.60000038146973pt" style:font-weight-asian="normal" style:font-size-complex="11pt" style:font-weight-complex="normal"/>
    </style:style>
    <style:style style:name="P308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94acf" officeooo:paragraph-rsid="003a3075" style:font-size-asian="9.60000038146973pt" style:font-weight-asian="normal" style:font-size-complex="11pt" style:font-weight-complex="normal"/>
    </style:style>
    <style:style style:name="P309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94acf" officeooo:paragraph-rsid="003bd276" style:font-size-asian="9.60000038146973pt" style:font-weight-asian="normal" style:font-size-complex="11pt" style:font-weight-complex="normal"/>
    </style:style>
    <style:style style:name="P310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94acf" officeooo:paragraph-rsid="003cc7fc" style:font-size-asian="9.60000038146973pt" style:font-weight-asian="normal" style:font-size-complex="11pt" style:font-weight-complex="normal"/>
    </style:style>
    <style:style style:name="P311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94acf" officeooo:paragraph-rsid="003e347d" style:font-size-asian="9.60000038146973pt" style:font-weight-asian="normal" style:font-size-complex="11pt" style:font-weight-complex="normal"/>
    </style:style>
    <style:style style:name="P312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94acf" officeooo:paragraph-rsid="003ee10b" style:font-size-asian="9.60000038146973pt" style:font-weight-asian="normal" style:font-size-complex="11pt" style:font-weight-complex="normal"/>
    </style:style>
    <style:style style:name="P313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94acf" officeooo:paragraph-rsid="00428e67" style:font-size-asian="9.60000038146973pt" style:font-weight-asian="normal" style:font-size-complex="11pt" style:font-weight-complex="normal"/>
    </style:style>
    <style:style style:name="P314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94acf" officeooo:paragraph-rsid="004995c1" style:font-size-asian="9.60000038146973pt" style:font-weight-asian="normal" style:font-size-complex="11pt" style:font-weight-complex="normal"/>
    </style:style>
    <style:style style:name="P315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94acf" officeooo:paragraph-rsid="004c2d55" style:font-size-asian="9.60000038146973pt" style:font-weight-asian="normal" style:font-size-complex="11pt" style:font-weight-complex="normal"/>
    </style:style>
    <style:style style:name="P316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94acf" officeooo:paragraph-rsid="005001b0" style:font-size-asian="9.60000038146973pt" style:font-weight-asian="normal" style:font-size-complex="11pt" style:font-weight-complex="normal"/>
    </style:style>
    <style:style style:name="P317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94acf" officeooo:paragraph-rsid="00514bed" style:font-size-asian="9.60000038146973pt" style:font-weight-asian="normal" style:font-size-complex="11pt" style:font-weight-complex="normal"/>
    </style:style>
    <style:style style:name="P318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94acf" officeooo:paragraph-rsid="00521cd9" style:font-size-asian="9.60000038146973pt" style:font-weight-asian="normal" style:font-size-complex="11pt" style:font-weight-complex="normal"/>
    </style:style>
    <style:style style:name="P319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94acf" officeooo:paragraph-rsid="0056e5e5" style:font-size-asian="9.60000038146973pt" style:font-weight-asian="normal" style:font-size-complex="11pt" style:font-weight-complex="normal"/>
    </style:style>
    <style:style style:name="P320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94acf" officeooo:paragraph-rsid="00587ed0" style:font-size-asian="9.60000038146973pt" style:font-weight-asian="normal" style:font-size-complex="11pt" style:font-weight-complex="normal"/>
    </style:style>
    <style:style style:name="P321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94acf" officeooo:paragraph-rsid="0065db54" style:font-size-asian="9.60000038146973pt" style:font-weight-asian="normal" style:font-size-complex="11pt" style:font-weight-complex="normal"/>
    </style:style>
    <style:style style:name="P322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94acf" officeooo:paragraph-rsid="005a466f" style:font-size-asian="9.60000038146973pt" style:font-weight-asian="normal" style:font-size-complex="11pt" style:font-weight-complex="normal"/>
    </style:style>
    <style:style style:name="P323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94acf" officeooo:paragraph-rsid="00693e1c" style:font-size-asian="9.60000038146973pt" style:font-weight-asian="normal" style:font-size-complex="11pt" style:font-weight-complex="normal"/>
    </style:style>
    <style:style style:name="P324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957b8" officeooo:paragraph-rsid="00376183" style:font-size-asian="9.60000038146973pt" style:font-weight-asian="normal" style:font-size-complex="11pt" style:font-weight-complex="normal"/>
    </style:style>
    <style:style style:name="P325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957b8" officeooo:paragraph-rsid="000957b8" style:font-size-asian="9.60000038146973pt" style:font-weight-asian="normal" style:font-size-complex="11pt" style:font-weight-complex="normal"/>
    </style:style>
    <style:style style:name="P326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957b8" officeooo:paragraph-rsid="000b06c3" style:font-size-asian="9.60000038146973pt" style:font-weight-asian="normal" style:font-size-complex="11pt" style:font-weight-complex="normal"/>
    </style:style>
    <style:style style:name="P327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957b8" officeooo:paragraph-rsid="00318173" style:font-size-asian="9.60000038146973pt" style:font-weight-asian="normal" style:font-size-complex="11pt" style:font-weight-complex="normal"/>
    </style:style>
    <style:style style:name="P328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957b8" officeooo:paragraph-rsid="0035139e" style:font-size-asian="9.60000038146973pt" style:font-weight-asian="normal" style:font-size-complex="11pt" style:font-weight-complex="normal"/>
    </style:style>
    <style:style style:name="P329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957b8" officeooo:paragraph-rsid="003a3075" style:font-size-asian="9.60000038146973pt" style:font-weight-asian="normal" style:font-size-complex="11pt" style:font-weight-complex="normal"/>
    </style:style>
    <style:style style:name="P330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957b8" officeooo:paragraph-rsid="003bd276" style:font-size-asian="9.60000038146973pt" style:font-weight-asian="normal" style:font-size-complex="11pt" style:font-weight-complex="normal"/>
    </style:style>
    <style:style style:name="P331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957b8" officeooo:paragraph-rsid="003cc7fc" style:font-size-asian="9.60000038146973pt" style:font-weight-asian="normal" style:font-size-complex="11pt" style:font-weight-complex="normal"/>
    </style:style>
    <style:style style:name="P332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957b8" officeooo:paragraph-rsid="003e347d" style:font-size-asian="9.60000038146973pt" style:font-weight-asian="normal" style:font-size-complex="11pt" style:font-weight-complex="normal"/>
    </style:style>
    <style:style style:name="P333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957b8" officeooo:paragraph-rsid="003ee10b" style:font-size-asian="9.60000038146973pt" style:font-weight-asian="normal" style:font-size-complex="11pt" style:font-weight-complex="normal"/>
    </style:style>
    <style:style style:name="P334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957b8" officeooo:paragraph-rsid="00428e67" style:font-size-asian="9.60000038146973pt" style:font-weight-asian="normal" style:font-size-complex="11pt" style:font-weight-complex="normal"/>
    </style:style>
    <style:style style:name="P335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957b8" officeooo:paragraph-rsid="004995c1" style:font-size-asian="9.60000038146973pt" style:font-weight-asian="normal" style:font-size-complex="11pt" style:font-weight-complex="normal"/>
    </style:style>
    <style:style style:name="P336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957b8" officeooo:paragraph-rsid="004c2d55" style:font-size-asian="9.60000038146973pt" style:font-weight-asian="normal" style:font-size-complex="11pt" style:font-weight-complex="normal"/>
    </style:style>
    <style:style style:name="P337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957b8" officeooo:paragraph-rsid="005001b0" style:font-size-asian="9.60000038146973pt" style:font-weight-asian="normal" style:font-size-complex="11pt" style:font-weight-complex="normal"/>
    </style:style>
    <style:style style:name="P338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957b8" officeooo:paragraph-rsid="00514bed" style:font-size-asian="9.60000038146973pt" style:font-weight-asian="normal" style:font-size-complex="11pt" style:font-weight-complex="normal"/>
    </style:style>
    <style:style style:name="P339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957b8" officeooo:paragraph-rsid="00521cd9" style:font-size-asian="9.60000038146973pt" style:font-weight-asian="normal" style:font-size-complex="11pt" style:font-weight-complex="normal"/>
    </style:style>
    <style:style style:name="P340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957b8" officeooo:paragraph-rsid="0056e5e5" style:font-size-asian="9.60000038146973pt" style:font-weight-asian="normal" style:font-size-complex="11pt" style:font-weight-complex="normal"/>
    </style:style>
    <style:style style:name="P341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957b8" officeooo:paragraph-rsid="00587ed0" style:font-size-asian="9.60000038146973pt" style:font-weight-asian="normal" style:font-size-complex="11pt" style:font-weight-complex="normal"/>
    </style:style>
    <style:style style:name="P342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957b8" officeooo:paragraph-rsid="0065db54" style:font-size-asian="9.60000038146973pt" style:font-weight-asian="normal" style:font-size-complex="11pt" style:font-weight-complex="normal"/>
    </style:style>
    <style:style style:name="P343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957b8" officeooo:paragraph-rsid="005a466f" style:font-size-asian="9.60000038146973pt" style:font-weight-asian="normal" style:font-size-complex="11pt" style:font-weight-complex="normal"/>
    </style:style>
    <style:style style:name="P344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957b8" officeooo:paragraph-rsid="00693e1c" style:font-size-asian="9.60000038146973pt" style:font-weight-asian="normal" style:font-size-complex="11pt" style:font-weight-complex="normal"/>
    </style:style>
    <style:style style:name="P345" style:family="paragraph" style:parent-style-name="Method_20_Listing_20_Title" style:list-style-name="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11de68" officeooo:paragraph-rsid="0011de68" style:font-size-asian="9.60000038146973pt" style:font-weight-asian="normal" style:font-size-complex="11pt" style:font-weight-complex="normal"/>
    </style:style>
    <style:style style:name="P346" style:family="paragraph" style:parent-style-name="Method_20_Listing_20_Title" style:list-style-name="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27a254" officeooo:paragraph-rsid="0027a254" style:font-size-asian="9.60000038146973pt" style:font-weight-asian="normal" style:font-size-complex="11pt" style:font-weight-complex="normal"/>
    </style:style>
    <style:style style:name="P347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37c5e2" officeooo:paragraph-rsid="0037c5e2" style:font-size-asian="9.60000038146973pt" style:font-weight-asian="normal" style:font-size-complex="11pt" style:font-weight-complex="normal"/>
    </style:style>
    <style:style style:name="P348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37c5e2" officeooo:paragraph-rsid="003a3075" style:font-size-asian="9.60000038146973pt" style:font-weight-asian="normal" style:font-size-complex="11pt" style:font-weight-complex="normal"/>
    </style:style>
    <style:style style:name="P349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37c5e2" officeooo:paragraph-rsid="003bd276" style:font-size-asian="9.60000038146973pt" style:font-weight-asian="normal" style:font-size-complex="11pt" style:font-weight-complex="normal"/>
    </style:style>
    <style:style style:name="P350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37c5e2" officeooo:paragraph-rsid="003cc7fc" style:font-size-asian="9.60000038146973pt" style:font-weight-asian="normal" style:font-size-complex="11pt" style:font-weight-complex="normal"/>
    </style:style>
    <style:style style:name="P351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37c5e2" officeooo:paragraph-rsid="003e347d" style:font-size-asian="9.60000038146973pt" style:font-weight-asian="normal" style:font-size-complex="11pt" style:font-weight-complex="normal"/>
    </style:style>
    <style:style style:name="P352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37c5e2" officeooo:paragraph-rsid="003ee10b" style:font-size-asian="9.60000038146973pt" style:font-weight-asian="normal" style:font-size-complex="11pt" style:font-weight-complex="normal"/>
    </style:style>
    <style:style style:name="P353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37c5e2" officeooo:paragraph-rsid="00521cd9" style:font-size-asian="9.60000038146973pt" style:font-weight-asian="normal" style:font-size-complex="11pt" style:font-weight-complex="normal"/>
    </style:style>
    <style:style style:name="P354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37c5e2" officeooo:paragraph-rsid="0065db54" style:font-size-asian="9.60000038146973pt" style:font-weight-asian="normal" style:font-size-complex="11pt" style:font-weight-complex="normal"/>
    </style:style>
    <style:style style:name="P355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37c5e2" officeooo:paragraph-rsid="0063b272" style:font-size-asian="9.60000038146973pt" style:font-weight-asian="normal" style:font-size-complex="11pt" style:font-weight-complex="normal"/>
    </style:style>
    <style:style style:name="P356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37c5e2" officeooo:paragraph-rsid="00693e1c" style:font-size-asian="9.60000038146973pt" style:font-weight-asian="normal" style:font-size-complex="11pt" style:font-weight-complex="normal"/>
    </style:style>
    <style:style style:name="P357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3ff1ee" officeooo:paragraph-rsid="003ff1ee" style:font-size-asian="9.60000038146973pt" style:font-weight-asian="normal" style:font-size-complex="11pt" style:font-weight-complex="normal"/>
    </style:style>
    <style:style style:name="P358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4865e8" officeooo:paragraph-rsid="004865e8" style:font-size-asian="9.60000038146973pt" style:font-weight-asian="normal" style:font-size-complex="11pt" style:font-weight-complex="normal"/>
    </style:style>
    <style:style style:name="P359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4865e8" officeooo:paragraph-rsid="004995c1" style:font-size-asian="9.60000038146973pt" style:font-weight-asian="normal" style:font-size-complex="11pt" style:font-weight-complex="normal"/>
    </style:style>
    <style:style style:name="P360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4865e8" officeooo:paragraph-rsid="004db240" style:font-size-asian="9.60000038146973pt" style:font-weight-asian="normal" style:font-size-complex="11pt" style:font-weight-complex="normal"/>
    </style:style>
    <style:style style:name="P361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46a297" officeooo:paragraph-rsid="0046a297" style:font-size-asian="9.60000038146973pt" style:font-weight-asian="normal" style:font-size-complex="11pt" style:font-weight-complex="normal"/>
    </style:style>
    <style:style style:name="P362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46a297" officeooo:paragraph-rsid="004995c1" style:font-size-asian="9.60000038146973pt" style:font-weight-asian="normal" style:font-size-complex="11pt" style:font-weight-complex="normal"/>
    </style:style>
    <style:style style:name="P363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46a297" officeooo:paragraph-rsid="004db240" style:font-size-asian="9.60000038146973pt" style:font-weight-asian="normal" style:font-size-complex="11pt" style:font-weight-complex="normal"/>
    </style:style>
    <style:style style:name="P364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587ed0" officeooo:paragraph-rsid="00587ed0" style:font-size-asian="9.60000038146973pt" style:font-weight-asian="normal" style:font-size-complex="11pt" style:font-weight-complex="normal"/>
    </style:style>
    <style:style style:name="P365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66879a" officeooo:paragraph-rsid="0066879a" style:font-size-asian="9.60000038146973pt" style:font-weight-asian="normal" style:font-size-complex="11pt" style:font-weight-complex="normal"/>
    </style:style>
    <style:style style:name="P366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693e1c" officeooo:paragraph-rsid="00693e1c" style:font-size-asian="9.60000038146973pt" style:font-weight-asian="normal" style:font-size-complex="11pt" style:font-weight-complex="normal"/>
    </style:style>
    <style:style style:name="P367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bold" officeooo:rsid="00318173" officeooo:paragraph-rsid="00318173" style:font-size-asian="11pt" style:font-weight-asian="bold" style:font-size-complex="11pt" style:font-weight-complex="bold"/>
    </style:style>
    <style:style style:name="P368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bold" officeooo:rsid="00376183" officeooo:paragraph-rsid="00376183" style:font-size-asian="11pt" style:font-weight-asian="bold" style:font-size-complex="11pt" style:font-weight-complex="bold"/>
    </style:style>
    <style:style style:name="P369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bold" officeooo:rsid="00376183" officeooo:paragraph-rsid="003a3075" style:font-size-asian="11pt" style:font-weight-asian="bold" style:font-size-complex="11pt" style:font-weight-complex="bold"/>
    </style:style>
    <style:style style:name="P370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bold" officeooo:rsid="00376183" officeooo:paragraph-rsid="003bd276" style:font-size-asian="11pt" style:font-weight-asian="bold" style:font-size-complex="11pt" style:font-weight-complex="bold"/>
    </style:style>
    <style:style style:name="P371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bold" officeooo:rsid="00376183" officeooo:paragraph-rsid="003cc7fc" style:font-size-asian="11pt" style:font-weight-asian="bold" style:font-size-complex="11pt" style:font-weight-complex="bold"/>
    </style:style>
    <style:style style:name="P372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bold" officeooo:rsid="00376183" officeooo:paragraph-rsid="003e347d" style:font-size-asian="11pt" style:font-weight-asian="bold" style:font-size-complex="11pt" style:font-weight-complex="bold"/>
    </style:style>
    <style:style style:name="P373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bold" officeooo:rsid="003ff1ee" officeooo:paragraph-rsid="003ff1ee" style:font-size-asian="11pt" style:font-weight-asian="bold" style:font-size-complex="11pt" style:font-weight-complex="bold"/>
    </style:style>
    <style:style style:name="P374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bold" officeooo:rsid="00455750" officeooo:paragraph-rsid="00455750" style:font-size-asian="11pt" style:font-weight-asian="bold" style:font-size-complex="11pt" style:font-weight-complex="bold"/>
    </style:style>
    <style:style style:name="P375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bold" officeooo:rsid="00455750" officeooo:paragraph-rsid="004db240" style:font-size-asian="11pt" style:font-weight-asian="bold" style:font-size-complex="11pt" style:font-weight-complex="bold"/>
    </style:style>
    <style:style style:name="P376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bold" officeooo:rsid="004995c1" officeooo:paragraph-rsid="004995c1" style:font-size-asian="11pt" style:font-weight-asian="bold" style:font-size-complex="11pt" style:font-weight-complex="bold"/>
    </style:style>
    <style:style style:name="P377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bold" officeooo:rsid="00512116" officeooo:paragraph-rsid="00512116" style:font-size-asian="11pt" style:font-weight-asian="bold" style:font-size-complex="11pt" style:font-weight-complex="bold"/>
    </style:style>
    <style:style style:name="P378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bold" officeooo:rsid="00514bed" officeooo:paragraph-rsid="00514bed" style:font-size-asian="11pt" style:font-weight-asian="bold" style:font-size-complex="11pt" style:font-weight-complex="bold"/>
    </style:style>
    <style:style style:name="P379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bold" officeooo:rsid="00514bed" officeooo:paragraph-rsid="0056e5e5" style:font-size-asian="11pt" style:font-weight-asian="bold" style:font-size-complex="11pt" style:font-weight-complex="bold"/>
    </style:style>
    <style:style style:name="P380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bold" officeooo:rsid="005328d1" officeooo:paragraph-rsid="005328d1" style:font-size-asian="11pt" style:font-weight-asian="bold" style:font-size-complex="11pt" style:font-weight-complex="bold"/>
    </style:style>
    <style:style style:name="P381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bold" officeooo:rsid="005a466f" officeooo:paragraph-rsid="005a466f" style:font-size-asian="11pt" style:font-weight-asian="bold" style:font-size-complex="11pt" style:font-weight-complex="bold"/>
    </style:style>
    <style:style style:name="P382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bold" officeooo:rsid="00693e1c" officeooo:paragraph-rsid="00693e1c" style:font-size-asian="11pt" style:font-weight-asian="bold" style:font-size-complex="11pt" style:font-weight-complex="bold"/>
    </style:style>
    <style:style style:name="P383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fo:font-style="italic" style:text-underline-style="none" fo:font-weight="bold" officeooo:rsid="0037c5e2" officeooo:paragraph-rsid="0038dd17" style:font-size-asian="9.60000038146973pt" style:font-style-asian="italic" style:font-weight-asian="bold" style:font-size-complex="11pt" style:font-style-complex="italic" style:font-weight-complex="bold"/>
    </style:style>
    <style:style style:name="P384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2pt" fo:font-weight="normal" officeooo:rsid="000490ad" officeooo:paragraph-rsid="002178b7" style:font-size-asian="12pt" style:font-weight-asian="normal" style:font-size-complex="12pt" style:font-weight-complex="normal"/>
    </style:style>
    <style:style style:name="P385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2pt" fo:font-weight="normal" officeooo:rsid="000490ad" officeooo:paragraph-rsid="000957b8" style:font-size-asian="12pt" style:font-weight-asian="normal" style:font-size-complex="12pt" style:font-weight-complex="normal"/>
    </style:style>
    <style:style style:name="P386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2pt" fo:font-weight="normal" officeooo:rsid="000490ad" officeooo:paragraph-rsid="0025bc38" style:font-size-asian="12pt" style:font-weight-asian="normal" style:font-size-complex="12pt" style:font-weight-complex="normal"/>
    </style:style>
    <style:style style:name="P387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2pt" fo:font-weight="normal" officeooo:rsid="000490ad" officeooo:paragraph-rsid="002c58fa" style:font-size-asian="12pt" style:font-weight-asian="normal" style:font-size-complex="12pt" style:font-weight-complex="normal"/>
    </style:style>
    <style:style style:name="P388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2pt" fo:font-weight="normal" officeooo:rsid="000490ad" officeooo:paragraph-rsid="00318173" style:font-size-asian="12pt" style:font-weight-asian="normal" style:font-size-complex="12pt" style:font-weight-complex="normal"/>
    </style:style>
    <style:style style:name="P389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2pt" fo:font-weight="normal" officeooo:rsid="000490ad" officeooo:paragraph-rsid="00357247" style:font-size-asian="12pt" style:font-weight-asian="normal" style:font-size-complex="12pt" style:font-weight-complex="normal"/>
    </style:style>
    <style:style style:name="P390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2pt" fo:font-weight="normal" officeooo:rsid="000490ad" officeooo:paragraph-rsid="003a3075" style:font-size-asian="12pt" style:font-weight-asian="normal" style:font-size-complex="12pt" style:font-weight-complex="normal"/>
    </style:style>
    <style:style style:name="P391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2pt" fo:font-weight="normal" officeooo:rsid="000490ad" officeooo:paragraph-rsid="003bd276" style:font-size-asian="12pt" style:font-weight-asian="normal" style:font-size-complex="12pt" style:font-weight-complex="normal"/>
    </style:style>
    <style:style style:name="P392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2pt" fo:font-weight="normal" officeooo:rsid="000490ad" officeooo:paragraph-rsid="003cc7fc" style:font-size-asian="12pt" style:font-weight-asian="normal" style:font-size-complex="12pt" style:font-weight-complex="normal"/>
    </style:style>
    <style:style style:name="P393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2pt" fo:font-weight="normal" officeooo:rsid="000490ad" officeooo:paragraph-rsid="003e347d" style:font-size-asian="12pt" style:font-weight-asian="normal" style:font-size-complex="12pt" style:font-weight-complex="normal"/>
    </style:style>
    <style:style style:name="P394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2pt" fo:font-weight="normal" officeooo:rsid="000490ad" officeooo:paragraph-rsid="003ee10b" style:font-size-asian="12pt" style:font-weight-asian="normal" style:font-size-complex="12pt" style:font-weight-complex="normal"/>
    </style:style>
    <style:style style:name="P395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2pt" fo:font-weight="normal" officeooo:rsid="000490ad" officeooo:paragraph-rsid="00428e67" style:font-size-asian="12pt" style:font-weight-asian="normal" style:font-size-complex="12pt" style:font-weight-complex="normal"/>
    </style:style>
    <style:style style:name="P396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2pt" fo:font-weight="normal" officeooo:rsid="000490ad" officeooo:paragraph-rsid="0046a297" style:font-size-asian="12pt" style:font-weight-asian="normal" style:font-size-complex="12pt" style:font-weight-complex="normal"/>
    </style:style>
    <style:style style:name="P397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2pt" fo:font-weight="normal" officeooo:rsid="000490ad" officeooo:paragraph-rsid="004995c1" style:font-size-asian="12pt" style:font-weight-asian="normal" style:font-size-complex="12pt" style:font-weight-complex="normal"/>
    </style:style>
    <style:style style:name="P398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2pt" fo:font-weight="normal" officeooo:rsid="000490ad" officeooo:paragraph-rsid="004c2d55" style:font-size-asian="12pt" style:font-weight-asian="normal" style:font-size-complex="12pt" style:font-weight-complex="normal"/>
    </style:style>
    <style:style style:name="P399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2pt" fo:font-weight="normal" officeooo:rsid="000490ad" officeooo:paragraph-rsid="005001b0" style:font-size-asian="12pt" style:font-weight-asian="normal" style:font-size-complex="12pt" style:font-weight-complex="normal"/>
    </style:style>
    <style:style style:name="P400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2pt" fo:font-weight="normal" officeooo:rsid="000490ad" officeooo:paragraph-rsid="00514bed" style:font-size-asian="12pt" style:font-weight-asian="normal" style:font-size-complex="12pt" style:font-weight-complex="normal"/>
    </style:style>
    <style:style style:name="P401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2pt" fo:font-weight="normal" officeooo:rsid="000490ad" officeooo:paragraph-rsid="00521cd9" style:font-size-asian="12pt" style:font-weight-asian="normal" style:font-size-complex="12pt" style:font-weight-complex="normal"/>
    </style:style>
    <style:style style:name="P402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2pt" fo:font-weight="normal" officeooo:rsid="000490ad" officeooo:paragraph-rsid="0056e5e5" style:font-size-asian="12pt" style:font-weight-asian="normal" style:font-size-complex="12pt" style:font-weight-complex="normal"/>
    </style:style>
    <style:style style:name="P403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2pt" fo:font-weight="normal" officeooo:rsid="000490ad" officeooo:paragraph-rsid="00587ed0" style:font-size-asian="12pt" style:font-weight-asian="normal" style:font-size-complex="12pt" style:font-weight-complex="normal"/>
    </style:style>
    <style:style style:name="P404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2pt" fo:font-weight="normal" officeooo:rsid="000490ad" officeooo:paragraph-rsid="0065db54" style:font-size-asian="12pt" style:font-weight-asian="normal" style:font-size-complex="12pt" style:font-weight-complex="normal"/>
    </style:style>
    <style:style style:name="P405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2pt" fo:font-weight="normal" officeooo:rsid="000490ad" officeooo:paragraph-rsid="005a466f" style:font-size-asian="12pt" style:font-weight-asian="normal" style:font-size-complex="12pt" style:font-weight-complex="normal"/>
    </style:style>
    <style:style style:name="P406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2pt" fo:font-weight="normal" officeooo:rsid="000490ad" officeooo:paragraph-rsid="00693e1c" style:font-size-asian="12pt" style:font-weight-asian="normal" style:font-size-complex="12pt" style:font-weight-complex="normal"/>
    </style:style>
    <style:style style:name="P407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2pt" style:text-underline-style="none" fo:font-weight="normal" officeooo:rsid="000490ad" officeooo:paragraph-rsid="004db240" style:font-size-asian="12pt" style:font-weight-asian="normal" style:font-size-complex="12pt" style:font-weight-complex="normal"/>
    </style:style>
    <style:style style:name="P408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2pt" style:text-underline-style="none" fo:font-weight="normal" officeooo:rsid="000490ad" officeooo:paragraph-rsid="00512116" style:font-size-asian="12pt" style:font-weight-asian="normal" style:font-size-complex="12pt" style:font-weight-complex="normal"/>
    </style:style>
    <style:style style:name="P409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2pt" style:text-underline-style="none" fo:font-weight="normal" officeooo:rsid="000490ad" officeooo:paragraph-rsid="00514bed" style:font-size-asian="12pt" style:font-weight-asian="normal" style:font-size-complex="12pt" style:font-weight-complex="normal"/>
    </style:style>
    <style:style style:name="P410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2pt" style:text-underline-style="none" fo:font-weight="normal" officeooo:rsid="000490ad" officeooo:paragraph-rsid="005328d1" style:font-size-asian="12pt" style:font-weight-asian="normal" style:font-size-complex="12pt" style:font-weight-complex="normal"/>
    </style:style>
    <style:style style:name="P411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2pt" style:text-underline-style="none" fo:font-weight="normal" officeooo:rsid="000490ad" officeooo:paragraph-rsid="0056e5e5" style:font-size-asian="12pt" style:font-weight-asian="normal" style:font-size-complex="12pt" style:font-weight-complex="normal"/>
    </style:style>
    <style:style style:name="P412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2pt" style:text-underline-style="none" fo:font-weight="normal" officeooo:rsid="000490ad" officeooo:paragraph-rsid="00587ed0" style:font-size-asian="12pt" style:font-weight-asian="normal" style:font-size-complex="12pt" style:font-weight-complex="normal"/>
    </style:style>
    <style:style style:name="P413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2pt" style:text-underline-style="none" fo:font-weight="normal" officeooo:rsid="000490ad" officeooo:paragraph-rsid="0066879a" style:font-size-asian="12pt" style:font-weight-asian="normal" style:font-size-complex="12pt" style:font-weight-complex="normal"/>
    </style:style>
    <style:style style:name="P414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2pt" style:text-underline-style="none" fo:font-weight="normal" officeooo:rsid="000490ad" officeooo:paragraph-rsid="0065db54" style:font-size-asian="12pt" style:font-weight-asian="normal" style:font-size-complex="12pt" style:font-weight-complex="normal"/>
    </style:style>
    <style:style style:name="P415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2pt" style:text-underline-style="none" fo:font-weight="normal" officeooo:rsid="000490ad" officeooo:paragraph-rsid="005a466f" style:font-size-asian="12pt" style:font-weight-asian="normal" style:font-size-complex="12pt" style:font-weight-complex="normal"/>
    </style:style>
    <style:style style:name="P416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2pt" style:text-underline-style="none" fo:font-weight="normal" officeooo:rsid="00693e1c" officeooo:paragraph-rsid="00693e1c" style:font-size-asian="12pt" style:font-weight-asian="normal" style:font-size-complex="12pt" style:font-weight-complex="normal"/>
    </style:style>
    <style:style style:name="P417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fae5" officeooo:paragraph-rsid="0005fae5" style:font-size-asian="14pt" style:font-weight-asian="bold" style:font-size-complex="14pt" style:font-weight-complex="bold"/>
    </style:style>
    <style:style style:name="P418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fae5" officeooo:paragraph-rsid="000957b8" style:font-size-asian="14pt" style:font-weight-asian="bold" style:font-size-complex="14pt" style:font-weight-complex="bold"/>
    </style:style>
    <style:style style:name="P419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fae5" officeooo:paragraph-rsid="000985f1" style:font-size-asian="14pt" style:font-weight-asian="bold" style:font-size-complex="14pt" style:font-weight-complex="bold"/>
    </style:style>
    <style:style style:name="P420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fae5" officeooo:paragraph-rsid="000b06c3" style:font-size-asian="14pt" style:font-weight-asian="bold" style:font-size-complex="14pt" style:font-weight-complex="bold"/>
    </style:style>
    <style:style style:name="P421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fae5" officeooo:paragraph-rsid="00318173" style:font-size-asian="14pt" style:font-weight-asian="bold" style:font-size-complex="14pt" style:font-weight-complex="bold"/>
    </style:style>
    <style:style style:name="P422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fae5" officeooo:paragraph-rsid="0035139e" style:font-size-asian="14pt" style:font-weight-asian="bold" style:font-size-complex="14pt" style:font-weight-complex="bold"/>
    </style:style>
    <style:style style:name="P423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fae5" officeooo:paragraph-rsid="003a3075" style:font-size-asian="14pt" style:font-weight-asian="bold" style:font-size-complex="14pt" style:font-weight-complex="bold"/>
    </style:style>
    <style:style style:name="P424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fae5" officeooo:paragraph-rsid="003bd276" style:font-size-asian="14pt" style:font-weight-asian="bold" style:font-size-complex="14pt" style:font-weight-complex="bold"/>
    </style:style>
    <style:style style:name="P425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fae5" officeooo:paragraph-rsid="003cc7fc" style:font-size-asian="14pt" style:font-weight-asian="bold" style:font-size-complex="14pt" style:font-weight-complex="bold"/>
    </style:style>
    <style:style style:name="P426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fae5" officeooo:paragraph-rsid="003e347d" style:font-size-asian="14pt" style:font-weight-asian="bold" style:font-size-complex="14pt" style:font-weight-complex="bold"/>
    </style:style>
    <style:style style:name="P427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fae5" officeooo:paragraph-rsid="003ee10b" style:font-size-asian="14pt" style:font-weight-asian="bold" style:font-size-complex="14pt" style:font-weight-complex="bold"/>
    </style:style>
    <style:style style:name="P428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fae5" officeooo:paragraph-rsid="00428e67" style:font-size-asian="14pt" style:font-weight-asian="bold" style:font-size-complex="14pt" style:font-weight-complex="bold"/>
    </style:style>
    <style:style style:name="P429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fae5" officeooo:paragraph-rsid="004995c1" style:font-size-asian="14pt" style:font-weight-asian="bold" style:font-size-complex="14pt" style:font-weight-complex="bold"/>
    </style:style>
    <style:style style:name="P430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fae5" officeooo:paragraph-rsid="004c2d55" style:font-size-asian="14pt" style:font-weight-asian="bold" style:font-size-complex="14pt" style:font-weight-complex="bold"/>
    </style:style>
    <style:style style:name="P431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fae5" officeooo:paragraph-rsid="005001b0" style:font-size-asian="14pt" style:font-weight-asian="bold" style:font-size-complex="14pt" style:font-weight-complex="bold"/>
    </style:style>
    <style:style style:name="P432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fae5" officeooo:paragraph-rsid="00514bed" style:font-size-asian="14pt" style:font-weight-asian="bold" style:font-size-complex="14pt" style:font-weight-complex="bold"/>
    </style:style>
    <style:style style:name="P433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fae5" officeooo:paragraph-rsid="00521cd9" style:font-size-asian="14pt" style:font-weight-asian="bold" style:font-size-complex="14pt" style:font-weight-complex="bold"/>
    </style:style>
    <style:style style:name="P434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fae5" officeooo:paragraph-rsid="0056e5e5" style:font-size-asian="14pt" style:font-weight-asian="bold" style:font-size-complex="14pt" style:font-weight-complex="bold"/>
    </style:style>
    <style:style style:name="P435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fae5" officeooo:paragraph-rsid="00587ed0" style:font-size-asian="14pt" style:font-weight-asian="bold" style:font-size-complex="14pt" style:font-weight-complex="bold"/>
    </style:style>
    <style:style style:name="P436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fae5" officeooo:paragraph-rsid="0065db54" style:font-size-asian="14pt" style:font-weight-asian="bold" style:font-size-complex="14pt" style:font-weight-complex="bold"/>
    </style:style>
    <style:style style:name="P437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fae5" officeooo:paragraph-rsid="005a466f" style:font-size-asian="14pt" style:font-weight-asian="bold" style:font-size-complex="14pt" style:font-weight-complex="bold"/>
    </style:style>
    <style:style style:name="P438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fae5" officeooo:paragraph-rsid="00693e1c" style:font-size-asian="14pt" style:font-weight-asian="bold" style:font-size-complex="14pt" style:font-weight-complex="bold"/>
    </style:style>
    <style:style style:name="P439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94acf" officeooo:paragraph-rsid="00094acf" style:font-size-asian="14pt" style:font-weight-asian="bold" style:font-size-complex="14pt" style:font-weight-complex="bold"/>
    </style:style>
    <style:style style:name="P440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94acf" officeooo:paragraph-rsid="00376183" style:font-size-asian="14pt" style:font-weight-asian="bold" style:font-size-complex="14pt" style:font-weight-complex="bold"/>
    </style:style>
    <style:style style:name="P441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94acf" officeooo:paragraph-rsid="000957b8" style:font-size-asian="14pt" style:font-weight-asian="bold" style:font-size-complex="14pt" style:font-weight-complex="bold"/>
    </style:style>
    <style:style style:name="P442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94acf" officeooo:paragraph-rsid="000985f1" style:font-size-asian="14pt" style:font-weight-asian="bold" style:font-size-complex="14pt" style:font-weight-complex="bold"/>
    </style:style>
    <style:style style:name="P443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94acf" officeooo:paragraph-rsid="000b06c3" style:font-size-asian="14pt" style:font-weight-asian="bold" style:font-size-complex="14pt" style:font-weight-complex="bold"/>
    </style:style>
    <style:style style:name="P444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94acf" officeooo:paragraph-rsid="00318173" style:font-size-asian="14pt" style:font-weight-asian="bold" style:font-size-complex="14pt" style:font-weight-complex="bold"/>
    </style:style>
    <style:style style:name="P445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94acf" officeooo:paragraph-rsid="0035139e" style:font-size-asian="14pt" style:font-weight-asian="bold" style:font-size-complex="14pt" style:font-weight-complex="bold"/>
    </style:style>
    <style:style style:name="P446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94acf" officeooo:paragraph-rsid="003a3075" style:font-size-asian="14pt" style:font-weight-asian="bold" style:font-size-complex="14pt" style:font-weight-complex="bold"/>
    </style:style>
    <style:style style:name="P447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94acf" officeooo:paragraph-rsid="003bd276" style:font-size-asian="14pt" style:font-weight-asian="bold" style:font-size-complex="14pt" style:font-weight-complex="bold"/>
    </style:style>
    <style:style style:name="P448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94acf" officeooo:paragraph-rsid="003cc7fc" style:font-size-asian="14pt" style:font-weight-asian="bold" style:font-size-complex="14pt" style:font-weight-complex="bold"/>
    </style:style>
    <style:style style:name="P449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94acf" officeooo:paragraph-rsid="003e347d" style:font-size-asian="14pt" style:font-weight-asian="bold" style:font-size-complex="14pt" style:font-weight-complex="bold"/>
    </style:style>
    <style:style style:name="P450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94acf" officeooo:paragraph-rsid="003ee10b" style:font-size-asian="14pt" style:font-weight-asian="bold" style:font-size-complex="14pt" style:font-weight-complex="bold"/>
    </style:style>
    <style:style style:name="P451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94acf" officeooo:paragraph-rsid="00428e67" style:font-size-asian="14pt" style:font-weight-asian="bold" style:font-size-complex="14pt" style:font-weight-complex="bold"/>
    </style:style>
    <style:style style:name="P452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94acf" officeooo:paragraph-rsid="004995c1" style:font-size-asian="14pt" style:font-weight-asian="bold" style:font-size-complex="14pt" style:font-weight-complex="bold"/>
    </style:style>
    <style:style style:name="P453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94acf" officeooo:paragraph-rsid="004c2d55" style:font-size-asian="14pt" style:font-weight-asian="bold" style:font-size-complex="14pt" style:font-weight-complex="bold"/>
    </style:style>
    <style:style style:name="P454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94acf" officeooo:paragraph-rsid="005001b0" style:font-size-asian="14pt" style:font-weight-asian="bold" style:font-size-complex="14pt" style:font-weight-complex="bold"/>
    </style:style>
    <style:style style:name="P455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94acf" officeooo:paragraph-rsid="00514bed" style:font-size-asian="14pt" style:font-weight-asian="bold" style:font-size-complex="14pt" style:font-weight-complex="bold"/>
    </style:style>
    <style:style style:name="P456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94acf" officeooo:paragraph-rsid="00521cd9" style:font-size-asian="14pt" style:font-weight-asian="bold" style:font-size-complex="14pt" style:font-weight-complex="bold"/>
    </style:style>
    <style:style style:name="P457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94acf" officeooo:paragraph-rsid="0056e5e5" style:font-size-asian="14pt" style:font-weight-asian="bold" style:font-size-complex="14pt" style:font-weight-complex="bold"/>
    </style:style>
    <style:style style:name="P458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94acf" officeooo:paragraph-rsid="00587ed0" style:font-size-asian="14pt" style:font-weight-asian="bold" style:font-size-complex="14pt" style:font-weight-complex="bold"/>
    </style:style>
    <style:style style:name="P459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94acf" officeooo:paragraph-rsid="0065db54" style:font-size-asian="14pt" style:font-weight-asian="bold" style:font-size-complex="14pt" style:font-weight-complex="bold"/>
    </style:style>
    <style:style style:name="P460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94acf" officeooo:paragraph-rsid="005a466f" style:font-size-asian="14pt" style:font-weight-asian="bold" style:font-size-complex="14pt" style:font-weight-complex="bold"/>
    </style:style>
    <style:style style:name="P461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94acf" officeooo:paragraph-rsid="00693e1c" style:font-size-asian="14pt" style:font-weight-asian="bold" style:font-size-complex="14pt" style:font-weight-complex="bold"/>
    </style:style>
    <style:style style:name="P462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376183" officeooo:paragraph-rsid="00376183" style:font-size-asian="14pt" style:font-weight-asian="bold" style:font-size-complex="14pt" style:font-weight-complex="bold"/>
    </style:style>
    <style:style style:name="P463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376183" officeooo:paragraph-rsid="003a3075" style:font-size-asian="14pt" style:font-weight-asian="bold" style:font-size-complex="14pt" style:font-weight-complex="bold"/>
    </style:style>
    <style:style style:name="P464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376183" officeooo:paragraph-rsid="003bd276" style:font-size-asian="14pt" style:font-weight-asian="bold" style:font-size-complex="14pt" style:font-weight-complex="bold"/>
    </style:style>
    <style:style style:name="P465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376183" officeooo:paragraph-rsid="003cc7fc" style:font-size-asian="14pt" style:font-weight-asian="bold" style:font-size-complex="14pt" style:font-weight-complex="bold"/>
    </style:style>
    <style:style style:name="P466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376183" officeooo:paragraph-rsid="003e347d" style:font-size-asian="14pt" style:font-weight-asian="bold" style:font-size-complex="14pt" style:font-weight-complex="bold"/>
    </style:style>
    <style:style style:name="P467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376183" officeooo:paragraph-rsid="003ee10b" style:font-size-asian="14pt" style:font-weight-asian="bold" style:font-size-complex="14pt" style:font-weight-complex="bold"/>
    </style:style>
    <style:style style:name="P468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376183" officeooo:paragraph-rsid="00428e67" style:font-size-asian="14pt" style:font-weight-asian="bold" style:font-size-complex="14pt" style:font-weight-complex="bold"/>
    </style:style>
    <style:style style:name="P469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376183" officeooo:paragraph-rsid="004995c1" style:font-size-asian="14pt" style:font-weight-asian="bold" style:font-size-complex="14pt" style:font-weight-complex="bold"/>
    </style:style>
    <style:style style:name="P470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376183" officeooo:paragraph-rsid="004c2d55" style:font-size-asian="14pt" style:font-weight-asian="bold" style:font-size-complex="14pt" style:font-weight-complex="bold"/>
    </style:style>
    <style:style style:name="P471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376183" officeooo:paragraph-rsid="005001b0" style:font-size-asian="14pt" style:font-weight-asian="bold" style:font-size-complex="14pt" style:font-weight-complex="bold"/>
    </style:style>
    <style:style style:name="P472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376183" officeooo:paragraph-rsid="00514bed" style:font-size-asian="14pt" style:font-weight-asian="bold" style:font-size-complex="14pt" style:font-weight-complex="bold"/>
    </style:style>
    <style:style style:name="P473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376183" officeooo:paragraph-rsid="00521cd9" style:font-size-asian="14pt" style:font-weight-asian="bold" style:font-size-complex="14pt" style:font-weight-complex="bold"/>
    </style:style>
    <style:style style:name="P474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376183" officeooo:paragraph-rsid="0056e5e5" style:font-size-asian="14pt" style:font-weight-asian="bold" style:font-size-complex="14pt" style:font-weight-complex="bold"/>
    </style:style>
    <style:style style:name="P475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376183" officeooo:paragraph-rsid="00587ed0" style:font-size-asian="14pt" style:font-weight-asian="bold" style:font-size-complex="14pt" style:font-weight-complex="bold"/>
    </style:style>
    <style:style style:name="P476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376183" officeooo:paragraph-rsid="0065db54" style:font-size-asian="14pt" style:font-weight-asian="bold" style:font-size-complex="14pt" style:font-weight-complex="bold"/>
    </style:style>
    <style:style style:name="P477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376183" officeooo:paragraph-rsid="005a466f" style:font-size-asian="14pt" style:font-weight-asian="bold" style:font-size-complex="14pt" style:font-weight-complex="bold"/>
    </style:style>
    <style:style style:name="P478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376183" officeooo:paragraph-rsid="00693e1c" style:font-size-asian="14pt" style:font-weight-asian="bold" style:font-size-complex="14pt" style:font-weight-complex="bold"/>
    </style:style>
    <style:style style:name="P479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3pt" style:text-underline-style="none" fo:font-weight="bold" officeooo:rsid="0005fae5" officeooo:paragraph-rsid="0005fae5" style:font-size-asian="13pt" style:font-weight-asian="bold" style:font-size-complex="13pt" style:font-weight-complex="bold"/>
    </style:style>
    <style:style style:name="P480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3pt" style:text-underline-style="none" fo:font-weight="bold" officeooo:rsid="00094acf" officeooo:paragraph-rsid="00094acf" style:font-size-asian="13pt" style:font-weight-asian="bold" style:font-size-complex="13pt" style:font-weight-complex="bold"/>
    </style:style>
    <style:style style:name="P481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3pt" style:text-underline-style="none" fo:font-weight="bold" officeooo:rsid="000957b8" officeooo:paragraph-rsid="000985f1" style:font-size-asian="13pt" style:font-weight-asian="bold" style:font-size-complex="13pt" style:font-weight-complex="bold"/>
    </style:style>
    <style:style style:name="P482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3pt" style:text-underline-style="none" fo:font-weight="bold" officeooo:rsid="000957b8" officeooo:paragraph-rsid="000b06c3" style:font-size-asian="13pt" style:font-weight-asian="bold" style:font-size-complex="13pt" style:font-weight-complex="bold"/>
    </style:style>
    <style:style style:name="P483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3pt" style:text-underline-style="none" fo:font-weight="bold" officeooo:rsid="000985f1" officeooo:paragraph-rsid="002b7879" style:font-size-asian="13pt" style:font-weight-asian="bold" style:font-size-complex="13pt" style:font-weight-complex="bold"/>
    </style:style>
    <style:style style:name="P484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3pt" style:text-underline-style="none" fo:font-weight="bold" officeooo:rsid="000985f1" officeooo:paragraph-rsid="002dcdad" style:font-size-asian="13pt" style:font-weight-asian="bold" style:font-size-complex="13pt" style:font-weight-complex="bold"/>
    </style:style>
    <style:style style:name="P485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3pt" style:text-underline-style="none" fo:font-weight="bold" officeooo:rsid="00318173" officeooo:paragraph-rsid="00318173" style:font-size-asian="13pt" style:font-weight-asian="bold" style:font-size-complex="13pt" style:font-weight-complex="bold"/>
    </style:style>
    <style:style style:name="P486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3pt" style:text-underline-style="none" fo:font-weight="bold" officeooo:rsid="00318173" officeooo:paragraph-rsid="00376183" style:font-size-asian="13pt" style:font-weight-asian="bold" style:font-size-complex="13pt" style:font-weight-complex="bold"/>
    </style:style>
    <style:style style:name="P487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3pt" style:text-underline-style="none" fo:font-weight="bold" officeooo:rsid="00318173" officeooo:paragraph-rsid="003a3075" style:font-size-asian="13pt" style:font-weight-asian="bold" style:font-size-complex="13pt" style:font-weight-complex="bold"/>
    </style:style>
    <style:style style:name="P488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3pt" style:text-underline-style="none" fo:font-weight="bold" officeooo:rsid="00318173" officeooo:paragraph-rsid="003bd276" style:font-size-asian="13pt" style:font-weight-asian="bold" style:font-size-complex="13pt" style:font-weight-complex="bold"/>
    </style:style>
    <style:style style:name="P489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3pt" style:text-underline-style="none" fo:font-weight="bold" officeooo:rsid="00318173" officeooo:paragraph-rsid="003cc7fc" style:font-size-asian="13pt" style:font-weight-asian="bold" style:font-size-complex="13pt" style:font-weight-complex="bold"/>
    </style:style>
    <style:style style:name="P490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3pt" style:text-underline-style="none" fo:font-weight="bold" officeooo:rsid="00318173" officeooo:paragraph-rsid="003e347d" style:font-size-asian="13pt" style:font-weight-asian="bold" style:font-size-complex="13pt" style:font-weight-complex="bold"/>
    </style:style>
    <style:style style:name="P491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3pt" style:text-underline-style="none" fo:font-weight="normal" officeooo:rsid="00318173" officeooo:paragraph-rsid="00376183" style:font-size-asian="13pt" style:font-weight-asian="normal" style:font-size-complex="13pt" style:font-weight-complex="normal"/>
    </style:style>
    <style:style style:name="P492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3pt" style:text-underline-style="none" fo:font-weight="normal" officeooo:rsid="003ff1ee" officeooo:paragraph-rsid="00428e67" style:font-size-asian="13pt" style:font-weight-asian="normal" style:font-size-complex="13pt" style:font-weight-complex="normal"/>
    </style:style>
    <style:style style:name="P493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3pt" style:text-underline-style="none" fo:font-weight="normal" officeooo:rsid="003ff1ee" officeooo:paragraph-rsid="004995c1" style:font-size-asian="13pt" style:font-weight-asian="normal" style:font-size-complex="13pt" style:font-weight-complex="normal"/>
    </style:style>
    <style:style style:name="P494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3pt" style:text-underline-style="none" fo:font-weight="normal" officeooo:rsid="0037c5e2" officeooo:paragraph-rsid="004995c1" style:font-size-asian="13pt" style:font-weight-asian="normal" style:font-size-complex="13pt" style:font-weight-complex="normal"/>
    </style:style>
    <style:style style:name="P495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3pt" style:text-underline-style="none" fo:font-weight="normal" officeooo:rsid="004db240" officeooo:paragraph-rsid="004db240" style:font-size-asian="13pt" style:font-weight-asian="normal" style:font-size-complex="13pt" style:font-weight-complex="normal"/>
    </style:style>
    <style:style style:name="P496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3pt" style:text-underline-style="none" fo:font-weight="normal" officeooo:rsid="004db240" officeooo:paragraph-rsid="005001b0" style:font-size-asian="13pt" style:font-weight-asian="normal" style:font-size-complex="13pt" style:font-weight-complex="normal"/>
    </style:style>
    <style:style style:name="P497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3pt" style:text-underline-style="none" fo:font-weight="normal" officeooo:rsid="004db240" officeooo:paragraph-rsid="00514bed" style:font-size-asian="13pt" style:font-weight-asian="normal" style:font-size-complex="13pt" style:font-weight-complex="normal"/>
    </style:style>
    <style:style style:name="P498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3pt" style:text-underline-style="none" fo:font-weight="normal" officeooo:rsid="004db240" officeooo:paragraph-rsid="0056e5e5" style:font-size-asian="13pt" style:font-weight-asian="normal" style:font-size-complex="13pt" style:font-weight-complex="normal"/>
    </style:style>
    <style:style style:name="P499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3pt" style:text-underline-style="none" fo:font-weight="normal" officeooo:rsid="004db240" officeooo:paragraph-rsid="00587ed0" style:font-size-asian="13pt" style:font-weight-asian="normal" style:font-size-complex="13pt" style:font-weight-complex="normal"/>
    </style:style>
    <style:style style:name="P500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3pt" fo:font-style="italic" style:text-underline-style="none" fo:font-weight="bold" officeooo:rsid="0037c5e2" officeooo:paragraph-rsid="003a00f9" style:font-size-asian="13pt" style:font-style-asian="italic" style:font-weight-asian="bold" style:font-size-complex="13pt" style:font-style-complex="italic" style:font-weight-complex="bold"/>
    </style:style>
    <style:style style:name="P501" style:family="paragraph" style:parent-style-name="Method_20_Listing_20_Title" style:list-style-name="">
      <style:paragraph-properties fo:margin-left="0in" fo:margin-right="0in" fo:text-indent="0in" style:auto-text-indent="false"/>
      <style:text-properties style:font-name="Liberation Sans" style:text-underline-style="none" fo:font-weight="normal" officeooo:rsid="0011de68" officeooo:paragraph-rsid="00318173" style:font-weight-asian="normal" style:font-weight-complex="normal"/>
    </style:style>
    <style:style style:name="P502" style:family="paragraph" style:parent-style-name="Method_20_Listing_20_Title" style:list-style-name="">
      <style:paragraph-properties fo:margin-left="0in" fo:margin-right="0in" fo:text-indent="0in" style:auto-text-indent="false"/>
      <style:text-properties style:font-name="Liberation Sans" style:text-underline-style="none" fo:font-weight="normal" officeooo:rsid="0011de68" officeooo:paragraph-rsid="00376183" style:font-weight-asian="normal" style:font-weight-complex="normal"/>
    </style:style>
    <style:style style:name="P503" style:family="paragraph" style:parent-style-name="Method_20_Listing_20_Title" style:list-style-name="">
      <style:paragraph-properties fo:margin-left="0in" fo:margin-right="0in" fo:text-indent="0in" style:auto-text-indent="false"/>
      <style:text-properties style:font-name="Liberation Sans" style:text-underline-style="none" fo:font-weight="normal" officeooo:rsid="0011de68" officeooo:paragraph-rsid="003a3075" style:font-weight-asian="normal" style:font-weight-complex="normal"/>
    </style:style>
    <style:style style:name="P504" style:family="paragraph" style:parent-style-name="Method_20_Listing_20_Title" style:list-style-name="">
      <style:paragraph-properties fo:margin-left="0in" fo:margin-right="0in" fo:text-indent="0in" style:auto-text-indent="false"/>
      <style:text-properties style:font-name="Liberation Sans" style:text-underline-style="none" fo:font-weight="normal" officeooo:rsid="0011de68" officeooo:paragraph-rsid="003bd276" style:font-weight-asian="normal" style:font-weight-complex="normal"/>
    </style:style>
    <style:style style:name="P505" style:family="paragraph" style:parent-style-name="Method_20_Listing_20_Title" style:list-style-name="">
      <style:paragraph-properties fo:margin-left="0in" fo:margin-right="0in" fo:text-indent="0in" style:auto-text-indent="false"/>
      <style:text-properties style:font-name="Liberation Sans" style:text-underline-style="none" fo:font-weight="normal" officeooo:rsid="0011de68" officeooo:paragraph-rsid="003cc7fc" style:font-weight-asian="normal" style:font-weight-complex="normal"/>
    </style:style>
    <style:style style:name="P506" style:family="paragraph" style:parent-style-name="Method_20_Listing_20_Title" style:list-style-name="">
      <style:paragraph-properties fo:margin-left="0in" fo:margin-right="0in" fo:text-indent="0in" style:auto-text-indent="false"/>
      <style:text-properties style:font-name="Liberation Sans" style:text-underline-style="none" fo:font-weight="normal" officeooo:rsid="0011de68" officeooo:paragraph-rsid="003e347d" style:font-weight-asian="normal" style:font-weight-complex="normal"/>
    </style:style>
    <style:style style:name="P507" style:family="paragraph" style:parent-style-name="Method_20_Listing_20_Title" style:list-style-name="">
      <style:paragraph-properties fo:margin-left="0in" fo:margin-right="0in" fo:text-indent="0in" style:auto-text-indent="false"/>
      <style:text-properties style:font-name="Liberation Sans" style:text-underline-style="none" fo:font-weight="normal" officeooo:rsid="0011de68" officeooo:paragraph-rsid="003ee10b" style:font-weight-asian="normal" style:font-weight-complex="normal"/>
    </style:style>
    <style:style style:name="P508" style:family="paragraph" style:parent-style-name="Method_20_Listing_20_Title" style:list-style-name="">
      <style:paragraph-properties fo:margin-left="0in" fo:margin-right="0in" fo:text-indent="0in" style:auto-text-indent="false"/>
      <style:text-properties style:font-name="Liberation Sans" style:text-underline-style="none" fo:font-weight="normal" officeooo:rsid="0011de68" officeooo:paragraph-rsid="004865e8" style:font-weight-asian="normal" style:font-weight-complex="normal"/>
    </style:style>
    <style:style style:name="P509" style:family="paragraph" style:parent-style-name="Method_20_Listing_20_Title" style:list-style-name="">
      <style:paragraph-properties fo:margin-left="0in" fo:margin-right="0in" fo:text-indent="0in" style:auto-text-indent="false"/>
      <style:text-properties style:font-name="Liberation Sans" style:text-underline-style="none" fo:font-weight="normal" officeooo:rsid="0011de68" officeooo:paragraph-rsid="004995c1" style:font-weight-asian="normal" style:font-weight-complex="normal"/>
    </style:style>
    <style:style style:name="P510" style:family="paragraph" style:parent-style-name="Method_20_Listing_20_Title" style:list-style-name="">
      <style:paragraph-properties fo:margin-left="0in" fo:margin-right="0in" fo:text-indent="0in" style:auto-text-indent="false"/>
      <style:text-properties style:font-name="Liberation Sans" style:text-underline-style="none" fo:font-weight="normal" officeooo:rsid="0011de68" officeooo:paragraph-rsid="00521cd9" style:font-weight-asian="normal" style:font-weight-complex="normal"/>
    </style:style>
    <style:style style:name="P511" style:family="paragraph" style:parent-style-name="Method_20_Listing_20_Title">
      <style:paragraph-properties fo:margin-left="0in" fo:margin-right="0in" fo:text-indent="0in" style:auto-text-indent="false"/>
      <style:text-properties style:font-name="Liberation Sans" officeooo:rsid="005001b0" officeooo:paragraph-rsid="005001b0"/>
    </style:style>
    <style:style style:name="P512" style:family="paragraph" style:parent-style-name="Method_20_Listing_20_Title">
      <style:paragraph-properties fo:margin-left="0in" fo:margin-right="0in" fo:text-indent="0in" style:auto-text-indent="false"/>
      <style:text-properties style:font-name="Liberation Sans" officeooo:rsid="005001b0" officeooo:paragraph-rsid="00514bed"/>
    </style:style>
    <style:style style:name="P513" style:family="paragraph" style:parent-style-name="Method_20_Listing_20_Title">
      <style:paragraph-properties fo:margin-left="0in" fo:margin-right="0in" fo:text-indent="0in" style:auto-text-indent="false"/>
      <style:text-properties style:font-name="Liberation Sans" officeooo:rsid="005001b0" officeooo:paragraph-rsid="0056e5e5"/>
    </style:style>
    <style:style style:name="P514" style:family="paragraph" style:parent-style-name="Method_20_Listing_20_Title">
      <style:paragraph-properties fo:margin-left="0in" fo:margin-right="0in" fo:text-indent="0in" style:auto-text-indent="false"/>
      <style:text-properties style:font-name="Liberation Sans" officeooo:rsid="005001b0" officeooo:paragraph-rsid="0065535c"/>
    </style:style>
    <style:style style:name="P515" style:family="paragraph" style:parent-style-name="Method_20_Listing_20_Title">
      <style:paragraph-properties fo:margin-left="0in" fo:margin-right="0in" fo:text-indent="0in" style:auto-text-indent="false"/>
      <style:text-properties style:font-name="Liberation Sans" officeooo:rsid="000490ad" officeooo:paragraph-rsid="005001b0"/>
    </style:style>
    <style:style style:name="P516" style:family="paragraph" style:parent-style-name="Method_20_Listing_20_Title">
      <style:paragraph-properties fo:margin-left="0in" fo:margin-right="0in" fo:text-indent="0in" style:auto-text-indent="false"/>
      <style:text-properties style:font-name="Liberation Sans" officeooo:rsid="000490ad" officeooo:paragraph-rsid="00514bed"/>
    </style:style>
    <style:style style:name="P517" style:family="paragraph" style:parent-style-name="Method_20_Listing_20_Title">
      <style:paragraph-properties fo:margin-left="0in" fo:margin-right="0in" fo:text-indent="0in" style:auto-text-indent="false"/>
      <style:text-properties style:font-name="Liberation Sans" officeooo:rsid="000490ad" officeooo:paragraph-rsid="0056e5e5"/>
    </style:style>
    <style:style style:name="P518" style:family="paragraph" style:parent-style-name="Method_20_Listing_20_Title">
      <style:paragraph-properties fo:margin-left="0in" fo:margin-right="0in" fo:text-indent="0in" style:auto-text-indent="false"/>
      <style:text-properties style:font-name="Liberation Sans" officeooo:rsid="000490ad" officeooo:paragraph-rsid="00587ed0"/>
    </style:style>
    <style:style style:name="P519" style:family="paragraph" style:parent-style-name="Method_20_Listing_20_Title">
      <style:paragraph-properties fo:margin-left="0in" fo:margin-right="0in" fo:text-indent="0in" style:auto-text-indent="false"/>
      <style:text-properties style:font-name="Liberation Sans" officeooo:rsid="00512116" officeooo:paragraph-rsid="00512116"/>
    </style:style>
    <style:style style:name="P520" style:family="paragraph" style:parent-style-name="Method_20_Listing_20_Title">
      <style:paragraph-properties fo:margin-left="0in" fo:margin-right="0in" fo:text-indent="0in" style:auto-text-indent="false"/>
      <style:text-properties style:font-name="Liberation Sans" officeooo:rsid="00512116" officeooo:paragraph-rsid="00514bed"/>
    </style:style>
    <style:style style:name="P521" style:family="paragraph" style:parent-style-name="Method_20_Listing_20_Title">
      <style:paragraph-properties fo:margin-left="0in" fo:margin-right="0in" fo:text-indent="0in" style:auto-text-indent="false"/>
      <style:text-properties style:font-name="Liberation Sans" officeooo:rsid="00512116" officeooo:paragraph-rsid="0056e5e5"/>
    </style:style>
    <style:style style:name="P522" style:family="paragraph" style:parent-style-name="Method_20_Listing_20_Title">
      <style:paragraph-properties fo:margin-left="0in" fo:margin-right="0in" fo:text-indent="0in" style:auto-text-indent="false"/>
      <style:text-properties style:font-name="Liberation Sans" officeooo:rsid="00512116" officeooo:paragraph-rsid="00587ed0"/>
    </style:style>
    <style:style style:name="P523" style:family="paragraph" style:parent-style-name="Method_20_Listing_20_Title">
      <style:paragraph-properties fo:margin-left="0in" fo:margin-right="0in" fo:text-indent="0in" style:auto-text-indent="false"/>
      <style:text-properties style:font-name="Liberation Sans" officeooo:rsid="00512116" officeooo:paragraph-rsid="005a466f"/>
    </style:style>
    <style:style style:name="P524" style:family="paragraph" style:parent-style-name="Method_20_Listing_20_Title">
      <style:paragraph-properties fo:margin-left="0in" fo:margin-right="0in" fo:line-height="150%" fo:text-indent="0in" style:auto-text-indent="false"/>
      <style:text-properties officeooo:paragraph-rsid="001e5c71"/>
    </style:style>
    <style:style style:name="P525" style:family="paragraph" style:parent-style-name="Method_20_Listing_20_Title">
      <style:paragraph-properties fo:margin-left="0in" fo:margin-right="0in" fo:text-indent="0in" style:auto-text-indent="false"/>
      <style:text-properties fo:color="#0000c0" style:font-name="Liberation Sans" fo:font-size="11pt" style:text-underline-style="none" fo:font-weight="normal" officeooo:rsid="000957b8" officeooo:paragraph-rsid="000957b8" fo:background-color="#ffffff" style:font-size-asian="11pt" style:font-weight-asian="normal" style:font-size-complex="11pt" style:font-weight-complex="normal"/>
    </style:style>
    <style:style style:name="P526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80" style:font-name="Liberation Sans" style:text-underline-style="none" fo:font-weight="normal" officeooo:rsid="0011de68" officeooo:paragraph-rsid="0011de68" style:font-weight-asian="normal" style:font-weight-complex="normal"/>
    </style:style>
    <style:style style:name="P527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80" style:font-name="Liberation Sans" style:text-underline-style="none" fo:font-weight="normal" officeooo:rsid="0011de68" officeooo:paragraph-rsid="002f8723" style:font-weight-asian="normal" style:font-weight-complex="normal"/>
    </style:style>
    <style:style style:name="P528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80" style:font-name="Liberation Sans" style:text-underline-style="none" fo:font-weight="normal" officeooo:rsid="0011de68" officeooo:paragraph-rsid="00318173" style:font-weight-asian="normal" style:font-weight-complex="normal"/>
    </style:style>
    <style:style style:name="P529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80" style:font-name="Liberation Sans" style:text-underline-style="none" fo:font-weight="normal" officeooo:rsid="0011de68" officeooo:paragraph-rsid="00512116" style:font-weight-asian="normal" style:font-weight-complex="normal"/>
    </style:style>
    <style:style style:name="P530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80" style:font-name="Liberation Sans" style:text-underline-style="none" fo:font-weight="normal" officeooo:rsid="002f8723" officeooo:paragraph-rsid="002f8723" style:font-weight-asian="normal" style:font-weight-complex="normal"/>
    </style:style>
    <style:style style:name="P531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80" style:font-name="Liberation Sans" style:text-underline-style="none" fo:font-weight="normal" officeooo:rsid="002e8f14" officeooo:paragraph-rsid="002e8f14" style:font-weight-asian="normal" style:font-weight-complex="normal"/>
    </style:style>
    <style:style style:name="P532" style:family="paragraph" style:parent-style-name="Method_20_Listing_20_Title">
      <style:paragraph-properties fo:margin-left="0in" fo:margin-right="0in" fo:text-indent="0in" style:auto-text-indent="false"/>
      <style:text-properties fo:color="#000080" style:font-name="Liberation Sans" style:text-underline-style="none" fo:font-weight="normal" officeooo:rsid="002e8f14" officeooo:paragraph-rsid="00693e1c" style:font-weight-asian="normal" style:font-weight-complex="normal"/>
    </style:style>
    <style:style style:name="P533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80" style:font-name="Liberation Sans" style:text-underline-style="none" fo:font-weight="normal" officeooo:paragraph-rsid="0011de68" style:font-weight-asian="normal" style:font-weight-complex="normal"/>
    </style:style>
    <style:style style:name="P534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80" style:font-name="Liberation Sans" style:text-underline-style="none" fo:font-weight="normal" officeooo:paragraph-rsid="00318173" style:font-weight-asian="normal" style:font-weight-complex="normal"/>
    </style:style>
    <style:style style:name="P535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80" style:font-name="Liberation Sans" style:text-underline-style="none" fo:font-weight="normal" officeooo:paragraph-rsid="0035139e" style:font-weight-asian="normal" style:font-weight-complex="normal"/>
    </style:style>
    <style:style style:name="P536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80" style:font-name="Liberation Sans" style:text-underline-style="none" fo:font-weight="normal" officeooo:paragraph-rsid="003a3075" style:font-weight-asian="normal" style:font-weight-complex="normal"/>
    </style:style>
    <style:style style:name="P537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80" style:font-name="Liberation Sans" style:text-underline-style="none" fo:font-weight="normal" officeooo:paragraph-rsid="003bd276" style:font-weight-asian="normal" style:font-weight-complex="normal"/>
    </style:style>
    <style:style style:name="P538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80" style:font-name="Liberation Sans" style:text-underline-style="none" fo:font-weight="normal" officeooo:paragraph-rsid="003cc7fc" style:font-weight-asian="normal" style:font-weight-complex="normal"/>
    </style:style>
    <style:style style:name="P539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80" style:font-name="Liberation Sans" style:text-underline-style="none" fo:font-weight="normal" officeooo:paragraph-rsid="003e347d" style:font-weight-asian="normal" style:font-weight-complex="normal"/>
    </style:style>
    <style:style style:name="P540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80" style:font-name="Liberation Sans" style:text-underline-style="none" fo:font-weight="normal" officeooo:paragraph-rsid="003ee10b" style:font-weight-asian="normal" style:font-weight-complex="normal"/>
    </style:style>
    <style:style style:name="P541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80" style:font-name="Liberation Sans" style:text-underline-style="none" fo:font-weight="normal" officeooo:paragraph-rsid="00428e67" style:font-weight-asian="normal" style:font-weight-complex="normal"/>
    </style:style>
    <style:style style:name="P542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80" style:font-name="Liberation Sans" style:text-underline-style="none" fo:font-weight="normal" officeooo:paragraph-rsid="004995c1" style:font-weight-asian="normal" style:font-weight-complex="normal"/>
    </style:style>
    <style:style style:name="P543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80" style:font-name="Liberation Sans" style:text-underline-style="none" fo:font-weight="normal" officeooo:paragraph-rsid="004c2d55" style:font-weight-asian="normal" style:font-weight-complex="normal"/>
    </style:style>
    <style:style style:name="P544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80" style:font-name="Liberation Sans" style:text-underline-style="none" fo:font-weight="normal" officeooo:paragraph-rsid="005001b0" style:font-weight-asian="normal" style:font-weight-complex="normal"/>
    </style:style>
    <style:style style:name="P545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80" style:font-name="Liberation Sans" style:text-underline-style="none" fo:font-weight="normal" officeooo:rsid="00376183" officeooo:paragraph-rsid="00376183" style:font-weight-asian="normal" style:font-weight-complex="normal"/>
    </style:style>
    <style:style style:name="P546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80" style:font-name="Liberation Sans" style:text-underline-style="none" fo:font-weight="normal" officeooo:rsid="00376183" officeooo:paragraph-rsid="003a3075" style:font-weight-asian="normal" style:font-weight-complex="normal"/>
    </style:style>
    <style:style style:name="P547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80" style:font-name="Liberation Sans" style:text-underline-style="none" fo:font-weight="normal" officeooo:rsid="00376183" officeooo:paragraph-rsid="003bd276" style:font-weight-asian="normal" style:font-weight-complex="normal"/>
    </style:style>
    <style:style style:name="P548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80" style:font-name="Liberation Sans" style:text-underline-style="none" fo:font-weight="normal" officeooo:rsid="00376183" officeooo:paragraph-rsid="003cc7fc" style:font-weight-asian="normal" style:font-weight-complex="normal"/>
    </style:style>
    <style:style style:name="P549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80" style:font-name="Liberation Sans" style:text-underline-style="none" fo:font-weight="normal" officeooo:rsid="00376183" officeooo:paragraph-rsid="003e347d" style:font-weight-asian="normal" style:font-weight-complex="normal"/>
    </style:style>
    <style:style style:name="P550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80" style:font-name="Liberation Sans" style:text-underline-style="none" fo:font-weight="normal" officeooo:rsid="00376183" officeooo:paragraph-rsid="003ee10b" style:font-weight-asian="normal" style:font-weight-complex="normal"/>
    </style:style>
    <style:style style:name="P551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80" style:font-name="Liberation Sans" style:text-underline-style="none" fo:font-weight="normal" officeooo:rsid="00376183" officeooo:paragraph-rsid="00428e67" style:font-weight-asian="normal" style:font-weight-complex="normal"/>
    </style:style>
    <style:style style:name="P552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80" style:font-name="Liberation Sans" style:text-underline-style="none" fo:font-weight="normal" officeooo:rsid="00376183" officeooo:paragraph-rsid="004995c1" style:font-weight-asian="normal" style:font-weight-complex="normal"/>
    </style:style>
    <style:style style:name="P553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80" style:font-name="Liberation Sans" style:text-underline-style="none" fo:font-weight="normal" officeooo:rsid="00376183" officeooo:paragraph-rsid="004c2d55" style:font-weight-asian="normal" style:font-weight-complex="normal"/>
    </style:style>
    <style:style style:name="P554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80" style:font-name="Liberation Sans" style:text-underline-style="none" fo:font-weight="normal" officeooo:rsid="00376183" officeooo:paragraph-rsid="005001b0" style:font-weight-asian="normal" style:font-weight-complex="normal"/>
    </style:style>
    <style:style style:name="P555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80" style:font-name="Liberation Sans" style:text-underline-style="none" fo:font-weight="normal" officeooo:rsid="00376183" officeooo:paragraph-rsid="00521cd9" style:font-weight-asian="normal" style:font-weight-complex="normal"/>
    </style:style>
    <style:style style:name="P556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80" style:font-name="Liberation Sans" style:text-underline-style="none" fo:font-weight="normal" officeooo:rsid="00376183" officeooo:paragraph-rsid="00693e1c" style:font-weight-asian="normal" style:font-weight-complex="normal"/>
    </style:style>
    <style:style style:name="P557" style:family="paragraph" style:parent-style-name="Method_20_Listing_20_Title">
      <style:paragraph-properties fo:margin-left="0in" fo:margin-right="0in" fo:text-indent="0in" style:auto-text-indent="false"/>
      <style:text-properties fo:color="#000080" style:font-name="Liberation Sans" style:text-underline-style="none" fo:font-weight="normal" officeooo:rsid="00376183" officeooo:paragraph-rsid="004c2d55" style:font-weight-asian="normal" style:font-weight-complex="normal"/>
    </style:style>
    <style:style style:name="P558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80" style:font-name="Liberation Sans" style:text-underline-style="none" fo:font-weight="normal" officeooo:rsid="00512116" officeooo:paragraph-rsid="00512116" style:font-weight-asian="normal" style:font-weight-complex="normal"/>
    </style:style>
    <style:style style:name="P559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80" style:font-name="Liberation Sans" style:text-underline-style="none" fo:font-weight="normal" officeooo:rsid="00512116" officeooo:paragraph-rsid="00514bed" style:font-weight-asian="normal" style:font-weight-complex="normal"/>
    </style:style>
    <style:style style:name="P560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80" style:font-name="Liberation Sans" style:text-underline-style="none" fo:font-weight="normal" officeooo:rsid="00512116" officeooo:paragraph-rsid="00521cd9" style:font-weight-asian="normal" style:font-weight-complex="normal"/>
    </style:style>
    <style:style style:name="P561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80" style:font-name="Liberation Sans" style:text-underline-style="none" fo:font-weight="normal" officeooo:rsid="00512116" officeooo:paragraph-rsid="0056e5e5" style:font-weight-asian="normal" style:font-weight-complex="normal"/>
    </style:style>
    <style:style style:name="P562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80" style:font-name="Liberation Sans" style:text-underline-style="none" fo:font-weight="normal" officeooo:rsid="00512116" officeooo:paragraph-rsid="00587ed0" style:font-weight-asian="normal" style:font-weight-complex="normal"/>
    </style:style>
    <style:style style:name="P563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80" style:font-name="Liberation Sans" style:text-underline-style="none" fo:font-weight="normal" officeooo:rsid="00512116" officeooo:paragraph-rsid="005a466f" style:font-weight-asian="normal" style:font-weight-complex="normal"/>
    </style:style>
    <style:style style:name="P564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80" style:font-name="Liberation Sans" style:text-underline-style="none" fo:font-weight="normal" officeooo:rsid="00512116" officeooo:paragraph-rsid="00693e1c" style:font-weight-asian="normal" style:font-weight-complex="normal"/>
    </style:style>
    <style:style style:name="P565" style:family="paragraph" style:parent-style-name="Method_20_Listing_20_Title">
      <style:paragraph-properties fo:margin-left="0in" fo:margin-right="0in" fo:text-indent="0in" style:auto-text-indent="false"/>
      <style:text-properties fo:color="#000080" style:font-name="Liberation Sans" style:text-underline-style="none" fo:font-weight="normal" officeooo:rsid="00693e1c" officeooo:paragraph-rsid="00693e1c" style:font-weight-asian="normal" style:font-weight-complex="normal"/>
    </style:style>
    <style:style style:name="P566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80" style:font-name="Liberation Sans" fo:font-size="16pt" style:text-underline-style="none" fo:font-weight="normal" officeooo:rsid="00512116" officeooo:paragraph-rsid="0065db54" style:font-size-asian="16pt" style:font-weight-asian="normal" style:font-size-complex="16pt" style:font-weight-complex="normal"/>
    </style:style>
    <style:style style:name="P567" style:family="paragraph" style:parent-style-name="Method_20_Listing_20_Title" style:list-style-name="">
      <style:paragraph-properties fo:margin-left="0.5in" fo:margin-right="0in" fo:text-indent="0in" style:auto-text-indent="false"/>
      <style:text-properties style:font-name="Liberation Sans" fo:font-size="11pt" style:text-underline-style="none" fo:font-weight="normal" officeooo:rsid="0073bddf" officeooo:paragraph-rsid="0073bddf" style:font-size-asian="9.60000038146973pt" style:font-weight-asian="normal" style:font-size-complex="11pt" style:font-weight-complex="normal"/>
    </style:style>
    <style:style style:name="P568" style:family="paragraph" style:parent-style-name="Method_20_Listing_20_Title">
      <style:paragraph-properties fo:break-before="page"/>
      <style:text-properties style:font-name="Liberation Sans" fo:font-size="16pt" officeooo:rsid="000b06c3" officeooo:paragraph-rsid="000b06c3" style:font-size-asian="16pt" style:font-size-complex="16pt"/>
    </style:style>
    <style:style style:name="P569" style:family="paragraph" style:parent-style-name="Method_20_Listing_20_Title">
      <style:paragraph-properties fo:break-before="page"/>
      <style:text-properties style:font-name="Liberation Sans" fo:font-size="16pt" officeooo:rsid="000b06c3" officeooo:paragraph-rsid="00318173" style:font-size-asian="16pt" style:font-size-complex="16pt"/>
    </style:style>
    <style:style style:name="P570" style:family="paragraph" style:parent-style-name="Method_20_Listing_20_Title">
      <style:paragraph-properties fo:break-before="page"/>
      <style:text-properties style:font-name="Liberation Sans" fo:font-size="16pt" officeooo:rsid="000b06c3" officeooo:paragraph-rsid="0035139e" style:font-size-asian="16pt" style:font-size-complex="16pt"/>
    </style:style>
    <style:style style:name="P571" style:family="paragraph" style:parent-style-name="Method_20_Listing_20_Title">
      <style:paragraph-properties fo:break-before="page"/>
      <style:text-properties style:font-name="Liberation Sans" fo:font-size="16pt" officeooo:rsid="000b06c3" officeooo:paragraph-rsid="003a3075" style:font-size-asian="16pt" style:font-size-complex="16pt"/>
    </style:style>
    <style:style style:name="P572" style:family="paragraph" style:parent-style-name="Method_20_Listing_20_Title">
      <style:paragraph-properties fo:break-before="page"/>
      <style:text-properties style:font-name="Liberation Sans" fo:font-size="16pt" officeooo:rsid="000b06c3" officeooo:paragraph-rsid="003bd276" style:font-size-asian="16pt" style:font-size-complex="16pt"/>
    </style:style>
    <style:style style:name="P573" style:family="paragraph" style:parent-style-name="Method_20_Listing_20_Title">
      <style:paragraph-properties fo:break-before="page"/>
      <style:text-properties style:font-name="Liberation Sans" fo:font-size="16pt" officeooo:rsid="000b06c3" officeooo:paragraph-rsid="003cc7fc" style:font-size-asian="16pt" style:font-size-complex="16pt"/>
    </style:style>
    <style:style style:name="P574" style:family="paragraph" style:parent-style-name="Method_20_Listing_20_Title">
      <style:paragraph-properties fo:break-before="page"/>
      <style:text-properties style:font-name="Liberation Sans" fo:font-size="16pt" officeooo:rsid="000b06c3" officeooo:paragraph-rsid="003e347d" style:font-size-asian="16pt" style:font-size-complex="16pt"/>
    </style:style>
    <style:style style:name="P575" style:family="paragraph" style:parent-style-name="Method_20_Listing_20_Title">
      <style:paragraph-properties fo:break-before="page"/>
      <style:text-properties style:font-name="Liberation Sans" fo:font-size="16pt" officeooo:rsid="000b06c3" officeooo:paragraph-rsid="003ee10b" style:font-size-asian="16pt" style:font-size-complex="16pt"/>
    </style:style>
    <style:style style:name="P576" style:family="paragraph" style:parent-style-name="Method_20_Listing_20_Title">
      <style:paragraph-properties fo:break-before="page"/>
      <style:text-properties style:font-name="Liberation Sans" fo:font-size="16pt" officeooo:rsid="000b06c3" officeooo:paragraph-rsid="00428e67" style:font-size-asian="16pt" style:font-size-complex="16pt"/>
    </style:style>
    <style:style style:name="P577" style:family="paragraph" style:parent-style-name="Method_20_Listing_20_Title">
      <style:paragraph-properties fo:break-before="page"/>
      <style:text-properties style:font-name="Liberation Sans" fo:font-size="16pt" officeooo:rsid="000b06c3" officeooo:paragraph-rsid="004995c1" style:font-size-asian="16pt" style:font-size-complex="16pt"/>
    </style:style>
    <style:style style:name="P578" style:family="paragraph" style:parent-style-name="Method_20_Listing_20_Title">
      <style:paragraph-properties fo:break-before="page"/>
      <style:text-properties style:font-name="Liberation Sans" fo:font-size="16pt" officeooo:rsid="000b06c3" officeooo:paragraph-rsid="004c2d55" style:font-size-asian="16pt" style:font-size-complex="16pt"/>
    </style:style>
    <style:style style:name="P579" style:family="paragraph" style:parent-style-name="Method_20_Listing_20_Title">
      <style:paragraph-properties fo:break-before="page"/>
      <style:text-properties style:font-name="Liberation Sans" fo:font-size="16pt" officeooo:rsid="000b06c3" officeooo:paragraph-rsid="005001b0" style:font-size-asian="16pt" style:font-size-complex="16pt"/>
    </style:style>
    <style:style style:name="P580" style:family="paragraph" style:parent-style-name="Method_20_Listing_20_Title">
      <style:paragraph-properties fo:break-before="page"/>
      <style:text-properties style:font-name="Liberation Sans" fo:font-size="16pt" officeooo:rsid="000b06c3" officeooo:paragraph-rsid="00514bed" style:font-size-asian="16pt" style:font-size-complex="16pt"/>
    </style:style>
    <style:style style:name="P581" style:family="paragraph" style:parent-style-name="Method_20_Listing_20_Title">
      <style:paragraph-properties fo:break-before="page"/>
      <style:text-properties style:font-name="Liberation Sans" fo:font-size="16pt" officeooo:rsid="000b06c3" officeooo:paragraph-rsid="00521cd9" style:font-size-asian="16pt" style:font-size-complex="16pt"/>
    </style:style>
    <style:style style:name="P582" style:family="paragraph" style:parent-style-name="Method_20_Listing_20_Title">
      <style:paragraph-properties fo:break-before="page"/>
      <style:text-properties style:font-name="Liberation Sans" fo:font-size="16pt" officeooo:rsid="000b06c3" officeooo:paragraph-rsid="0056e5e5" style:font-size-asian="16pt" style:font-size-complex="16pt"/>
    </style:style>
    <style:style style:name="P583" style:family="paragraph" style:parent-style-name="Method_20_Listing_20_Title">
      <style:paragraph-properties fo:break-before="page"/>
      <style:text-properties style:font-name="Liberation Sans" fo:font-size="16pt" officeooo:rsid="000b06c3" officeooo:paragraph-rsid="00587ed0" style:font-size-asian="16pt" style:font-size-complex="16pt"/>
    </style:style>
    <style:style style:name="P584" style:family="paragraph" style:parent-style-name="Method_20_Listing_20_Title">
      <style:paragraph-properties fo:break-before="page"/>
      <style:text-properties style:font-name="Liberation Sans" fo:font-size="16pt" officeooo:rsid="000b06c3" officeooo:paragraph-rsid="0065db54" style:font-size-asian="16pt" style:font-size-complex="16pt"/>
    </style:style>
    <style:style style:name="P585" style:family="paragraph" style:parent-style-name="Method_20_Listing_20_Title">
      <style:paragraph-properties fo:break-before="page"/>
      <style:text-properties style:font-name="Liberation Sans" fo:font-size="16pt" officeooo:rsid="000b06c3" officeooo:paragraph-rsid="005a466f" style:font-size-asian="16pt" style:font-size-complex="16pt"/>
    </style:style>
    <style:style style:name="P586" style:family="paragraph" style:parent-style-name="Method_20_Listing_20_Title">
      <style:paragraph-properties fo:break-before="page"/>
      <style:text-properties style:font-name="Liberation Sans" fo:font-size="16pt" officeooo:rsid="000b06c3" officeooo:paragraph-rsid="00693e1c" style:font-size-asian="16pt" style:font-size-complex="16pt"/>
    </style:style>
    <style:style style:name="T1" style:family="text">
      <style:text-properties officeooo:rsid="0003bddd"/>
    </style:style>
    <style:style style:name="T2" style:family="text">
      <style:text-properties style:text-underline-style="none" officeooo:rsid="000957b8"/>
    </style:style>
    <style:style style:name="T3" style:family="text">
      <style:text-properties style:text-underline-style="none" officeooo:rsid="000985f1"/>
    </style:style>
    <style:style style:name="T4" style:family="text">
      <style:text-properties style:text-underline-style="none" officeooo:rsid="0027a254"/>
    </style:style>
    <style:style style:name="T5" style:family="text">
      <style:text-properties style:text-underline-style="none" officeooo:rsid="002b16a3"/>
    </style:style>
    <style:style style:name="T6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7" style:family="text">
      <style:text-properties fo:font-size="11pt" style:text-underline-style="none" fo:font-weight="normal" officeooo:rsid="0006ec09" style:font-size-asian="11pt" style:font-weight-asian="normal" style:font-size-complex="11pt" style:font-weight-complex="normal"/>
    </style:style>
    <style:style style:name="T8" style:family="text">
      <style:text-properties fo:font-size="11pt" style:text-underline-style="none" fo:font-weight="normal" officeooo:rsid="000e3391" style:font-size-asian="11pt" style:font-weight-asian="normal" style:font-size-complex="11pt" style:font-weight-complex="normal"/>
    </style:style>
    <style:style style:name="T9" style:family="text">
      <style:text-properties fo:font-size="11pt" style:text-underline-style="none" fo:font-weight="normal" officeooo:rsid="00235143" style:font-size-asian="11pt" style:font-weight-asian="normal" style:font-size-complex="11pt" style:font-weight-complex="normal"/>
    </style:style>
    <style:style style:name="T10" style:family="text">
      <style:text-properties fo:font-size="11pt" style:text-underline-style="none" style:font-size-asian="11pt" style:font-size-complex="11pt"/>
    </style:style>
    <style:style style:name="T11" style:family="text">
      <style:text-properties fo:font-size="11pt" style:text-underline-style="none" officeooo:rsid="00088010" style:font-size-asian="11pt" style:font-size-complex="11pt"/>
    </style:style>
    <style:style style:name="T12" style:family="text">
      <style:text-properties fo:font-size="11pt" style:font-size-asian="9.60000038146973pt" style:font-size-complex="11pt"/>
    </style:style>
    <style:style style:name="T13" style:family="text">
      <style:text-properties fo:font-size="11pt" officeooo:rsid="002dcdad" style:font-size-asian="9.60000038146973pt" style:font-size-complex="11pt"/>
    </style:style>
    <style:style style:name="T14" style:family="text">
      <style:text-properties fo:font-size="11pt" officeooo:rsid="003a00f9" style:font-size-asian="9.60000038146973pt" style:font-size-complex="11pt"/>
    </style:style>
    <style:style style:name="T15" style:family="text">
      <style:text-properties fo:font-size="11pt" officeooo:rsid="00455750" style:font-size-asian="9.60000038146973pt" style:font-size-complex="11pt"/>
    </style:style>
    <style:style style:name="T16" style:family="text">
      <style:text-properties fo:font-size="11pt" officeooo:rsid="0046a297" style:font-size-asian="9.60000038146973pt" style:font-size-complex="11pt"/>
    </style:style>
    <style:style style:name="T17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18" style:family="text">
      <style:text-properties fo:font-size="11pt" fo:font-weight="normal" officeooo:rsid="000957b8" style:font-size-asian="9.60000038146973pt" style:font-weight-asian="normal" style:font-size-complex="11pt" style:font-weight-complex="normal"/>
    </style:style>
    <style:style style:name="T19" style:family="text">
      <style:text-properties fo:font-size="11pt" fo:font-weight="normal" officeooo:rsid="0027a254" style:font-size-asian="9.60000038146973pt" style:font-weight-asian="normal" style:font-size-complex="11pt" style:font-weight-complex="normal"/>
    </style:style>
    <style:style style:name="T20" style:family="text">
      <style:text-properties fo:font-size="11pt" fo:font-weight="normal" officeooo:rsid="002dcdad" style:font-size-asian="9.60000038146973pt" style:font-weight-asian="normal" style:font-size-complex="11pt" style:font-weight-complex="normal"/>
    </style:style>
    <style:style style:name="T21" style:family="text">
      <style:text-properties fo:font-size="11pt" fo:font-weight="normal" style:font-size-asian="11pt" style:font-weight-asian="normal" style:font-size-complex="11pt" style:font-weight-complex="normal"/>
    </style:style>
    <style:style style:name="T22" style:family="text">
      <style:text-properties fo:font-size="11pt" fo:font-weight="normal" officeooo:rsid="004c2d55" style:font-size-asian="11pt" style:font-weight-asian="normal" style:font-size-complex="11pt" style:font-weight-complex="normal"/>
    </style:style>
    <style:style style:name="T23" style:family="text">
      <style:text-properties fo:font-size="11pt" fo:font-weight="normal" officeooo:rsid="004995c1" style:font-size-asian="11pt" style:font-weight-asian="normal" style:font-size-complex="11pt" style:font-weight-complex="normal"/>
    </style:style>
    <style:style style:name="T24" style:family="text">
      <style:text-properties fo:font-size="11pt" fo:font-weight="normal" officeooo:rsid="000b06c3" style:font-size-asian="11pt" style:font-weight-asian="normal" style:font-size-complex="11pt" style:font-weight-complex="normal"/>
    </style:style>
    <style:style style:name="T25" style:family="text">
      <style:text-properties fo:font-size="11pt" fo:font-weight="normal" officeooo:rsid="005001b0" style:font-size-asian="11pt" style:font-weight-asian="normal" style:font-size-complex="11pt" style:font-weight-complex="normal"/>
    </style:style>
    <style:style style:name="T26" style:family="text">
      <style:text-properties fo:font-size="11pt" fo:font-weight="normal" officeooo:rsid="00514bed" style:font-size-asian="11pt" style:font-weight-asian="normal" style:font-size-complex="11pt" style:font-weight-complex="normal"/>
    </style:style>
    <style:style style:name="T27" style:family="text">
      <style:text-properties fo:font-size="11pt" fo:font-weight="normal" officeooo:rsid="0056e5e5" style:font-size-asian="11pt" style:font-weight-asian="normal" style:font-size-complex="11pt" style:font-weight-complex="normal"/>
    </style:style>
    <style:style style:name="T28" style:family="text">
      <style:text-properties fo:font-size="11pt" fo:font-weight="normal" officeooo:rsid="00587ed0" style:font-size-asian="11pt" style:font-weight-asian="normal" style:font-size-complex="11pt" style:font-weight-complex="normal"/>
    </style:style>
    <style:style style:name="T29" style:family="text">
      <style:text-properties fo:font-size="11pt" fo:font-weight="normal" officeooo:rsid="005a466f" style:font-size-asian="11pt" style:font-weight-asian="normal" style:font-size-complex="11pt" style:font-weight-complex="normal"/>
    </style:style>
    <style:style style:name="T30" style:family="text">
      <style:text-properties fo:font-size="11pt" fo:font-weight="normal" officeooo:rsid="0065535c" style:font-size-asian="11pt" style:font-weight-asian="normal" style:font-size-complex="11pt" style:font-weight-complex="normal"/>
    </style:style>
    <style:style style:name="T31" style:family="text">
      <style:text-properties fo:font-size="11pt" style:font-size-asian="11pt" style:font-size-complex="11pt"/>
    </style:style>
    <style:style style:name="T32" style:family="text">
      <style:text-properties fo:font-size="11pt" officeooo:rsid="002178b7" style:font-size-asian="11pt" style:font-size-complex="11pt"/>
    </style:style>
    <style:style style:name="T33" style:family="text">
      <style:text-properties fo:font-size="11pt" officeooo:rsid="001e5c71" style:font-size-asian="11pt" style:font-size-complex="11pt"/>
    </style:style>
    <style:style style:name="T34" style:family="text">
      <style:text-properties fo:font-size="11pt" officeooo:rsid="000b06c3" style:font-size-asian="11pt" style:font-size-complex="11pt"/>
    </style:style>
    <style:style style:name="T35" style:family="text">
      <style:text-properties fo:font-size="11pt" officeooo:rsid="001fca38" style:font-size-asian="11pt" style:font-size-complex="11pt"/>
    </style:style>
    <style:style style:name="T36" style:family="text">
      <style:text-properties fo:font-size="11pt" officeooo:rsid="002c58fa" style:font-size-asian="11pt" style:font-size-complex="11pt"/>
    </style:style>
    <style:style style:name="T37" style:family="text">
      <style:text-properties fo:font-size="11pt" officeooo:rsid="002dcdad" style:font-size-asian="11pt" style:font-size-complex="11pt"/>
    </style:style>
    <style:style style:name="T38" style:family="text">
      <style:text-properties fo:font-size="11pt" officeooo:rsid="0035139e" style:font-size-asian="11pt" style:font-size-complex="11pt"/>
    </style:style>
    <style:style style:name="T39" style:family="text">
      <style:text-properties fo:font-size="11pt" officeooo:rsid="00357247" style:font-size-asian="11pt" style:font-size-complex="11pt"/>
    </style:style>
    <style:style style:name="T40" style:family="text">
      <style:text-properties fo:font-size="11pt" officeooo:rsid="003a3075" style:font-size-asian="11pt" style:font-size-complex="11pt"/>
    </style:style>
    <style:style style:name="T41" style:family="text">
      <style:text-properties fo:font-size="11pt" officeooo:rsid="003bd276" style:font-size-asian="11pt" style:font-size-complex="11pt"/>
    </style:style>
    <style:style style:name="T42" style:family="text">
      <style:text-properties fo:font-size="11pt" officeooo:rsid="003cc7fc" style:font-size-asian="11pt" style:font-size-complex="11pt"/>
    </style:style>
    <style:style style:name="T43" style:family="text">
      <style:text-properties fo:font-size="11pt" officeooo:rsid="003e347d" style:font-size-asian="11pt" style:font-size-complex="11pt"/>
    </style:style>
    <style:style style:name="T44" style:family="text">
      <style:text-properties fo:font-size="11pt" officeooo:rsid="003ee10b" style:font-size-asian="11pt" style:font-size-complex="11pt"/>
    </style:style>
    <style:style style:name="T45" style:family="text">
      <style:text-properties fo:font-size="11pt" officeooo:rsid="004995c1" style:font-size-asian="11pt" style:font-size-complex="11pt"/>
    </style:style>
    <style:style style:name="T46" style:family="text">
      <style:text-properties fo:font-size="11pt" officeooo:rsid="004c2d55" style:font-size-asian="11pt" style:font-size-complex="11pt"/>
    </style:style>
    <style:style style:name="T47" style:family="text">
      <style:text-properties fo:font-size="11pt" officeooo:rsid="004db240" style:font-size-asian="11pt" style:font-size-complex="11pt"/>
    </style:style>
    <style:style style:name="T48" style:family="text">
      <style:text-properties fo:font-size="11pt" officeooo:rsid="0020b3b3" style:font-size-asian="11pt" style:font-size-complex="11pt"/>
    </style:style>
    <style:style style:name="T49" style:family="text">
      <style:text-properties fo:font-size="11pt" officeooo:rsid="005001b0" style:font-size-asian="11pt" style:font-size-complex="11pt"/>
    </style:style>
    <style:style style:name="T50" style:family="text">
      <style:text-properties fo:font-size="11pt" officeooo:rsid="00514bed" style:font-size-asian="11pt" style:font-size-complex="11pt"/>
    </style:style>
    <style:style style:name="T51" style:family="text">
      <style:text-properties fo:font-size="11pt" officeooo:rsid="00521cd9" style:font-size-asian="11pt" style:font-size-complex="11pt"/>
    </style:style>
    <style:style style:name="T52" style:family="text">
      <style:text-properties fo:font-size="11pt" officeooo:rsid="005328d1" style:font-size-asian="11pt" style:font-size-complex="11pt"/>
    </style:style>
    <style:style style:name="T53" style:family="text">
      <style:text-properties fo:font-size="11pt" officeooo:rsid="0056e5e5" style:font-size-asian="11pt" style:font-size-complex="11pt"/>
    </style:style>
    <style:style style:name="T54" style:family="text">
      <style:text-properties fo:font-size="11pt" officeooo:rsid="00587ed0" style:font-size-asian="11pt" style:font-size-complex="11pt"/>
    </style:style>
    <style:style style:name="T55" style:family="text">
      <style:text-properties fo:font-size="11pt" officeooo:rsid="005a466f" style:font-size-asian="11pt" style:font-size-complex="11pt"/>
    </style:style>
    <style:style style:name="T56" style:family="text">
      <style:text-properties fo:font-size="11pt" officeooo:rsid="00603c4a" style:font-size-asian="11pt" style:font-size-complex="11pt"/>
    </style:style>
    <style:style style:name="T57" style:family="text">
      <style:text-properties fo:font-size="11pt" officeooo:rsid="0066879a" style:font-size-asian="11pt" style:font-size-complex="11pt"/>
    </style:style>
    <style:style style:name="T58" style:family="text">
      <style:text-properties fo:font-size="11pt" officeooo:rsid="00675faa" style:font-size-asian="11pt" style:font-size-complex="11pt"/>
    </style:style>
    <style:style style:name="T59" style:family="text">
      <style:text-properties fo:font-size="11pt" officeooo:rsid="00693e1c" style:font-size-asian="11pt" style:font-size-complex="11pt"/>
    </style:style>
    <style:style style:name="T60" style:family="text">
      <style:text-properties fo:font-size="11pt" fo:font-style="italic" fo:font-weight="bold" officeooo:rsid="001fca38" style:font-size-asian="11pt" style:font-style-asian="italic" style:font-weight-asian="bold" style:font-size-complex="11pt" style:font-style-complex="italic" style:font-weight-complex="bold"/>
    </style:style>
    <style:style style:name="T61" style:family="text">
      <style:text-properties fo:font-size="11pt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62" style:family="text">
      <style:text-properties fo:font-size="11pt" fo:font-style="italic" style:text-underline-style="none" fo:font-weight="bold" officeooo:rsid="000e3391" style:font-size-asian="11pt" style:font-style-asian="italic" style:font-weight-asian="bold" style:font-size-complex="11pt" style:font-style-complex="italic" style:font-weight-complex="bold"/>
    </style:style>
    <style:style style:name="T63" style:family="text">
      <style:text-properties fo:font-size="11pt" fo:font-style="italic" style:text-underline-style="none" fo:font-weight="bold" officeooo:rsid="006d9fb2" style:font-size-asian="11pt" style:font-style-asian="italic" style:font-weight-asian="bold" style:font-size-complex="11pt" style:font-style-complex="italic" style:font-weight-complex="bold"/>
    </style:style>
    <style:style style:name="T64" style:family="text">
      <style:text-properties fo:font-size="11pt" fo:font-style="italic" style:font-size-asian="9.60000038146973pt" style:font-style-asian="italic" style:font-size-complex="11pt" style:font-style-complex="italic"/>
    </style:style>
    <style:style style:name="T65" style:family="text">
      <style:text-properties fo:font-size="11pt" fo:font-style="italic" officeooo:rsid="000e3391" style:font-size-asian="9.60000038146973pt" style:font-style-asian="italic" style:font-size-complex="11pt" style:font-style-complex="italic"/>
    </style:style>
    <style:style style:name="T66" style:family="text">
      <style:text-properties fo:font-size="11pt" fo:font-style="italic" officeooo:rsid="0027a254" style:font-size-asian="9.60000038146973pt" style:font-style-asian="italic" style:font-size-complex="11pt" style:font-style-complex="italic"/>
    </style:style>
    <style:style style:name="T67" style:family="text">
      <style:text-properties fo:font-size="11pt" fo:font-style="italic" officeooo:rsid="002964b2" style:font-size-asian="9.60000038146973pt" style:font-style-asian="italic" style:font-size-complex="11pt" style:font-style-complex="italic"/>
    </style:style>
    <style:style style:name="T68" style:family="text">
      <style:text-properties style:font-name="Liberation Sans"/>
    </style:style>
    <style:style style:name="T69" style:family="text">
      <style:text-properties style:font-name="Liberation Sans" fo:font-size="11pt" style:text-underline-style="none" fo:font-weight="normal" style:font-size-asian="11pt" style:font-weight-asian="normal" style:font-size-complex="11pt" style:font-weight-complex="normal"/>
    </style:style>
    <style:style style:name="T70" style:family="text">
      <style:text-properties style:font-name="Liberation Sans" fo:font-size="11pt" style:text-underline-style="none" fo:font-weight="normal" officeooo:rsid="0006ec09" style:font-size-asian="11pt" style:font-weight-asian="normal" style:font-size-complex="11pt" style:font-weight-complex="normal"/>
    </style:style>
    <style:style style:name="T71" style:family="text">
      <style:text-properties style:font-name="Liberation Sans" fo:font-size="11pt" fo:font-weight="normal" officeooo:rsid="000c5972" style:font-size-asian="11pt" style:font-weight-asian="normal" style:font-size-complex="11pt" style:font-weight-complex="normal"/>
    </style:style>
    <style:style style:name="T72" style:family="text">
      <style:text-properties style:font-name="Liberation Sans" fo:font-size="11pt" fo:font-weight="normal" officeooo:rsid="000b06c3" style:font-size-asian="11pt" style:font-weight-asian="normal" style:font-size-complex="11pt" style:font-weight-complex="normal"/>
    </style:style>
    <style:style style:name="T73" style:family="text">
      <style:text-properties style:font-name="Liberation Sans" fo:font-size="11pt" fo:font-weight="normal" officeooo:rsid="001e5c71" style:font-size-asian="11pt" style:font-weight-asian="normal" style:font-size-complex="11pt" style:font-weight-complex="normal"/>
    </style:style>
    <style:style style:name="T74" style:family="text">
      <style:text-properties style:font-name="Liberation Sans" fo:font-size="11pt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75" style:family="text">
      <style:text-properties style:font-name="Liberation Sans" fo:font-size="11pt" fo:font-style="italic" style:text-underline-style="none" fo:font-weight="bold" officeooo:rsid="000f2d37" style:font-size-asian="11pt" style:font-style-asian="italic" style:font-weight-asian="bold" style:font-size-complex="11pt" style:font-style-complex="italic" style:font-weight-complex="bold"/>
    </style:style>
    <style:style style:name="T76" style:family="text">
      <style:text-properties style:font-name="Liberation Sans" fo:font-size="11pt" fo:font-style="italic" style:text-underline-style="none" fo:font-weight="bold" officeooo:rsid="006d9fb2" style:font-size-asian="11pt" style:font-style-asian="italic" style:font-weight-asian="bold" style:font-size-complex="11pt" style:font-style-complex="italic" style:font-weight-complex="bold"/>
    </style:style>
    <style:style style:name="T77" style:family="text">
      <style:text-properties style:font-name="Liberation Sans" fo:font-size="11pt" style:text-underline-style="solid" style:text-underline-width="auto" style:text-underline-color="font-color" fo:font-weight="bold" officeooo:rsid="000b06c3" style:font-size-asian="11pt" style:font-weight-asian="bold" style:font-size-complex="11pt" style:font-weight-complex="bold"/>
    </style:style>
    <style:style style:name="T78" style:family="text">
      <style:text-properties style:font-name="Liberation Sans" fo:font-size="11pt" style:text-underline-style="solid" style:text-underline-width="auto" style:text-underline-color="font-color" fo:font-weight="bold" officeooo:rsid="001b19df" style:font-size-asian="11pt" style:font-weight-asian="bold" style:font-size-complex="11pt" style:font-weight-complex="bold"/>
    </style:style>
    <style:style style:name="T79" style:family="text">
      <style:text-properties style:font-name="Liberation Sans" fo:font-size="11pt" style:text-underline-style="solid" style:text-underline-width="auto" style:text-underline-color="font-color" fo:font-weight="bold" officeooo:rsid="0070d3bc" style:font-size-asian="11pt" style:font-weight-asian="bold" style:font-size-complex="11pt" style:font-weight-complex="bold"/>
    </style:style>
    <style:style style:name="T80" style:family="text">
      <style:text-properties style:font-name="Liberation Sans" fo:font-weight="bold" style:font-weight-asian="bold" style:font-weight-complex="bold"/>
    </style:style>
    <style:style style:name="T81" style:family="text">
      <style:text-properties style:font-name="Liberation Sans" fo:font-weight="bold" officeooo:rsid="000e3391" style:font-weight-asian="bold" style:font-weight-complex="bold"/>
    </style:style>
    <style:style style:name="T82" style:family="text">
      <style:text-properties style:font-name="Liberation Sans" officeooo:rsid="000c5972"/>
    </style:style>
    <style:style style:name="T83" style:family="text">
      <style:text-properties style:font-name="Liberation Sans" officeooo:rsid="0005cbac"/>
    </style:style>
    <style:style style:name="T84" style:family="text">
      <style:text-properties style:font-name="Liberation Sans" style:font-size-asian="11pt"/>
    </style:style>
    <style:style style:name="T85" style:family="text">
      <style:text-properties style:font-name="Liberation Sans" style:text-underline-style="solid" style:text-underline-width="auto" style:text-underline-color="font-color"/>
    </style:style>
    <style:style style:name="T86" style:family="text">
      <style:text-properties style:font-name="Liberation Sans" style:text-underline-style="solid" style:text-underline-width="auto" style:text-underline-color="font-color" fo:font-weight="bold" style:font-size-asian="11pt" style:font-weight-asian="bold" style:font-weight-complex="bold"/>
    </style:style>
    <style:style style:name="T87" style:family="text">
      <style:text-properties style:font-name="Liberation Sans" style:text-underline-style="solid" style:text-underline-width="auto" style:text-underline-color="font-color" fo:font-weight="bold" officeooo:rsid="001b34f4" style:font-size-asian="11pt" style:font-weight-asian="bold" style:font-weight-complex="bold"/>
    </style:style>
    <style:style style:name="T88" style:family="text">
      <style:text-properties style:font-name="Liberation Sans" style:text-underline-style="solid" style:text-underline-width="auto" style:text-underline-color="font-color" fo:font-weight="bold" officeooo:rsid="001c49d9" style:font-size-asian="11pt" style:font-weight-asian="bold" style:font-weight-complex="bold"/>
    </style:style>
    <style:style style:name="T89" style:family="text">
      <style:text-properties style:font-name="Liberation Sans" style:text-underline-style="solid" style:text-underline-width="auto" style:text-underline-color="font-color" fo:font-weight="bold" officeooo:rsid="001fca38" style:font-size-asian="11pt" style:font-weight-asian="bold" style:font-weight-complex="bold"/>
    </style:style>
    <style:style style:name="T90" style:family="text">
      <style:text-properties style:font-name="Liberation Sans" style:text-underline-style="solid" style:text-underline-width="auto" style:text-underline-color="font-color" fo:font-weight="bold" officeooo:rsid="001d44b9" style:font-size-asian="11pt" style:font-weight-asian="bold" style:font-weight-complex="bold"/>
    </style:style>
    <style:style style:name="T91" style:family="text">
      <style:text-properties style:font-name="Liberation Sans" style:text-underline-style="solid" style:text-underline-width="auto" style:text-underline-color="font-color" fo:font-weight="bold" officeooo:rsid="00692aba" style:font-size-asian="11pt" style:font-weight-asian="bold" style:font-weight-complex="bold"/>
    </style:style>
    <style:style style:name="T92" style:family="text">
      <style:text-properties style:font-name="Liberation Sans" style:text-underline-style="solid" style:text-underline-width="auto" style:text-underline-color="font-color" fo:font-weight="bold" style:font-weight-asian="bold" style:font-weight-complex="bold"/>
    </style:style>
    <style:style style:name="T93" style:family="text">
      <style:text-properties officeooo:rsid="000490ad"/>
    </style:style>
    <style:style style:name="T94" style:family="text">
      <style:text-properties fo:font-weight="normal" style:font-weight-asian="normal" style:font-weight-complex="normal"/>
    </style:style>
    <style:style style:name="T95" style:family="text">
      <style:text-properties fo:font-weight="normal" officeooo:rsid="000ff9f6" style:font-weight-asian="normal" style:font-weight-complex="normal"/>
    </style:style>
    <style:style style:name="T96" style:family="text">
      <style:text-properties fo:font-weight="normal" officeooo:rsid="00100211" style:font-weight-asian="normal" style:font-weight-complex="normal"/>
    </style:style>
    <style:style style:name="T97" style:family="text">
      <style:text-properties officeooo:rsid="0005fae5"/>
    </style:style>
    <style:style style:name="T98" style:family="text">
      <style:text-properties fo:color="#0000c0" style:font-name="Liberation Sans" fo:font-size="11pt" style:text-underline-style="none" fo:font-weight="bold" fo:background-color="#ffffff" loext:char-shading-value="0" style:font-size-asian="11pt" style:font-weight-asian="bold" style:font-size-complex="11pt" style:font-weight-complex="bold"/>
    </style:style>
    <style:style style:name="T99" style:family="text">
      <style:text-properties fo:color="#0000c0" style:font-name="Liberation Sans" fo:font-size="11pt" style:text-underline-style="none" fo:font-weight="bold" officeooo:rsid="00088010" fo:background-color="#ffffff" loext:char-shading-value="0" style:font-size-asian="11pt" style:font-weight-asian="bold" style:font-size-complex="11pt" style:font-weight-complex="bold"/>
    </style:style>
    <style:style style:name="T100" style:family="text">
      <style:text-properties fo:color="#0000c0" style:font-name="Liberation Sans" fo:font-size="11pt" style:text-underline-style="none" fo:font-weight="normal" fo:background-color="#ffffff" loext:char-shading-value="0" style:font-size-asian="11pt" style:font-weight-asian="normal" style:font-size-complex="11pt" style:font-weight-complex="normal"/>
    </style:style>
    <style:style style:name="T101" style:family="text">
      <style:text-properties fo:color="#0000c0" style:font-name="Liberation Sans" fo:font-size="11pt" style:text-underline-style="none" fo:font-weight="normal" officeooo:rsid="00088010" fo:background-color="#ffffff" loext:char-shading-value="0" style:font-size-asian="11pt" style:font-weight-asian="normal" style:font-size-complex="11pt" style:font-weight-complex="normal"/>
    </style:style>
    <style:style style:name="T102" style:family="text">
      <style:text-properties fo:color="#0000c0" fo:font-size="11pt" style:text-underline-style="none" fo:font-weight="normal" fo:background-color="#ffffff" loext:char-shading-value="0" style:font-size-asian="11pt" style:font-weight-asian="normal" style:font-size-complex="11pt" style:font-weight-complex="normal"/>
    </style:style>
    <style:style style:name="T103" style:family="text">
      <style:text-properties fo:color="#0000c0" style:font-name="Monospace" fo:font-size="10pt" fo:font-weight="bold" fo:background-color="#e8f2fe" loext:char-shading-value="0" style:font-size-asian="10pt" style:font-weight-asian="bold"/>
    </style:style>
    <style:style style:name="T104" style:family="text">
      <style:text-properties officeooo:rsid="000957b8"/>
    </style:style>
    <style:style style:name="T105" style:family="text">
      <style:text-properties officeooo:rsid="000b6d23"/>
    </style:style>
    <style:style style:name="T106" style:family="text">
      <style:text-properties officeooo:rsid="000c5972"/>
    </style:style>
    <style:style style:name="T107" style:family="text">
      <style:text-properties fo:color="#3333ff"/>
    </style:style>
    <style:style style:name="T108" style:family="text">
      <style:text-properties fo:color="#3333ff" style:font-name="Liberation Sans" fo:font-size="11pt" fo:font-weight="normal" officeooo:rsid="0005cbac" style:font-size-asian="11pt" style:font-weight-asian="normal" style:font-size-complex="11pt" style:font-weight-complex="normal"/>
    </style:style>
    <style:style style:name="T109" style:family="text">
      <style:text-properties fo:color="#3333ff" style:font-name="Liberation Sans" fo:font-size="11pt" fo:font-weight="normal" officeooo:rsid="0005fae5" style:font-size-asian="11pt" style:font-weight-asian="normal" style:font-size-complex="11pt" style:font-weight-complex="normal"/>
    </style:style>
    <style:style style:name="T110" style:family="text">
      <style:text-properties fo:color="#3333ff" style:font-name="Liberation Sans" fo:font-size="11pt" fo:font-weight="normal" officeooo:rsid="001784c6" style:font-size-asian="11pt" style:font-weight-asian="normal" style:font-size-complex="11pt" style:font-weight-complex="normal"/>
    </style:style>
    <style:style style:name="T111" style:family="text">
      <style:text-properties fo:color="#3333ff" officeooo:rsid="0005fae5"/>
    </style:style>
    <style:style style:name="T112" style:family="text">
      <style:text-properties fo:color="#3333ff" officeooo:rsid="000c5972"/>
    </style:style>
    <style:style style:name="T113" style:family="text">
      <style:text-properties fo:color="#3333ff" officeooo:rsid="00193e8d"/>
    </style:style>
    <style:style style:name="T114" style:family="text">
      <style:text-properties officeooo:rsid="001600bc"/>
    </style:style>
    <style:style style:name="T115" style:family="text">
      <style:text-properties officeooo:rsid="001784c6"/>
    </style:style>
    <style:style style:name="T116" style:family="text">
      <style:text-properties fo:font-weight="bold" officeooo:rsid="00692aba" style:font-size-asian="11pt" style:font-weight-asian="bold" style:font-weight-complex="bold"/>
    </style:style>
    <style:style style:name="T117" style:family="text">
      <style:text-properties style:font-size-asian="11pt"/>
    </style:style>
    <style:style style:name="T118" style:family="text">
      <style:text-properties officeooo:rsid="001e5c71" style:font-size-asian="11pt"/>
    </style:style>
    <style:style style:name="T119" style:family="text">
      <style:text-properties officeooo:rsid="001fca38" style:font-size-asian="11pt"/>
    </style:style>
    <style:style style:name="T120" style:family="text">
      <style:text-properties officeooo:rsid="0020b3b3" style:font-size-asian="11pt"/>
    </style:style>
    <style:style style:name="T121" style:family="text">
      <style:text-properties officeooo:rsid="002178b7" style:font-size-asian="11pt"/>
    </style:style>
    <style:style style:name="T122" style:family="text">
      <style:text-properties officeooo:rsid="00318173" style:font-size-asian="11pt"/>
    </style:style>
    <style:style style:name="T123" style:family="text">
      <style:text-properties officeooo:rsid="00692aba" style:font-size-asian="11pt"/>
    </style:style>
    <style:style style:name="T124" style:family="text">
      <style:text-properties officeooo:rsid="0024b72c"/>
    </style:style>
    <style:style style:name="T125" style:family="text">
      <style:text-properties officeooo:rsid="0025bc38"/>
    </style:style>
    <style:style style:name="T126" style:family="text">
      <style:text-properties officeooo:rsid="0027a254"/>
    </style:style>
    <style:style style:name="T127" style:family="text">
      <style:text-properties officeooo:rsid="002b16a3"/>
    </style:style>
    <style:style style:name="T128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29" style:family="text">
      <style:text-properties fo:font-size="12pt" fo:font-style="italic" officeooo:rsid="000490ad" style:font-size-asian="12pt" style:font-style-asian="italic" style:font-size-complex="12pt" style:font-style-complex="italic"/>
    </style:style>
    <style:style style:name="T130" style:family="text">
      <style:text-properties officeooo:rsid="002c58fa"/>
    </style:style>
    <style:style style:name="T131" style:family="text">
      <style:text-properties officeooo:rsid="002dcdad"/>
    </style:style>
    <style:style style:name="T132" style:family="text">
      <style:text-properties officeooo:rsid="002e8f14"/>
    </style:style>
    <style:style style:name="T133" style:family="text">
      <style:text-properties officeooo:rsid="002f8723"/>
    </style:style>
    <style:style style:name="T134" style:family="text">
      <style:text-properties officeooo:rsid="00318173"/>
    </style:style>
    <style:style style:name="T135" style:family="text">
      <style:text-properties fo:color="#000080"/>
    </style:style>
    <style:style style:name="T136" style:family="text">
      <style:text-properties fo:color="#000080" officeooo:rsid="002e8f14"/>
    </style:style>
    <style:style style:name="T137" style:family="text">
      <style:text-properties fo:color="#000080" officeooo:rsid="00333786"/>
    </style:style>
    <style:style style:name="T138" style:family="text">
      <style:text-properties fo:color="#000080" fo:font-size="11pt" style:font-size-asian="9.60000038146973pt" style:font-size-complex="11pt"/>
    </style:style>
    <style:style style:name="T139" style:family="text">
      <style:text-properties fo:color="#000080" fo:font-size="11pt" officeooo:rsid="00376183" style:font-size-asian="9.60000038146973pt" style:font-size-complex="11pt"/>
    </style:style>
    <style:style style:name="T140" style:family="text">
      <style:text-properties fo:color="#000080" fo:font-size="11pt" officeooo:rsid="003a3075" style:font-size-asian="9.60000038146973pt" style:font-size-complex="11pt"/>
    </style:style>
    <style:style style:name="T141" style:family="text">
      <style:text-properties fo:color="#000080" fo:font-size="11pt" officeooo:rsid="003cc7fc" style:font-size-asian="9.60000038146973pt" style:font-size-complex="11pt"/>
    </style:style>
    <style:style style:name="T142" style:family="text">
      <style:text-properties fo:color="#000080" fo:font-size="11pt" officeooo:rsid="003e347d" style:font-size-asian="9.60000038146973pt" style:font-size-complex="11pt"/>
    </style:style>
    <style:style style:name="T143" style:family="text">
      <style:text-properties fo:color="#000080" fo:font-size="11pt" officeooo:rsid="004865e8" style:font-size-asian="9.60000038146973pt" style:font-size-complex="11pt"/>
    </style:style>
    <style:style style:name="T144" style:family="text">
      <style:text-properties fo:color="#000080" fo:font-size="11pt" officeooo:rsid="0054ebd9" style:font-size-asian="9.60000038146973pt" style:font-size-complex="11pt"/>
    </style:style>
    <style:style style:name="T145" style:family="text">
      <style:text-properties fo:color="#000080" officeooo:rsid="003a3075"/>
    </style:style>
    <style:style style:name="T146" style:family="text">
      <style:text-properties fo:color="#000080" officeooo:rsid="003cc7fc"/>
    </style:style>
    <style:style style:name="T147" style:family="text">
      <style:text-properties fo:color="#000080" officeooo:rsid="003e347d"/>
    </style:style>
    <style:style style:name="T148" style:family="text">
      <style:text-properties fo:color="#000080" officeooo:rsid="0041aefa"/>
    </style:style>
    <style:style style:name="T149" style:family="text">
      <style:text-properties fo:color="#000080" officeooo:rsid="0046a297"/>
    </style:style>
    <style:style style:name="T150" style:family="text">
      <style:text-properties fo:color="#000080" officeooo:rsid="004995c1"/>
    </style:style>
    <style:style style:name="T151" style:family="text">
      <style:text-properties fo:color="#000080" officeooo:rsid="004aca58"/>
    </style:style>
    <style:style style:name="T152" style:family="text">
      <style:text-properties fo:color="#000080" officeooo:rsid="004db240"/>
    </style:style>
    <style:style style:name="T153" style:family="text">
      <style:text-properties fo:color="#000080" officeooo:rsid="0054ebd9"/>
    </style:style>
    <style:style style:name="T154" style:family="text">
      <style:text-properties officeooo:rsid="00357247"/>
    </style:style>
    <style:style style:name="T155" style:family="text">
      <style:text-properties officeooo:rsid="003a3075"/>
    </style:style>
    <style:style style:name="T156" style:family="text">
      <style:text-properties officeooo:rsid="003bd276"/>
    </style:style>
    <style:style style:name="T157" style:family="text">
      <style:text-properties officeooo:rsid="003cc7fc"/>
    </style:style>
    <style:style style:name="T158" style:family="text">
      <style:text-properties officeooo:rsid="003e347d"/>
    </style:style>
    <style:style style:name="T159" style:family="text">
      <style:text-properties officeooo:rsid="003ee10b"/>
    </style:style>
    <style:style style:name="T160" style:family="text">
      <style:text-properties officeooo:rsid="003ff1ee"/>
    </style:style>
    <style:style style:name="T161" style:family="text">
      <style:text-properties officeooo:rsid="00455750"/>
    </style:style>
    <style:style style:name="T162" style:family="text">
      <style:text-properties officeooo:rsid="004995c1"/>
    </style:style>
    <style:style style:name="T163" style:family="text">
      <style:text-properties officeooo:rsid="004c2d55"/>
    </style:style>
    <style:style style:name="T164" style:family="text">
      <style:text-properties officeooo:rsid="004db240"/>
    </style:style>
    <style:style style:name="T165" style:family="text">
      <style:text-properties officeooo:rsid="004e4bf2"/>
    </style:style>
    <style:style style:name="T166" style:family="text">
      <style:text-properties officeooo:rsid="005001b0"/>
    </style:style>
    <style:style style:name="T167" style:family="text">
      <style:text-properties officeooo:rsid="00512116"/>
    </style:style>
    <style:style style:name="T168" style:family="text">
      <style:text-properties officeooo:rsid="00514bed"/>
    </style:style>
    <style:style style:name="T169" style:family="text">
      <style:text-properties officeooo:rsid="00521cd9"/>
    </style:style>
    <style:style style:name="T170" style:family="text">
      <style:text-properties officeooo:rsid="005328d1"/>
    </style:style>
    <style:style style:name="T171" style:family="text">
      <style:text-properties officeooo:rsid="0054ebd9"/>
    </style:style>
    <style:style style:name="T172" style:family="text">
      <style:text-properties officeooo:rsid="0056e5e5"/>
    </style:style>
    <style:style style:name="T173" style:family="text">
      <style:text-properties officeooo:rsid="00587ed0"/>
    </style:style>
    <style:style style:name="T174" style:family="text">
      <style:text-properties officeooo:rsid="005a466f"/>
    </style:style>
    <style:style style:name="T175" style:family="text">
      <style:text-properties officeooo:rsid="0061e36a"/>
    </style:style>
    <style:style style:name="T176" style:family="text">
      <style:text-properties officeooo:rsid="0065db54"/>
    </style:style>
    <style:style style:name="T177" style:family="text">
      <style:text-properties officeooo:rsid="0066879a"/>
    </style:style>
    <style:style style:name="T178" style:family="text">
      <style:text-properties officeooo:rsid="00693e1c"/>
    </style:style>
    <style:style style:name="T17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0" style:family="text">
      <style:text-properties fo:font-style="italic" fo:font-weight="bold" officeooo:rsid="006b4973" style:font-style-asian="italic" style:font-weight-asian="bold" style:font-style-complex="italic" style:font-weight-complex="bold"/>
    </style:style>
    <style:style style:name="T181" style:family="text">
      <style:text-properties fo:font-style="italic" fo:font-weight="bold" officeooo:rsid="001600bc" style:font-style-asian="italic" style:font-weight-asian="bold" style:font-style-complex="italic" style:font-weight-complex="bold"/>
    </style:style>
    <style:style style:name="T182" style:family="text">
      <style:text-properties fo:font-style="italic" fo:font-weight="bold" officeooo:rsid="001fca38" style:font-size-asian="11pt" style:font-style-asian="italic" style:font-weight-asian="bold" style:font-style-complex="italic" style:font-weight-complex="bold"/>
    </style:style>
    <style:style style:name="T183" style:family="text">
      <style:text-properties fo:font-style="italic" style:text-underline-style="none" fo:font-weight="bold" officeooo:rsid="0027a254" style:font-style-asian="italic" style:font-weight-asian="bold" style:font-style-complex="italic" style:font-weight-complex="bold"/>
    </style:style>
    <style:style style:name="T184" style:family="text">
      <style:text-properties officeooo:rsid="006b4973"/>
    </style:style>
    <style:style style:name="T185" style:family="text">
      <style:text-properties style:text-underline-style="solid" style:text-underline-width="auto" style:text-underline-color="font-color"/>
    </style:style>
    <style:style style:name="T186" style:family="text">
      <style:text-properties officeooo:rsid="0070d3bc"/>
    </style:style>
    <style:style style:name="T187" style:family="text">
      <style:text-properties officeooo:rsid="0073bd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6" text:outline-level="1"><text:span text:style-name="T105">The TVDB\Api</text:span> <text:span text:style-name="T106">Class</text:span></text:h>
      <text:p text:style-name="P2"/>
      <text:p text:style-name="P23"/>
      <text:p text:style-name="P208">Introduction</text:p>
      <text:p text:style-name="P210"/>
      <text:p text:style-name="P211">The <text:span text:style-name="T180">TVDB\</text:span><text:span text:style-name="T179">Api</text:span> class extends the <text:span text:style-name="T181">TVDB</text:span><text:span text:style-name="T179">\</text:span><text:span text:style-name="T181">TVDB</text:span><text:span text:style-name="T179">Properties</text:span> class to <text:span text:style-name="T114">provide methods for accessing, storing and searching the TVDB on-line and local database for TV show information</text:span>.</text:p>
      <text:p text:style-name="P211"/>
      <text:p text:style-name="P213">Methods are provided for accessing and downloading TV series data, storing the information in the local databa<text:span text:style-name="T184">s</text:span>e, accessing data in both the local and remote databases, and full searching of both the online and local database.</text:p>
      <text:p text:style-name="P213"/>
      <text:p text:style-name="P209">Class Synopsis</text:p>
      <text:p text:style-name="P212"/>
      <text:p text:style-name="P181">Api</text:p>
      <text:p text:style-name="P181">{</text:p>
      <text:p text:style-name="P181"><text:tab/>/* <text:span text:style-name="T115">Properties */</text:span></text:p>
      <text:p text:style-name="P181"><text:tab/><text:span text:style-name="T115">boolean static $errorsLoaded=false;</text:span></text:p>
      <text:p text:style-name="P181"/>
      <text:p text:style-name="P183"><text:span text:style-name="T80">/* </text:span><text:span text:style-name="T81">Methods */</text:span></text:p>
      <text:p text:style-name="P184"><text:span text:style-name="T68">__</text:span><text:span text:style-name="T82">construct</text:span><text:span text:style-name="T71"> </text:span><text:span text:style-name="T108">(</text:span><text:span text:style-name="T109">array $properties, array $defaultProperties, array $cliMap, array $cliDbMap, </text:span><text:span text:style-name="T110">string $series=null</text:span><text:span text:style-name="T109">)</text:span></text:p>
      <text:p text:style-name="P188"><text:span text:style-name="T111">__</text:span><text:span text:style-name="T112">destruct ()</text:span></text:p>
      <text:p text:style-name="P189"><text:span text:style-name="T113">array </text:span><text:span text:style-name="T112">p</text:span><text:span text:style-name="T107">rocessLookupRequest(string $series=null, int $maxSeries=0)</text:span></text:p>
      <text:p text:style-name="P185">array lookupSeries(string $seriesName, int $maxSeries=0)</text:p>
      <text:p text:style-name="P185">insertSeriesEpisodes()</text:p>
      <text:p text:style-name="P185">insertSeries(object $data)</text:p>
      <text:p text:style-name="P185">insertEpisodes(object $data)</text:p>
      <text:p text:style-name="P185">insertBanners(object $data)</text:p>
      <text:p text:style-name="P185">insertActors(object $data)</text:p>
      <text:p text:style-name="P185">addSeriesRecords(string $table, object $data)</text:p>
      <text:p text:style-name="P185">object getTableHandle(string $table)</text:p>
      <text:p text:style-name="P185">object getSeriesEpisodes(integer $seriesId)</text:p>
      <text:p text:style-name="P185">object getSeriesEpisodesByUrl(string $url)</text:p>
      <text:p text:style-name="P185">string createSeriesUrl(string $seriesId, string $extensions='.xml')</text:p>
      <text:p text:style-name="P185">array lookupResults(array $lookupResults=null)</text:p>
      <text:p text:style-name="P185">array requestSeries(array $requestSeries=null)</text:p>
      <text:p text:style-name="P185">integer seriesInDb(string $seriesName)</text:p>
      <text:p text:style-name="P185">string seriesId(string $seriesId=null)</text:p>
      <text:p text:style-name="P186">object tvdbFullSeries()</text:p>
      <text:p text:style-name="P187">string getUserLanguage()</text:p>
      <text:p text:style-name="P186">setLanguage(string $language='en')</text:p>
      <text:p text:style-name="P187">languageInDb($abbreviation)</text:p>
      <text:p text:style-name="P182">}</text:p>
      <text:p text:style-name="P166"/>
      <text:p text:style-name="P68"/>
      <text:p text:style-name="P214">Table of Contents</text:p>
      <text:p text:style-name="P3"/>
      <text:h text:style-name="P229" text:outline-level="4"><text:a xlink:type="simple" xlink:href="#__construct" text:style-name="Internet_20_link" text:visited-style-name="Visited_20_Internet_20_Link"><text:span text:style-name="T86">Api::__construct</text:span></text:a><text:span text:style-name="T84"> – set default class properties and </text:span><text:span text:style-name="T121">optionally process series name request</text:span><text:span text:style-name="T84">.</text:span></text:h>
      <text:h text:style-name="P234" text:outline-level="4"><text:a xlink:type="simple" xlink:href="#__destruct" text:style-name="Internet_20_link" text:visited-style-name="Visited_20_Internet_20_Link"><text:span text:style-name="T86">Api::__destruct</text:span></text:a><text:a xlink:type="simple" xlink:href="#__destruct" text:style-name="Internet_20_link" text:visited-style-name="Visited_20_Internet_20_Link"><text:span text:style-name="T185"> </text:span></text:a><text:span text:style-name="T84">– class destructor.</text:span></text:h>
      <text:h text:style-name="P524" text:outline-level="4"><text:a xlink:type="simple" xlink:href="#processLookupRequest" text:style-name="Internet_20_link" text:visited-style-name="Visited_20_Internet_20_Link"><text:span text:style-name="T77">Api::</text:span></text:a><text:a xlink:type="simple" xlink:href="#processLookupRequest" text:style-name="Internet_20_link" text:visited-style-name="Visited_20_Internet_20_Link"><text:span text:style-name="T85">p</text:span></text:a><text:a xlink:type="simple" xlink:href="#processLookupRequest" text:style-name="Internet_20_link" text:visited-style-name="Visited_20_Internet_20_Link"><text:span text:style-name="T78">rocessLookupRequest</text:span></text:a><text:span text:style-name="T79">s</text:span><text:span text:style-name="T72"> – </text:span><text:span text:style-name="T73">process a list of TV Series names to lookup</text:span><text:span text:style-name="T72">.</text:span></text:h>
      <text:h text:style-name="P234" text:outline-level="4"><text:a xlink:type="simple" xlink:href="#lookupSeries" text:style-name="Internet_20_link" text:visited-style-name="Visited_20_Internet_20_Link"><text:span text:style-name="T86">Api::</text:span></text:a><text:a xlink:type="simple" xlink:href="#lookupSeries" text:style-name="Internet_20_link" text:visited-style-name="Visited_20_Internet_20_Link"><text:span text:style-name="T87">lookupSeries</text:span></text:a><text:span text:style-name="T117"> – </text:span><text:span text:style-name="T118">lookup the series </text:span><text:span text:style-name="T119">name in the TVDB database and return array of result records</text:span><text:span text:style-name="T117">.</text:span></text:h>
      <text:h text:style-name="P235" text:outline-level="4"><text:a xlink:type="simple" xlink:href="#insertSeriesEpisodes" text:style-name="Internet_20_link" text:visited-style-name="Visited_20_Internet_20_Link"><text:span text:style-name="T86">Api::</text:span></text:a><text:a xlink:type="simple" xlink:href="#insertSeriesEpisodes" text:style-name="Internet_20_link" text:visited-style-name="Visited_20_Internet_20_Link"><text:span text:style-name="T87">insertSeriesEpisodes</text:span></text:a><text:span text:style-name="T117"> – </text:span><text:span text:style-name="T119">insert Api::lookupSeries result in the local database</text:span><text:span text:style-name="T117">.</text:span></text:h>
      <text:h text:style-name="P235" text:outline-level="4"><text:a xlink:type="simple" xlink:href="#insertSeries" text:style-name="Internet_20_link" text:visited-style-name="Visited_20_Internet_20_Link"><text:span text:style-name="T86">Api::</text:span></text:a><text:a xlink:type="simple" xlink:href="#insertSeries" text:style-name="Internet_20_link" text:visited-style-name="Visited_20_Internet_20_Link"><text:span text:style-name="T88">insert</text:span></text:a><text:a xlink:type="simple" xlink:href="#insertSeries" text:style-name="Internet_20_link" text:visited-style-name="Visited_20_Internet_20_Link"><text:span text:style-name="T87">Series</text:span></text:a><text:span text:style-name="T117"> – </text:span><text:span text:style-name="T119">insert Series records array in the local database</text:span><text:span text:style-name="T117">.</text:span></text:h>
      <text:h text:style-name="P235" text:outline-level="4"><text:a xlink:type="simple" xlink:href="#insertEpisodes" text:style-name="Internet_20_link" text:visited-style-name="Visited_20_Internet_20_Link"><text:span text:style-name="T86">Api::</text:span></text:a><text:a xlink:type="simple" xlink:href="#insertEpisodes" text:style-name="Internet_20_link" text:visited-style-name="Visited_20_Internet_20_Link"><text:span text:style-name="T88">insertEpisodes</text:span></text:a><text:span text:style-name="T117"> – </text:span><text:span text:style-name="T119">insert series Episodes records array in the local database</text:span><text:span text:style-name="T117">.</text:span></text:h>
      <text:h text:style-name="P235" text:outline-level="4"><text:a xlink:type="simple" xlink:href="#insertBanners" text:style-name="Internet_20_link" text:visited-style-name="Visited_20_Internet_20_Link"><text:span text:style-name="T86">Api::</text:span></text:a><text:a xlink:type="simple" xlink:href="#insertBanners" text:style-name="Internet_20_link" text:visited-style-name="Visited_20_Internet_20_Link"><text:span text:style-name="T88">insertBanners</text:span></text:a><text:span text:style-name="T117"> – </text:span><text:span text:style-name="T119">insert series Banners records array in the local database</text:span><text:span text:style-name="T117">.</text:span></text:h>
      <text:h text:style-name="P236" text:outline-level="4"><text:a xlink:type="simple" xlink:href="#insertActors" text:style-name="Internet_20_link" text:visited-style-name="Visited_20_Internet_20_Link"><text:span text:style-name="T86">Api::</text:span></text:a><text:a xlink:type="simple" xlink:href="#insertActors" text:style-name="Internet_20_link" text:visited-style-name="Visited_20_Internet_20_Link"><text:span text:style-name="T88">insert</text:span></text:a><text:a xlink:type="simple" xlink:href="#insertActors" text:style-name="Internet_20_link" text:visited-style-name="Visited_20_Internet_20_Link"><text:span text:style-name="T89">Acto</text:span></text:a><text:a xlink:type="simple" xlink:href="#insertActors" text:style-name="Internet_20_link" text:visited-style-name="Visited_20_Internet_20_Link"><text:span text:style-name="T88">rs</text:span></text:a><text:span text:style-name="T117"> – </text:span><text:span text:style-name="T119">insert series Actors records array in the local database</text:span><text:span text:style-name="T117">.</text:span></text:h>
      <text:h text:style-name="P236" text:outline-level="4"><text:a xlink:type="simple" xlink:href="#addSeriesRecords" text:style-name="Internet_20_link" text:visited-style-name="Visited_20_Internet_20_Link"><text:span text:style-name="T86">Api::</text:span></text:a><text:a xlink:type="simple" xlink:href="#addSeriesRecords" text:style-name="Internet_20_link" text:visited-style-name="Visited_20_Internet_20_Link"><text:span text:style-name="T88">addSeriesRecords</text:span></text:a><text:span text:style-name="T117"> – </text:span><text:span text:style-name="T119">add series records to the local database</text:span><text:span text:style-name="T117">.</text:span></text:h>
      <text:h text:style-name="P237" text:outline-level="4"><text:a xlink:type="simple" xlink:href="#getTableHandle" text:style-name="Internet_20_link" text:visited-style-name="Visited_20_Internet_20_Link"><text:span text:style-name="T86">Api::</text:span></text:a><text:a xlink:type="simple" xlink:href="#getTableHandle" text:style-name="Internet_20_link" text:visited-style-name="Visited_20_Internet_20_Link"><text:span text:style-name="T85">g</text:span></text:a><text:a xlink:type="simple" xlink:href="#getTableHandle" text:style-name="Internet_20_link" text:visited-style-name="Visited_20_Internet_20_Link"><text:span text:style-name="T88">etTableHandle</text:span></text:a><text:span text:style-name="T117"> – </text:span><text:span text:style-name="T119">get a handle to the requested table</text:span><text:span text:style-name="T117">.</text:span></text:h>
      <text:h text:style-name="P237" text:outline-level="4"><text:a xlink:type="simple" xlink:href="#getSeriesEpisodes" text:style-name="Internet_20_link" text:visited-style-name="Visited_20_Internet_20_Link"><text:span text:style-name="T86">Api::</text:span></text:a><text:a xlink:type="simple" xlink:href="#getSeriesEpisodes" text:style-name="Internet_20_link" text:visited-style-name="Visited_20_Internet_20_Link"><text:span text:style-name="T88">getSeriesEpisodes</text:span></text:a><text:span text:style-name="T117"> – </text:span><text:span text:style-name="T119">get Series and Episode(s) information</text:span><text:span text:style-name="T117">.</text:span></text:h>
      <text:h text:style-name="P237" text:outline-level="4"><text:a xlink:type="simple" xlink:href="#getSeriesEpisodesByUrl" text:style-name="Internet_20_link" text:visited-style-name="Visited_20_Internet_20_Link"><text:span text:style-name="T86">Api::</text:span></text:a><text:a xlink:type="simple" xlink:href="#getSeriesEpisodesByUrl" text:style-name="Internet_20_link" text:visited-style-name="Visited_20_Internet_20_Link"><text:span text:style-name="T88">getSeriesEpisodesByUrl</text:span></text:a><text:span text:style-name="T117"> – </text:span><text:span text:style-name="T119">get Series and Episode(s) by Url</text:span><text:span text:style-name="T117">.</text:span></text:h>
      <text:h text:style-name="P236" text:outline-level="4"><text:a xlink:type="simple" xlink:href="#createSeriesUrl" text:style-name="Internet_20_link" text:visited-style-name="Visited_20_Internet_20_Link"><text:span text:style-name="T86">Api::</text:span></text:a><text:a xlink:type="simple" xlink:href="#createSeriesUrl" text:style-name="Internet_20_link" text:visited-style-name="Visited_20_Internet_20_Link"><text:span text:style-name="T85">c</text:span></text:a><text:a xlink:type="simple" xlink:href="#createSeriesUrl" text:style-name="Internet_20_link" text:visited-style-name="Visited_20_Internet_20_Link"><text:span text:style-name="T89">reateSeriesUrl</text:span></text:a><text:span text:style-name="T117"> – </text:span><text:span text:style-name="T119">create a url to the requested series id</text:span><text:span text:style-name="T117">.</text:span></text:h>
      <text:h text:style-name="P236" text:outline-level="4"><text:a xlink:type="simple" xlink:href="#lookupResults" text:style-name="Internet_20_link" text:visited-style-name="Visited_20_Internet_20_Link"><text:span text:style-name="T86">Api::</text:span></text:a><text:a xlink:type="simple" xlink:href="#lookupResults" text:style-name="Internet_20_link" text:visited-style-name="Visited_20_Internet_20_Link"><text:span text:style-name="T88">lookupResults</text:span></text:a><text:span text:style-name="T117"> – </text:span><text:span text:style-name="T120">get/set the lookupResults class property</text:span><text:span text:style-name="T117">.</text:span></text:h>
      <text:h text:style-name="P237" text:outline-level="4"><text:a xlink:type="simple" xlink:href="#requestSeries" text:style-name="Internet_20_link" text:visited-style-name="Visited_20_Internet_20_Link"><text:span text:style-name="T86">Api::</text:span></text:a><text:a xlink:type="simple" xlink:href="#requestSeries" text:style-name="Internet_20_link" text:visited-style-name="Visited_20_Internet_20_Link"><text:span text:style-name="T88">requestSeries</text:span></text:a><text:span text:style-name="T117"> – </text:span><text:span text:style-name="T120">get/set the requestSeries class property</text:span><text:span text:style-name="T117">.</text:span></text:h>
      <text:h text:style-name="P238" text:outline-level="4"><text:a xlink:type="simple" xlink:href="#seriesInDb" text:style-name="Internet_20_link" text:visited-style-name="Visited_20_Internet_20_Link"><text:span text:style-name="T86">Api::</text:span></text:a><text:a xlink:type="simple" xlink:href="#seriesInDb" text:style-name="Internet_20_link" text:visited-style-name="Visited_20_Internet_20_Link"><text:span text:style-name="T85">s</text:span></text:a><text:a xlink:type="simple" xlink:href="#seriesInDb" text:style-name="Internet_20_link" text:visited-style-name="Visited_20_Internet_20_Link"><text:span text:style-name="T90">eriesInDb</text:span></text:a><text:span text:style-name="T117"> – </text:span><text:span text:style-name="T120">returns seriesId if the requested series name is in the local database</text:span><text:span text:style-name="T117">.</text:span></text:h>
      <text:h text:style-name="P238" text:outline-level="4"><text:a xlink:type="simple" xlink:href="#seriesId" text:style-name="Internet_20_link" text:visited-style-name="Visited_20_Internet_20_Link"><text:span text:style-name="T86">Api::</text:span></text:a><text:a xlink:type="simple" xlink:href="#seriesId" text:style-name="Internet_20_link" text:visited-style-name="Visited_20_Internet_20_Link"><text:span text:style-name="T90">seriesId</text:span></text:a><text:span text:style-name="T117"> – </text:span><text:span text:style-name="T120">get/set the seriesId class property</text:span><text:span text:style-name="T117">.</text:span></text:h>
      <text:h text:style-name="P238" text:outline-level="4"><text:a xlink:type="simple" xlink:href="#tvdbFullSeries" text:style-name="Internet_20_link" text:visited-style-name="Visited_20_Internet_20_Link"><text:span text:style-name="T86">Api::</text:span></text:a><text:a xlink:type="simple" xlink:href="#tvdbFullSeries" text:style-name="Internet_20_link" text:visited-style-name="Visited_20_Internet_20_Link"><text:span text:style-name="T90">tvdbFull</text:span></text:a><text:a xlink:type="simple" xlink:href="#tvdbFullSeries" text:style-name="Internet_20_link" text:visited-style-name="Visited_20_Internet_20_Link"><text:span text:style-name="T88">Series</text:span></text:a><text:span text:style-name="T117"> – </text:span><text:span text:style-name="T120">get the result of the lookupSeries class method</text:span><text:span text:style-name="T117">.</text:span></text:h>
      <text:h text:style-name="P239" text:outline-level="4"><text:a xlink:type="simple" xlink:href="#getUserLanguage" text:style-name="Internet_20_link" text:visited-style-name="Visited_20_Internet_20_Link"><text:span text:style-name="T91">Api::getUserLanguage</text:span></text:a><text:span text:style-name="T116"> –</text:span><text:span text:style-name="T123"> returns the current user language from the remote TVDB database</text:span></text:h>
      <text:h text:style-name="P238" text:outline-level="4"><text:a xlink:type="simple" xlink:href="#setLanguage" text:style-name="Internet_20_link" text:visited-style-name="Visited_20_Internet_20_Link"><text:span text:style-name="T86">Api::</text:span></text:a><text:a xlink:type="simple" xlink:href="#setLanguage" text:style-name="Internet_20_link" text:visited-style-name="Visited_20_Internet_20_Link"><text:span text:style-name="T85">s</text:span></text:a><text:a xlink:type="simple" xlink:href="#setLanguage" text:style-name="Internet_20_link" text:visited-style-name="Visited_20_Internet_20_Link"><text:span text:style-name="T90">etLanguage</text:span></text:a><text:span text:style-name="T117"> – </text:span><text:span text:style-name="T120">set the TVDB user's response language</text:span><text:span text:style-name="T117">.</text:span></text:h>
      <text:h text:style-name="P245" text:outline-level="4"><text:a xlink:type="simple" xlink:href="#languageInDb" text:style-name="Internet_20_link" text:visited-style-name="Visited_20_Internet_20_Link"><text:span text:style-name="T92">Api::languageInDb</text:span></text:a> – Throws exception if the specified language abbreviation is invalid.</text:h>
      <text:h text:style-name="P246" text:outline-level="4"/>
      <text:h text:style-name="P246" text:outline-level="4"/>
      <text:h text:style-name="P217" text:outline-level="5"><text:bookmark-start text:name="__construct"/><text:span text:style-name="T83">Api::</text:span>__construct<text:bookmark-end text:name="__construct"/></text:h>
      <text:p text:style-name="P2"/>
      <text:h text:style-name="P384" text:outline-level="4">Api::__construct – <text:s/><text:span text:style-name="T31">set default class properties and </text:span><text:span text:style-name="T32">optionally process series name request.</text:span></text:h>
      <text:p text:style-name="P68"/>
      <text:p text:style-name="P91">Description</text:p>
      <text:p text:style-name="P69"/>
      <text:p text:style-name="P31">Api::__construct (<text:span text:style-name="T97">array $properties, array $defaultProperties, array $cliMap, array $cliDbMap, string $series=null)</text:span></text:p>
      <text:p text:style-name="P24"/>
      <text:h text:style-name="P241" text:outline-level="4">Extends the <text:span text:style-name="T179">TVDB\TVDBProperties</text:span> class to s<text:span text:style-name="T97">et default class properties and load configuration settings as overriding class properties, </text:span>which can be overriden<text:span text:style-name="T97"> by Cli parameter settings. <text:s/></text:span></text:h>
      <text:h text:style-name="P230" text:outline-level="4"/>
      <text:h text:style-name="P242" text:outline-level="4">If the database control table is not present, can optionally create all tables for use in the TVDB applications.</text:h>
      <text:h text:style-name="P231" text:outline-level="4"/>
      <text:h text:style-name="P243" text:outline-level="4">If the $series parameter is not null, passes the $series parameter to the Api::processLookupRequest <text:s/>class method before returning.</text:h>
      <text:h text:style-name="P254" text:outline-level="4"/>
      <text:h text:style-name="P417" text:outline-level="4">Parameters</text:h>
      <text:h text:style-name="P255" text:outline-level="4"/>
      <text:h text:style-name="P479" text:outline-level="4">properties</text:h>
      <text:h text:style-name="P255" text:outline-level="4"/>
      <text:p text:style-name="P180"><text:span text:style-name="T69">Can be an associative array or another </text:span><text:span text:style-name="T75">Library\</text:span><text:span text:style-name="T76">TVDB</text:span><text:span text:style-name="T74">Properties</text:span><text:span text:style-name="T69"> class or sub-class object. <text:s/>The properties parameter is passed to the parent class (</text:span><text:span text:style-name="T74">Library\</text:span><text:span text:style-name="T76">TVDB</text:span><text:span text:style-name="T74">Properties</text:span><text:span text:style-name="T69">) to set the initial values to the </text:span><text:span text:style-name="T70">application</text:span><text:span text:style-name="T69"> property values.</text:span></text:p>
      <text:p text:style-name="P117"/>
      <text:p text:style-name="P142">defaultProperties</text:p>
      <text:p text:style-name="P118"/>
      <text:p text:style-name="P179"><text:span text:style-name="T6">Can be an associative array or another </text:span><text:span text:style-name="T62">Library\</text:span><text:span text:style-name="T63">TVDB</text:span><text:span text:style-name="T61">Properties</text:span><text:span text:style-name="T6"> class or sub-class object. <text:s/>The </text:span><text:span text:style-name="T7">default </text:span><text:span text:style-name="T8">p</text:span><text:span text:style-name="T6">roperties parameter is passed to the parent class (</text:span><text:span text:style-name="T61">Library\</text:span><text:span text:style-name="T63">TVDB</text:span><text:span text:style-name="T61">Properties</text:span><text:span text:style-name="T6">) to set the </text:span><text:span text:style-name="T7">default</text:span><text:span text:style-name="T6"> values to </text:span><text:span text:style-name="T7">override the initial ($properties) </text:span><text:span text:style-name="T6"><text:s/>values.</text:span></text:p>
      <text:p text:style-name="P176"/>
      <text:p text:style-name="P142">cliMap</text:p>
      <text:p text:style-name="P118"/>
      <text:p text:style-name="P173"><text:span text:style-name="T6">An associative array containin</text:span><text:span text:style-name="T69">g </text:span><text:span text:style-name="T98">Cli</text:span><text:span text:style-name="T100"> parameter names to </text:span><text:span text:style-name="T98">property</text:span><text:span text:style-name="T100"> name mapping.</text:span></text:p>
      <text:p text:style-name="P164"/>
      <text:p text:style-name="P113"><text:span text:style-name="T10">cli</text:span><text:span text:style-name="T11">Db</text:span><text:span text:style-name="T10">Map</text:span></text:p>
      <text:p text:style-name="P119"/>
      <text:p text:style-name="P174"><text:span text:style-name="T6">An associative array containin</text:span><text:span text:style-name="T69">g </text:span><text:span text:style-name="T98">Cli </text:span><text:span text:style-name="T99">DB</text:span><text:span text:style-name="T101"> </text:span><text:span text:style-name="T100">parameter names to </text:span><text:span text:style-name="T99">DB </text:span><text:span text:style-name="T98">property</text:span><text:span text:style-name="T100"> name mapping.</text:span></text:p>
      <text:p text:style-name="P165"/>
      <text:p text:style-name="P143">series</text:p>
      <text:p text:style-name="P121"/>
      <text:p text:style-name="P175"><text:span text:style-name="T6">An </text:span><text:span text:style-name="T9">optional series name to pass to the Api::processLookupRequest class method</text:span><text:span text:style-name="T102">.</text:span></text:p>
      <text:h text:style-name="P226" text:outline-level="4"/>
      <text:h text:style-name="P439" text:outline-level="4">Return Values</text:h>
      <text:h text:style-name="P256" text:outline-level="4"/>
      <text:h text:style-name="P480" text:outline-level="4"><text:span text:style-name="T17">Returns an object instance of the </text:span><text:span text:style-name="T65">TVDB\</text:span><text:span text:style-name="T64">Api</text:span><text:span text:style-name="T17"> class.</text:span></text:h>
      <text:h text:style-name="P301" text:outline-level="4"/>
      <text:h text:style-name="P462" text:outline-level="4">Exceptions</text:h>
      <text:h text:style-name="P324" text:outline-level="4"><text:soft-page-break/></text:h>
      <text:h text:style-name="P500" text:outline-level="4"><text:span text:style-name="T12">TVDB\Exception, TVDB\DB\Exception, Library\Mysql\Exception, Library\DBO\Exception, </text:span><text:span text:style-name="T14">Library\DOM\Exception</text:span></text:h>
      <text:h text:style-name="P302" text:outline-level="4"/>
      <text:h text:style-name="P440" text:outline-level="4">Examples</text:h>
      <text:h text:style-name="P301" text:outline-level="4"/>
      <text:p text:style-name="P167"><text:span text:style-name="T94">/* <text:s text:c="3"/></text:span><text:span text:style-name="T95">initial property settings <text:s text:c="2"/></text:span><text:span text:style-name="T96">(can be null or empty, if no initial property settings)</text:span><text:span text:style-name="T95"> */</text:span></text:p>
      <text:p text:style-name="P168"/>
      <text:p text:style-name="P169">$properties = array('Application_Namespace' =&gt; 'Application');</text:p>
      <text:p text:style-name="P169"/>
      <text:p text:style-name="P169">/* <text:s text:c="2"/>defaultProperties override initial property settings <text:s/>*/</text:p>
      <text:p text:style-name="P169"/>
      <text:p text:style-name="P169">$defaultProperties = array('Application_Name' =&gt; 'Test',</text:p>
      <text:p text:style-name="P169"><text:s text:c="44"/>'Application_Namespace' =&gt; 'Application\TVDB',</text:p>
      <text:p text:style-name="P169"><text:tab/><text:tab/><text:tab/><text:tab/> <text:s text:c="8"/>'Application_Verbose' =&gt; '0',</text:p>
      <text:p text:style-name="P169"><text:s text:c="45"/>'DbHost' =&gt; '10.10.10.1',</text:p>
      <text:p text:style-name="P169"><text:s text:c="44"/>'DbName' =&gt; 'DefaultDb');</text:p>
      <text:p text:style-name="P169"/>
      <text:p text:style-name="P169">/* <text:s text:c="3"/>Cli map – maps an external parameter name to a class property name */</text:p>
      <text:p text:style-name="P169"/>
      <text:p text:style-name="P169">$cliMap = array ('verbose' =&gt; 'Application_Verbose');</text:p>
      <text:p text:style-name="P169"/>
      <text:p text:style-name="P169">/*<text:tab/> <text:s/>Cli DB map – maps an external parameter name to a database property name */</text:p>
      <text:p text:style-name="P169"/>
      <text:p text:style-name="P169">$cliDbMap = array('dbhost' =&gt; 'DbHost',</text:p>
      <text:p text:style-name="P169"><text:s text:c="32"/>'dbname' =&gt; 'DbName');</text:p>
      <text:p text:style-name="P169"/>
      <text:p text:style-name="P169">/* <text:s text:c="3"/><text:span text:style-name="T124">Lookup series name “Hustle” <text:s/>*/</text:span></text:p>
      <text:p text:style-name="P169"/>
      <text:p text:style-name="P170">$series = 'Hustle';</text:p>
      <text:p text:style-name="P170"/>
      <text:p text:style-name="P169">/* <text:s text:c="3"/>Create a new TVDB\Api class instance <text:s text:c="2"/>*/</text:p>
      <text:p text:style-name="P169"/>
      <text:p text:style-name="P169">$tvdb = new TVDB\Api($properties, $defaultProperties, $cliMap, $cliDbMap, <text:span text:style-name="T124">$series</text:span>);</text:p>
      <text:p text:style-name="P169"/>
      <text:p text:style-name="P172"/>
      <text:h text:style-name="P218" text:outline-level="5"><text:bookmark-start text:name="__destruct"/><text:span text:style-name="T104">Api::</text:span>__<text:span text:style-name="T93">de</text:span>struct<text:bookmark-end text:name="__destruct"/></text:h>
      <text:h text:style-name="P232" text:outline-level="4"/>
      <text:h text:style-name="P385" text:outline-level="4">Api::__<text:span text:style-name="T104">de</text:span>struct – <text:span text:style-name="T104">class destructor.</text:span></text:h>
      <text:p text:style-name="P114"/>
      <text:p text:style-name="P92">Description</text:p>
      <text:p text:style-name="P70"/>
      <text:p text:style-name="P32">Api::__<text:span text:style-name="T104">de</text:span>struct (<text:span text:style-name="T97">)</text:span></text:p>
      <text:p text:style-name="P25"/>
      <text:h text:style-name="P244" text:outline-level="4">Calls the parent class destructor prior to exiting.</text:h>
      <text:h text:style-name="P278" text:outline-level="4"/>
      <text:h text:style-name="P418" text:outline-level="4">Parameters</text:h>
      <text:h text:style-name="P257" text:outline-level="4"/>
      <text:h text:style-name="P525" text:outline-level="4">None.</text:h>
      <text:h text:style-name="P227" text:outline-level="4"/>
      <text:h text:style-name="P441" text:outline-level="4">Return Values</text:h>
      <text:h text:style-name="P257" text:outline-level="4"/>
      <text:h text:style-name="P325" text:outline-level="4">None.</text:h>
      <text:h text:style-name="P303" text:outline-level="4"/>
      <text:h text:style-name="P462" text:outline-level="4">Exceptions</text:h>
      <text:h text:style-name="P324" text:outline-level="4"/>
      <text:h text:style-name="P491" text:outline-level="4"><text:span text:style-name="T13">N</text:span><text:span text:style-name="T12">one.</text:span></text:h>
      <text:h text:style-name="P302" text:outline-level="4"/>
      <text:h text:style-name="P440" text:outline-level="4">Examples</text:h>
      <text:h text:style-name="P303" text:outline-level="4"/>
      <text:p text:style-name="P171">unset($tvdb);</text:p>
      <text:h text:style-name="P228" text:outline-level="4"/>
      <text:h text:style-name="P219" text:outline-level="5"><text:bookmark-start text:name="processLookupRequest"/>Api::processLookupRequest<text:bookmark-end text:name="processLookupRequest"/><text:span text:style-name="T186">s</text:span></text:h>
      <text:p text:style-name="P68"/>
      <text:h text:style-name="P386" text:outline-level="4">Api::<text:span text:style-name="T125">processLookupRequests - </text:span><text:span text:style-name="T33">process a list of TV Series names to lookup</text:span><text:span text:style-name="T34">.</text:span></text:h>
      <text:p text:style-name="P115"/>
      <text:p text:style-name="P93">Description</text:p>
      <text:p text:style-name="P71"/>
      <text:p text:style-name="P33"><text:span text:style-name="T125">array </text:span>Api::<text:span text:style-name="T125">processLookupRequests</text:span> (<text:span text:style-name="T104">string $series=null, integer $maxSeries=0)</text:span></text:p>
      <text:p text:style-name="P26"/>
      <text:h text:style-name="P233" text:outline-level="4"><text:span text:style-name="T2">R</text:span><text:span text:style-name="T3">eturns </text:span><text:span text:style-name="T4">an associative array containing the series name as the key and the result returned from the </text:span><text:span text:style-name="T128">Api::</text:span><text:span text:style-name="T183">lookupSeries</text:span><text:span text:style-name="T4"> method </text:span><text:span text:style-name="T5">as an array</text:span><text:span text:style-name="T125">.</text:span></text:h>
      <text:h text:style-name="P279" text:outline-level="4"/>
      <text:h text:style-name="P419" text:outline-level="4">Parameters</text:h>
      <text:h text:style-name="P258" text:outline-level="4"/>
      <text:h text:style-name="P481" text:outline-level="4">name</text:h>
      <text:h text:style-name="P258" text:outline-level="4"/>
      <text:p text:style-name="P178">A string <text:span text:style-name="T127">(containing a comma separated list of series names), or an array contain</text:span>ing the <text:span text:style-name="T127">series </text:span>name<text:span text:style-name="T127">s, to lookup</text:span>.</text:p>
      <text:p text:style-name="P222"/>
      <text:p text:style-name="P224">maxSeries</text:p>
      <text:p text:style-name="P223"/>
      <text:p text:style-name="P225">(Optional) maximum number of series entries to return, 0 to return all results.</text:p>
      <text:p text:style-name="P215"><text:span text:style-name="T103"/></text:p>
      <text:h text:style-name="P442" text:outline-level="4">Return Values</text:h>
      <text:h text:style-name="P258" text:outline-level="4"/>
      <text:h text:style-name="P483" text:outline-level="4"><text:span text:style-name="T18">R</text:span><text:span text:style-name="T17">eturns </text:span><text:span text:style-name="T19">an associative array containing the series name as the key and the result returned from the </text:span><text:span text:style-name="T129">Api::</text:span><text:span text:style-name="T66">lookupSeries</text:span><text:span text:style-name="T19"> method (I. e. - an array containing the </text:span><text:span text:style-name="T67">TVDB\Records\</text:span><text:span text:style-name="T66">Series</text:span><text:span text:style-name="T19"> and </text:span><text:span text:style-name="T67">TVDB\Records\</text:span><text:span text:style-name="T66">Episode</text:span><text:span text:style-name="T19"> object records)</text:span><text:span text:style-name="T17">.</text:span></text:h>
      <text:h text:style-name="P304" text:outline-level="4"/>
      <text:h text:style-name="P462" text:outline-level="4">Exceptions</text:h>
      <text:h text:style-name="P324" text:outline-level="4"/>
      <text:h text:style-name="P383" text:outline-level="4">TVDB\Exception</text:h>
      <text:h text:style-name="P302" text:outline-level="4"/>
      <text:h text:style-name="P440" text:outline-level="4">Examples</text:h>
      <text:h text:style-name="P304" text:outline-level="4"/>
      <text:h text:style-name="P345" text:outline-level="4"><text:span text:style-name="T126">$seriesResults = $tvdb→processLookupRequests(“Hustle, The Palace”)</text:span>;</text:h>
      <text:h text:style-name="P345" text:outline-level="4"/>
      <text:h text:style-name="P346" text:outline-level="4">foreach($seriesResults as $seriesName =&gt; $records)</text:h>
      <text:h text:style-name="P346" text:outline-level="4">{</text:h>
      <text:h text:style-name="P346" text:outline-level="4"><text:s text:c="12"/><text:span text:style-name="T187">print sprintf(“Series: %s\n”, $seriesName); </text:span></text:h>
      <text:h text:style-name="P567" text:outline-level="4">foreach($records as $index =&gt; $record)</text:h>
      <text:h text:style-name="P567" text:outline-level="4">{</text:h>
      <text:h text:style-name="P567" text:outline-level="4"><text:s text:c="8"/>print sprintf(“\t%02u: %s\n”, $index, (string)$record);</text:h>
      <text:h text:style-name="P567" text:outline-level="4">}</text:h>
      <text:h text:style-name="P567" text:outline-level="4"/>
      <text:h text:style-name="P567" text:outline-level="4">print “\n”;</text:h>
      <text:h text:style-name="P346" text:outline-level="4">}</text:h>
      <text:h text:style-name="P345" text:outline-level="4"/>
      <text:h text:style-name="P345" text:outline-level="4"/>
      <text:h text:style-name="P568" text:outline-level="4"><text:bookmark-start text:name="lookupSeries"/>Api::lookupSeries<text:bookmark-end text:name="lookupSeries"/></text:h>
      <text:p text:style-name="P4"/>
      <text:h text:style-name="P387" text:outline-level="4">Api::<text:span text:style-name="T130">lookupSeries</text:span> – <text:span text:style-name="T33">lookup the series </text:span><text:span text:style-name="T35">name in the </text:span><text:span text:style-name="T37">master </text:span><text:span text:style-name="T35">TVDB database and return array of result records</text:span><text:span text:style-name="T34">.</text:span></text:h>
      <text:p text:style-name="P116"/>
      <text:p text:style-name="P94">Description</text:p>
      <text:p text:style-name="P72"/>
      <text:p text:style-name="P34"><text:span text:style-name="T130">array </text:span>Api::<text:span text:style-name="T130">lookupSeries</text:span> (<text:span text:style-name="T104">string $seriesName, integer $maxSeries=0)</text:span></text:p>
      <text:p text:style-name="P27"/>
      <text:h text:style-name="P387" text:outline-level="4"><text:span text:style-name="T36">L</text:span><text:span text:style-name="T33">ookup the series </text:span><text:span text:style-name="T35">name in the </text:span><text:span text:style-name="T37">master (remote) </text:span><text:span text:style-name="T35">TVDB database and return array of result records</text:span><text:span text:style-name="T34">.</text:span></text:h>
      <text:h text:style-name="P280" text:outline-level="4"/>
      <text:h text:style-name="P420" text:outline-level="4">Parameters</text:h>
      <text:h text:style-name="P259" text:outline-level="4"/>
      <text:h text:style-name="P482" text:outline-level="4"><text:span text:style-name="T131">seriesN</text:span>ame</text:h>
      <text:h text:style-name="P259" text:outline-level="4"/>
      <text:p text:style-name="P177">A string representing the name of the <text:span text:style-name="T131">series to query</text:span>.</text:p>
      <text:p text:style-name="P122"/>
      <text:p text:style-name="P144">maxSeries</text:p>
      <text:p text:style-name="P120"/>
      <text:p text:style-name="P177">A<text:span text:style-name="T131">n integer</text:span> value <text:span text:style-name="T131">indicating the maximum number of results to obtain, or 0 to retrieve all results</text:span>.</text:p>
      <text:p text:style-name="P123"/>
      <text:h text:style-name="P443" text:outline-level="4">Return Values</text:h>
      <text:h text:style-name="P326" text:outline-level="4"/>
      <text:h text:style-name="P484" text:outline-level="4"><text:span text:style-name="T20">A</text:span><text:span text:style-name="T19">n array containing the </text:span><text:span text:style-name="T67">TVDB\Records\</text:span><text:span text:style-name="T66">Series</text:span><text:span text:style-name="T19"> and </text:span><text:span text:style-name="T67">TVDB\Records\</text:span><text:span text:style-name="T66">Episode</text:span><text:span text:style-name="T19"> object records </text:span><text:span text:style-name="T20">returned from the query.</text:span></text:h>
      <text:h text:style-name="P305" text:outline-level="4"/>
      <text:h text:style-name="P462" text:outline-level="4">Exceptions</text:h>
      <text:h text:style-name="P324" text:outline-level="4"/>
      <text:h text:style-name="P491" text:outline-level="4"><text:span text:style-name="T13">N</text:span><text:span text:style-name="T12">one.</text:span></text:h>
      <text:h text:style-name="P302" text:outline-level="4"/>
      <text:h text:style-name="P440" text:outline-level="4">Examples</text:h>
      <text:h text:style-name="P305" text:outline-level="4"/>
      <text:h text:style-name="P305" text:outline-level="4">/* <text:s text:c="2"/><text:span text:style-name="T132">the $episodes array will receive all of the query results <text:s/>*/</text:span></text:h>
      <text:h text:style-name="P305" text:outline-level="4"/>
      <text:h text:style-name="P526" text:outline-level="4">$<text:span text:style-name="T132">episodes = $tvdb→lookupSeries('Hustle', 1);</text:span></text:h>
      <text:h text:style-name="P526" text:outline-level="4"/>
      <text:h text:style-name="P527" text:outline-level="4">/*</text:h>
      <text:h text:style-name="P527" text:outline-level="4"><text:s text:c="5"/><text:span text:style-name="T133">this puts the Series record into an array named $series and leaves all of the Episode</text:span></text:h>
      <text:h text:style-name="P530" text:outline-level="4"><text:s text:c="5"/>Records (in this case, only 1) <text:s/>in the $episodes array </text:h>
      <text:h text:style-name="P530" text:outline-level="4">*/</text:h>
      <text:h text:style-name="P526" text:outline-level="4"/>
      <text:h text:style-name="P531" text:outline-level="4">$series = array(array_shift($episodes));</text:h>
      <text:h text:style-name="P526" text:outline-level="4"/>
      <text:h text:style-name="P533" text:outline-level="4"/>
      <text:h text:style-name="P569" text:outline-level="4"><text:bookmark-start text:name="insertSeriesEpisodes"/>Api::insertSeriesEpisodes<text:bookmark-end text:name="insertSeriesEpisodes"/></text:h>
      <text:p text:style-name="P5"/>
      <text:h text:style-name="P388" text:outline-level="4">Api::<text:span text:style-name="T134">insertSeriesEpisodes</text:span> – <text:span text:style-name="T35">insert </text:span><text:span text:style-name="T60">Api::lookupSeries</text:span><text:span text:style-name="T35"> result in the </text:span><text:span text:style-name="T60">local</text:span><text:span text:style-name="T35"> </text:span><text:span text:style-name="T38">TVDB </text:span><text:span text:style-name="T35">database</text:span><text:span text:style-name="T34">.</text:span></text:h>
      <text:p text:style-name="P146"/>
      <text:p text:style-name="P95">Description</text:p>
      <text:p text:style-name="P73"/>
      <text:p text:style-name="P35">Api::<text:span text:style-name="T134">insertSeriesEpisodes</text:span> (<text:span text:style-name="T104">)</text:span></text:p>
      <text:p text:style-name="P28"/>
      <text:h text:style-name="P240" text:outline-level="4"><text:span text:style-name="T122">I</text:span><text:span text:style-name="T119">nsert </text:span><text:span text:style-name="T182">Api::lookupSeries</text:span><text:span text:style-name="T119"> result in the local database</text:span><text:span text:style-name="T117">.</text:span></text:h>
      <text:h text:style-name="P281" text:outline-level="4"/>
      <text:h text:style-name="P421" text:outline-level="4">Parameters</text:h>
      <text:h text:style-name="P260" text:outline-level="4"/>
      <text:h text:style-name="P367" text:outline-level="4">None.</text:h>
      <text:p text:style-name="P124"/>
      <text:h text:style-name="P444" text:outline-level="4">Return Values</text:h>
      <text:h text:style-name="P327" text:outline-level="4"/>
      <text:h text:style-name="P485" text:outline-level="4"><text:span text:style-name="T13">N</text:span><text:span text:style-name="T12">one.</text:span></text:h>
      <text:h text:style-name="P306" text:outline-level="4"/>
      <text:h text:style-name="P462" text:outline-level="4">Exceptions</text:h>
      <text:h text:style-name="P324" text:outline-level="4"/>
      <text:h text:style-name="P383" text:outline-level="4">TVDB\Exception, TVDB\DB\Exception, Library\Mysql\Exception, Library\DBO\Exception</text:h>
      <text:h text:style-name="P302" text:outline-level="4"/>
      <text:h text:style-name="P440" text:outline-level="4">Examples</text:h>
      <text:h text:style-name="P306" text:outline-level="4"/>
      <text:h text:style-name="P501" text:outline-level="4"><text:span text:style-name="T136">$tvdb→</text:span><text:span text:style-name="T137">insert</text:span><text:span text:style-name="T136">Series</text:span><text:span text:style-name="T137">Episodes</text:span><text:span text:style-name="T136">();</text:span></text:h>
      <text:h text:style-name="P528" text:outline-level="4"/>
      <text:h text:style-name="P534" text:outline-level="4"/>
      <text:h text:style-name="P570" text:outline-level="4"><text:bookmark-start text:name="insertSeries"/>Api::insertSeries<text:bookmark-end text:name="insertSeries"/></text:h>
      <text:p text:style-name="P6"/>
      <text:h text:style-name="P389" text:outline-level="4">Api::<text:span text:style-name="T134">insertSeries</text:span> – <text:span text:style-name="T35">insert Series records array in the local </text:span><text:span text:style-name="T39">TVDB </text:span><text:span text:style-name="T35">database</text:span><text:span text:style-name="T34">.</text:span></text:h>
      <text:p text:style-name="P147"/>
      <text:p text:style-name="P96">Description</text:p>
      <text:p text:style-name="P74"/>
      <text:p text:style-name="P36">Api::<text:span text:style-name="T134">insertSeries</text:span> (<text:span text:style-name="T154">object $data)</text:span></text:p>
      <text:p text:style-name="P29"/>
      <text:h text:style-name="P389" text:outline-level="4"><text:span text:style-name="T39">I</text:span><text:span text:style-name="T35">nsert Series records array in the local </text:span><text:span text:style-name="T39">TVDB </text:span><text:span text:style-name="T35">database</text:span><text:span text:style-name="T34">.</text:span></text:h>
      <text:h text:style-name="P282" text:outline-level="4"/>
      <text:h text:style-name="P422" text:outline-level="4">Parameters</text:h>
      <text:h text:style-name="P261" text:outline-level="4"/>
      <text:h text:style-name="P368" text:outline-level="4">data</text:h>
      <text:p text:style-name="P190">TVDB\Series class object containing the TVDB\Records\Series class object records.</text:p>
      <text:p text:style-name="P125"/>
      <text:h text:style-name="P440" text:outline-level="4">Return Values</text:h>
      <text:h text:style-name="P324" text:outline-level="4"/>
      <text:h text:style-name="P486" text:outline-level="4"><text:span text:style-name="T13">N</text:span><text:span text:style-name="T12">one.</text:span></text:h>
      <text:h text:style-name="P302" text:outline-level="4"/>
      <text:h text:style-name="P462" text:outline-level="4">Exceptions</text:h>
      <text:h text:style-name="P328" text:outline-level="4"/>
      <text:h text:style-name="P347" text:outline-level="4">TVDB\Exception, TVDB\DB\Exception, Library\Mysql\Exception, Library\DBO\Exception</text:h>
      <text:h text:style-name="P307" text:outline-level="4"/>
      <text:h text:style-name="P445" text:outline-level="4">Examples</text:h>
      <text:h text:style-name="P307" text:outline-level="4"/>
      <text:h text:style-name="P502" text:outline-level="4"><text:span text:style-name="T136">$tvdb→</text:span><text:span text:style-name="T137">insert</text:span><text:span text:style-name="T136">Series(</text:span><text:span text:style-name="T139">new TVDB\Series('~/data/series.xml')</text:span><text:span text:style-name="T136">);</text:span></text:h>
      <text:h text:style-name="P545" text:outline-level="4"/>
      <text:h text:style-name="P535" text:outline-level="4"/>
      <text:h text:style-name="P571" text:outline-level="4"><text:bookmark-start text:name="insertEpisodes"/>Api::insertEpisodes<text:bookmark-end text:name="insertEpisodes"/></text:h>
      <text:p text:style-name="P7"/>
      <text:h text:style-name="P390" text:outline-level="4">Api::<text:span text:style-name="T134">insertEpisodes</text:span> – <text:span text:style-name="T35">insert </text:span><text:span text:style-name="T40">Episode</text:span><text:span text:style-name="T35"> records array in the local </text:span><text:span text:style-name="T39">TVDB </text:span><text:span text:style-name="T35">database</text:span><text:span text:style-name="T34">.</text:span></text:h>
      <text:p text:style-name="P148"/>
      <text:p text:style-name="P97">Description</text:p>
      <text:p text:style-name="P75"/>
      <text:p text:style-name="P37">Api::<text:span text:style-name="T134">insertEpisodes</text:span> (<text:span text:style-name="T154">object $data)</text:span></text:p>
      <text:p text:style-name="P30"/>
      <text:h text:style-name="P390" text:outline-level="4"><text:span text:style-name="T39">I</text:span><text:span text:style-name="T35">nsert </text:span><text:span text:style-name="T40">Episodes</text:span><text:span text:style-name="T35"> records array in the local </text:span><text:span text:style-name="T39">TVDB </text:span><text:span text:style-name="T35">database</text:span><text:span text:style-name="T34">.</text:span></text:h>
      <text:h text:style-name="P283" text:outline-level="4"/>
      <text:h text:style-name="P423" text:outline-level="4">Parameters</text:h>
      <text:h text:style-name="P262" text:outline-level="4"/>
      <text:h text:style-name="P369" text:outline-level="4">data</text:h>
      <text:p text:style-name="P191">TVDB\<text:span text:style-name="T155">Episodes</text:span> class object containing the TVDB\Records\<text:span text:style-name="T155">Episode</text:span> class object records.</text:p>
      <text:p text:style-name="P126"/>
      <text:h text:style-name="P446" text:outline-level="4">Return Values</text:h>
      <text:h text:style-name="P329" text:outline-level="4"/>
      <text:h text:style-name="P487" text:outline-level="4"><text:span text:style-name="T13">N</text:span><text:span text:style-name="T12">one.</text:span></text:h>
      <text:h text:style-name="P308" text:outline-level="4"/>
      <text:h text:style-name="P463" text:outline-level="4">Exceptions</text:h>
      <text:h text:style-name="P329" text:outline-level="4"/>
      <text:h text:style-name="P348" text:outline-level="4">TVDB\Exception, TVDB\DB\Exception, Library\Mysql\Exception, Library\DBO\Exception</text:h>
      <text:h text:style-name="P308" text:outline-level="4"/>
      <text:h text:style-name="P446" text:outline-level="4">Examples</text:h>
      <text:h text:style-name="P308" text:outline-level="4"/>
      <text:h text:style-name="P503" text:outline-level="4"><text:span text:style-name="T136">$tvdb→</text:span><text:span text:style-name="T137">insert</text:span><text:span text:style-name="T145">Episodes</text:span><text:span text:style-name="T136">(</text:span><text:span text:style-name="T139">new TVDB\</text:span><text:span text:style-name="T140">Episode</text:span><text:span text:style-name="T139">s('~/data/</text:span><text:span text:style-name="T142">episode</text:span><text:span text:style-name="T139">s.xml')</text:span><text:span text:style-name="T136">);</text:span></text:h>
      <text:h text:style-name="P546" text:outline-level="4"/>
      <text:h text:style-name="P536" text:outline-level="4"/>
      <text:h text:style-name="P572" text:outline-level="4"><text:bookmark-start text:name="insertBanners"/>Api::insertBanners<text:bookmark-end text:name="insertBanners"/></text:h>
      <text:p text:style-name="P8"/>
      <text:h text:style-name="P391" text:outline-level="4">Api::<text:span text:style-name="T134">insertBanners</text:span> – <text:span text:style-name="T35">insert </text:span><text:span text:style-name="T41">Banner</text:span><text:span text:style-name="T35"> records array in the local </text:span><text:span text:style-name="T39">TVDB </text:span><text:span text:style-name="T35">database</text:span><text:span text:style-name="T34">.</text:span></text:h>
      <text:p text:style-name="P149"/>
      <text:p text:style-name="P98">Description</text:p>
      <text:p text:style-name="P76"/>
      <text:p text:style-name="P38">Api::<text:span text:style-name="T134">insertBanners</text:span> (<text:span text:style-name="T154">object $data)</text:span></text:p>
      <text:p text:style-name="P59"/>
      <text:h text:style-name="P391" text:outline-level="4"><text:span text:style-name="T39">I</text:span><text:span text:style-name="T35">nsert </text:span><text:span text:style-name="T41">Banner</text:span><text:span text:style-name="T40">s</text:span><text:span text:style-name="T35"> records array in the local </text:span><text:span text:style-name="T39">TVDB </text:span><text:span text:style-name="T35">database</text:span><text:span text:style-name="T34">.</text:span></text:h>
      <text:h text:style-name="P284" text:outline-level="4"/>
      <text:h text:style-name="P424" text:outline-level="4">Parameters</text:h>
      <text:h text:style-name="P263" text:outline-level="4"/>
      <text:h text:style-name="P370" text:outline-level="4">data</text:h>
      <text:p text:style-name="P192">TVDB\<text:span text:style-name="T156">Banners</text:span> class object containing the TVDB\Records\<text:span text:style-name="T156">Banner</text:span> class object records.</text:p>
      <text:p text:style-name="P127"/>
      <text:h text:style-name="P447" text:outline-level="4">Return Values</text:h>
      <text:h text:style-name="P330" text:outline-level="4"/>
      <text:h text:style-name="P488" text:outline-level="4"><text:span text:style-name="T13">N</text:span><text:span text:style-name="T12">one.</text:span></text:h>
      <text:h text:style-name="P309" text:outline-level="4"/>
      <text:h text:style-name="P464" text:outline-level="4">Exceptions</text:h>
      <text:h text:style-name="P330" text:outline-level="4"/>
      <text:h text:style-name="P349" text:outline-level="4">TVDB\Exception, TVDB\DB\Exception, Library\Mysql\Exception, Library\DBO\Exception</text:h>
      <text:h text:style-name="P309" text:outline-level="4"/>
      <text:h text:style-name="P447" text:outline-level="4">Examples</text:h>
      <text:h text:style-name="P309" text:outline-level="4"/>
      <text:h text:style-name="P504" text:outline-level="4"><text:span text:style-name="T136">$tvdb→</text:span><text:span text:style-name="T137">insert</text:span><text:span text:style-name="T146">Banner</text:span><text:span text:style-name="T145">s</text:span><text:span text:style-name="T136">(</text:span><text:span text:style-name="T139">new TVDB\</text:span><text:span text:style-name="T141">Banner</text:span><text:span text:style-name="T139">s('~/data/</text:span><text:span text:style-name="T142">banner</text:span><text:span text:style-name="T139">s.xml')</text:span><text:span text:style-name="T136">);</text:span></text:h>
      <text:h text:style-name="P547" text:outline-level="4"/>
      <text:h text:style-name="P537" text:outline-level="4"/>
      <text:h text:style-name="P573" text:outline-level="4"><text:bookmark-start text:name="insertActors"/>Api::insertActors<text:bookmark-end text:name="insertActors"/></text:h>
      <text:p text:style-name="P9"/>
      <text:h text:style-name="P392" text:outline-level="4">Api::<text:span text:style-name="T134">insertActors</text:span> – <text:span text:style-name="T35">insert </text:span><text:span text:style-name="T42">Actor</text:span><text:span text:style-name="T35"> records array in the local </text:span><text:span text:style-name="T39">TVDB </text:span><text:span text:style-name="T35">database</text:span><text:span text:style-name="T34">.</text:span></text:h>
      <text:p text:style-name="P150"/>
      <text:p text:style-name="P99">Description</text:p>
      <text:p text:style-name="P77"/>
      <text:p text:style-name="P39">Api::<text:span text:style-name="T134">insertActors</text:span> (<text:span text:style-name="T154">object $data)</text:span></text:p>
      <text:p text:style-name="P60"/>
      <text:h text:style-name="P392" text:outline-level="4"><text:span text:style-name="T39">I</text:span><text:span text:style-name="T35">nsert </text:span><text:span text:style-name="T42">Actor</text:span><text:span text:style-name="T40">s</text:span><text:span text:style-name="T35"> records array in the local </text:span><text:span text:style-name="T39">TVDB </text:span><text:span text:style-name="T35">database</text:span><text:span text:style-name="T34">.</text:span></text:h>
      <text:h text:style-name="P285" text:outline-level="4"/>
      <text:h text:style-name="P425" text:outline-level="4">Parameters</text:h>
      <text:h text:style-name="P264" text:outline-level="4"/>
      <text:h text:style-name="P371" text:outline-level="4">data</text:h>
      <text:p text:style-name="P193">TVDB\<text:span text:style-name="T157">Actors</text:span> class object containing the TVDB\Records\<text:span text:style-name="T157">Actor</text:span> class object records.</text:p>
      <text:p text:style-name="P128"/>
      <text:h text:style-name="P448" text:outline-level="4">Return Values</text:h>
      <text:h text:style-name="P331" text:outline-level="4"/>
      <text:h text:style-name="P489" text:outline-level="4"><text:span text:style-name="T13">N</text:span><text:span text:style-name="T12">one.</text:span></text:h>
      <text:h text:style-name="P310" text:outline-level="4"/>
      <text:h text:style-name="P465" text:outline-level="4">Exceptions</text:h>
      <text:h text:style-name="P331" text:outline-level="4"/>
      <text:h text:style-name="P350" text:outline-level="4">TVDB\Exception, TVDB\DB\Exception, Library\Mysql\Exception, Library\DBO\Exception</text:h>
      <text:h text:style-name="P310" text:outline-level="4"/>
      <text:h text:style-name="P448" text:outline-level="4">Examples</text:h>
      <text:h text:style-name="P310" text:outline-level="4"/>
      <text:h text:style-name="P505" text:outline-level="4"><text:span text:style-name="T136">$tvdb→</text:span><text:span text:style-name="T137">insert</text:span><text:span text:style-name="T146">Actor</text:span><text:span text:style-name="T145">s</text:span><text:span text:style-name="T136">(</text:span><text:span text:style-name="T139">new TVDB\</text:span><text:span text:style-name="T141">Actor</text:span><text:span text:style-name="T139">s('~/data/</text:span><text:span text:style-name="T142">actors</text:span><text:span text:style-name="T139">.xml')</text:span><text:span text:style-name="T136">);</text:span></text:h>
      <text:h text:style-name="P548" text:outline-level="4"/>
      <text:h text:style-name="P538" text:outline-level="4"/>
      <text:h text:style-name="P574" text:outline-level="4"><text:bookmark-start text:name="addSeriesRecords"/>Api::addSeriesRecords<text:bookmark-end text:name="addSeriesRecords"/></text:h>
      <text:p text:style-name="P10"/>
      <text:h text:style-name="P393" text:outline-level="4">Api::<text:span text:style-name="T158">addSeriesRecords</text:span> – <text:span text:style-name="T35">add series records to the local database</text:span><text:span text:style-name="T34">.</text:span></text:h>
      <text:p text:style-name="P151"/>
      <text:p text:style-name="P100">Description</text:p>
      <text:p text:style-name="P78"/>
      <text:p text:style-name="P40">Api::<text:span text:style-name="T158">addSeriesRecords</text:span> (<text:span text:style-name="T158">string $table, object $data)</text:span></text:p>
      <text:p text:style-name="P61"/>
      <text:h text:style-name="P393" text:outline-level="4"><text:span text:style-name="T43">A</text:span><text:span text:style-name="T35">dd series records to the local database</text:span><text:span text:style-name="T34">.</text:span></text:h>
      <text:h text:style-name="P286" text:outline-level="4"/>
      <text:h text:style-name="P426" text:outline-level="4">Parameters</text:h>
      <text:h text:style-name="P265" text:outline-level="4"/>
      <text:h text:style-name="P372" text:outline-level="4">data</text:h>
      <text:p text:style-name="P194">TVDB\<text:span text:style-name="T157">Actors</text:span> class object containing the TVDB\Records\<text:span text:style-name="T157">Actor</text:span> class object records.</text:p>
      <text:p text:style-name="P129"/>
      <text:h text:style-name="P449" text:outline-level="4">Return Values</text:h>
      <text:h text:style-name="P332" text:outline-level="4"/>
      <text:h text:style-name="P490" text:outline-level="4"><text:span text:style-name="T13">N</text:span><text:span text:style-name="T12">one.</text:span></text:h>
      <text:h text:style-name="P311" text:outline-level="4"/>
      <text:h text:style-name="P466" text:outline-level="4">Exceptions</text:h>
      <text:h text:style-name="P332" text:outline-level="4"/>
      <text:h text:style-name="P351" text:outline-level="4">TVDB\Exception, TVDB\DB\Exception, Library\Mysql\Exception, Library\DBO\Exception</text:h>
      <text:h text:style-name="P311" text:outline-level="4"/>
      <text:h text:style-name="P449" text:outline-level="4">Examples</text:h>
      <text:h text:style-name="P311" text:outline-level="4"/>
      <text:h text:style-name="P506" text:outline-level="4"><text:span text:style-name="T136">$tvdb→</text:span><text:span text:style-name="T147">addSeriesRecord</text:span><text:span text:style-name="T145">s</text:span><text:span text:style-name="T136">(</text:span><text:span text:style-name="T147">'Series', </text:span><text:span text:style-name="T139">new TVDB\</text:span><text:span text:style-name="T142">Serie</text:span><text:span text:style-name="T139">s('~/data/series.xml')</text:span><text:span text:style-name="T136">);</text:span></text:h>
      <text:h text:style-name="P549" text:outline-level="4"/>
      <text:h text:style-name="P539" text:outline-level="4"/>
      <text:h text:style-name="P575" text:outline-level="4"><text:bookmark-start text:name="getTableHandle"/>Api::getTableHandle<text:bookmark-end text:name="getTableHandle"/></text:h>
      <text:p text:style-name="P11"/>
      <text:h text:style-name="P394" text:outline-level="4">Api::<text:span text:style-name="T159">getTableHandle</text:span> – <text:span text:style-name="T35">get a handle to the requested table </text:span><text:span text:style-name="T44">in the local TVDB database</text:span><text:span text:style-name="T34">.</text:span></text:h>
      <text:p text:style-name="P152"/>
      <text:p text:style-name="P101">Description</text:p>
      <text:p text:style-name="P79"/>
      <text:p text:style-name="P41"><text:span text:style-name="T159">object </text:span>Api::<text:span text:style-name="T159">getTableHandle</text:span> (<text:span text:style-name="T158">string $table)</text:span></text:p>
      <text:p text:style-name="P62"/>
      <text:h text:style-name="P394" text:outline-level="4"><text:span text:style-name="T44">G</text:span><text:span text:style-name="T35">et a handle to the requested table</text:span><text:span text:style-name="T34"> </text:span><text:span text:style-name="T44">in </text:span><text:span text:style-name="T35">the local </text:span><text:span text:style-name="T44">TVDB </text:span><text:span text:style-name="T35">database</text:span><text:span text:style-name="T34">.</text:span></text:h>
      <text:h text:style-name="P287" text:outline-level="4"/>
      <text:h text:style-name="P427" text:outline-level="4">Parameters</text:h>
      <text:h text:style-name="P266" text:outline-level="4"/>
      <text:h text:style-name="P373" text:outline-level="4">table</text:h>
      <text:p text:style-name="P195"><text:span text:style-name="T160">(case sensitive) name of the table in the local TVDB database</text:span>.</text:p>
      <text:p text:style-name="P130"/>
      <text:h text:style-name="P450" text:outline-level="4">Return Values</text:h>
      <text:h text:style-name="P333" text:outline-level="4"/>
      <text:h text:style-name="P357" text:outline-level="4">TVDB database class object representing the table handle.</text:h>
      <text:h text:style-name="P312" text:outline-level="4"/>
      <text:h text:style-name="P467" text:outline-level="4">Exceptions</text:h>
      <text:h text:style-name="P333" text:outline-level="4"/>
      <text:h text:style-name="P352" text:outline-level="4">TVDB\Exception, TVDB\DB\Exception, Library\Mysql\Exception, Library\DBO\Exception</text:h>
      <text:h text:style-name="P312" text:outline-level="4"/>
      <text:h text:style-name="P450" text:outline-level="4">Examples</text:h>
      <text:h text:style-name="P312" text:outline-level="4"/>
      <text:h text:style-name="P507" text:outline-level="4"><text:span text:style-name="T148">$table = </text:span><text:span text:style-name="T136">$tvdb→</text:span><text:span text:style-name="T148">getTableHandle</text:span><text:span text:style-name="T136">(</text:span><text:span text:style-name="T147">'Series'</text:span><text:span text:style-name="T136">);</text:span></text:h>
      <text:h text:style-name="P550" text:outline-level="4"/>
      <text:h text:style-name="P540" text:outline-level="4"/>
      <text:h text:style-name="P576" text:outline-level="4"><text:bookmark-start text:name="getSeriesEpisodes"/>Api::getSeriesEpisodes<text:bookmark-end text:name="getSeriesEpisodes"/></text:h>
      <text:p text:style-name="P12"/>
      <text:h text:style-name="P395" text:outline-level="4">Api::<text:span text:style-name="T159">getSeriesEpisodes</text:span> – <text:span text:style-name="T35">get Series and Episode(s) information</text:span><text:span text:style-name="T34">.</text:span></text:h>
      <text:p text:style-name="P153"/>
      <text:p text:style-name="P102">Description</text:p>
      <text:p text:style-name="P80"/>
      <text:p text:style-name="P42"><text:span text:style-name="T159">object </text:span>Api::<text:span text:style-name="T159">getSeriesEpisodes</text:span> (<text:span text:style-name="T161">integer $seriesId)</text:span></text:p>
      <text:p text:style-name="P63"/>
      <text:h text:style-name="P396" text:outline-level="4"><text:span text:style-name="T44">G</text:span><text:span text:style-name="T35">et Series and Episode(s) information</text:span><text:span text:style-name="T34">.</text:span></text:h>
      <text:h text:style-name="P288" text:outline-level="4"/>
      <text:h text:style-name="P428" text:outline-level="4">Parameters</text:h>
      <text:h text:style-name="P267" text:outline-level="4"/>
      <text:h text:style-name="P374" text:outline-level="4">seriesId</text:h>
      <text:p text:style-name="P196"/>
      <text:p text:style-name="P196"><text:span text:style-name="T161">Integer TVDB series identifier</text:span>.</text:p>
      <text:p text:style-name="P131"/>
      <text:h text:style-name="P451" text:outline-level="4">Return Values</text:h>
      <text:h text:style-name="P334" text:outline-level="4"/>
      <text:h text:style-name="P492" text:outline-level="4"><text:span text:style-name="T12">TVDB</text:span><text:span text:style-name="T15">\Series\GetSeries</text:span><text:span text:style-name="T12"> class object </text:span><text:span text:style-name="T16">containing all available information for the TVDB series identifier.</text:span></text:h>
      <text:h text:style-name="P313" text:outline-level="4"/>
      <text:h text:style-name="P468" text:outline-level="4">Exceptions</text:h>
      <text:h text:style-name="P334" text:outline-level="4"/>
      <text:h text:style-name="P494" text:outline-level="4"><text:span text:style-name="T12">TVDB\Exception, TVDB\DB\Exception, Library\Mysql\Exception, Library\DBO\Exception, </text:span><text:span text:style-name="T14">Library\DOM\Exception</text:span></text:h>
      <text:h text:style-name="P313" text:outline-level="4"/>
      <text:h text:style-name="P451" text:outline-level="4">Examples</text:h>
      <text:h text:style-name="P313" text:outline-level="4"/>
      <text:h text:style-name="P358" text:outline-level="4">$seriesRecords = $tvdb→lookupSeries('Hustle');</text:h>
      <text:h text:style-name="P361" text:outline-level="4"/>
      <text:h text:style-name="P508" text:outline-level="4"><text:span text:style-name="T148">$</text:span><text:span text:style-name="T149">getSeries</text:span><text:span text:style-name="T148"> = </text:span><text:span text:style-name="T136">$tvdb→</text:span><text:span text:style-name="T148">get</text:span><text:span text:style-name="T149">SeriesEpisodes</text:span><text:span text:style-name="T136">(</text:span><text:span text:style-name="T143">$seriesRecords[0]-&gt;id</text:span><text:span text:style-name="T136">);</text:span></text:h>
      <text:h text:style-name="P551" text:outline-level="4"/>
      <text:h text:style-name="P551" text:outline-level="4"/>
      <text:h text:style-name="P541" text:outline-level="4"/>
      <text:h text:style-name="P577" text:outline-level="4"><text:bookmark-start text:name="getSeriesEpisodesByUrl"/>Api::getSeriesEpisodesByUrl<text:bookmark-end text:name="getSeriesEpisodesByUrl"/></text:h>
      <text:p text:style-name="P13"/>
      <text:h text:style-name="P397" text:outline-level="4">Api::<text:span text:style-name="T159">getSeriesEpisodesByUrl</text:span> – <text:span text:style-name="T35">get Series and Episode(s) information </text:span><text:span text:style-name="T45">by Url (from remote TVDB)</text:span><text:span text:style-name="T34">.</text:span></text:h>
      <text:p text:style-name="P154"/>
      <text:p text:style-name="P103">Description</text:p>
      <text:p text:style-name="P81"/>
      <text:p text:style-name="P43"><text:span text:style-name="T159">object </text:span>Api::<text:span text:style-name="T159">getSeriesEpisodesByUrl</text:span> (<text:span text:style-name="T162">string $url)</text:span></text:p>
      <text:p text:style-name="P64"/>
      <text:h text:style-name="P397" text:outline-level="4"><text:span text:style-name="T44">G</text:span><text:span text:style-name="T35">et Series and Episode(s) information </text:span><text:span text:style-name="T45">by Url (from remote TVDB)</text:span><text:span text:style-name="T34">.</text:span></text:h>
      <text:h text:style-name="P289" text:outline-level="4"/>
      <text:h text:style-name="P429" text:outline-level="4">Parameters</text:h>
      <text:h text:style-name="P268" text:outline-level="4"/>
      <text:h text:style-name="P376" text:outline-level="4">url</text:h>
      <text:p text:style-name="P197"/>
      <text:p text:style-name="P205">String containing a url formatted to retrieve series information from a remote TVDB database server.</text:p>
      <text:p text:style-name="P132"/>
      <text:h text:style-name="P452" text:outline-level="4">Return Values</text:h>
      <text:h text:style-name="P335" text:outline-level="4"/>
      <text:h text:style-name="P493" text:outline-level="4"><text:span text:style-name="T12">TVDB</text:span><text:span text:style-name="T15">\Series\GetSeries</text:span><text:span text:style-name="T12"> class object </text:span><text:span text:style-name="T16">containing all available information for the TVDB series identifier.</text:span></text:h>
      <text:h text:style-name="P314" text:outline-level="4"/>
      <text:h text:style-name="P469" text:outline-level="4">Exceptions</text:h>
      <text:h text:style-name="P335" text:outline-level="4"/>
      <text:h text:style-name="P494" text:outline-level="4"><text:span text:style-name="T12">TVDB\Exception, TVDB\DB\Exception, Library\Mysql\Exception, Library\DBO\Exception, </text:span><text:span text:style-name="T14">Library\DOM\Exception</text:span></text:h>
      <text:h text:style-name="P314" text:outline-level="4"/>
      <text:h text:style-name="P452" text:outline-level="4">Examples</text:h>
      <text:h text:style-name="P314" text:outline-level="4"/>
      <text:h text:style-name="P359" text:outline-level="4">$seriesRecords = $tvdb→lookupSeries('Hustle');</text:h>
      <text:h text:style-name="P362" text:outline-level="4"/>
      <text:h text:style-name="P509" text:outline-level="4"><text:span text:style-name="T148">$</text:span><text:span text:style-name="T149">getSeries</text:span><text:span text:style-name="T148"> = </text:span><text:span text:style-name="T136">$tvdb→</text:span><text:span text:style-name="T148">get</text:span><text:span text:style-name="T149">SeriesEpisodes</text:span><text:span text:style-name="T150">ByUrl</text:span><text:span text:style-name="T136">(</text:span><text:span text:style-name="T151">$tvdb-&gt;createSeriesUrl(</text:span><text:span text:style-name="T143">$seriesRecords[0]-&gt;id</text:span><text:span text:style-name="T136">)</text:span><text:span text:style-name="T151">)</text:span><text:span text:style-name="T136">;</text:span></text:h>
      <text:h text:style-name="P552" text:outline-level="4"/>
      <text:h text:style-name="P552" text:outline-level="4"/>
      <text:h text:style-name="P542" text:outline-level="4"/>
      <text:h text:style-name="P578" text:outline-level="4"><text:bookmark-start text:name="createSeriesUrl"/>Api::createSeriesUrl<text:bookmark-end text:name="createSeriesUrl"/></text:h>
      <text:p text:style-name="P14"/>
      <text:h text:style-name="P398" text:outline-level="4">Api::<text:span text:style-name="T163">createSeriesUrl</text:span> – <text:span text:style-name="T163">returns</text:span><text:span text:style-name="T45"> Url </text:span><text:span text:style-name="T46">of the requested seriesId on the</text:span><text:span text:style-name="T45"> remote TVDB </text:span><text:span text:style-name="T46">server</text:span><text:span text:style-name="T34">.</text:span></text:h>
      <text:p text:style-name="P155"/>
      <text:p text:style-name="P104">Description</text:p>
      <text:p text:style-name="P82"/>
      <text:p text:style-name="P44"><text:span text:style-name="T164">string </text:span>Api::<text:span text:style-name="T164">createSeriesUrl</text:span> (<text:span text:style-name="T162">string $seriesId, string $extension='.xml')</text:span></text:p>
      <text:p text:style-name="P65"/>
      <text:h text:style-name="P398" text:outline-level="4"><text:span text:style-name="T46">Returns</text:span><text:span text:style-name="T45"> Url </text:span><text:span text:style-name="T46">of the requested seriesId on the</text:span><text:span text:style-name="T45"> remote TVDB </text:span><text:span text:style-name="T46">server</text:span><text:span text:style-name="T34">.</text:span></text:h>
      <text:h text:style-name="P290" text:outline-level="4"/>
      <text:h text:style-name="P430" text:outline-level="4">Parameters</text:h>
      <text:h text:style-name="P269" text:outline-level="4"/>
      <text:h text:style-name="P375" text:outline-level="4">seriesId</text:h>
      <text:p text:style-name="P198"/>
      <text:p text:style-name="P198"><text:span text:style-name="T161">Integer TVDB series identifier</text:span>.</text:p>
      <text:p text:style-name="P133"/>
      <text:p text:style-name="P145">extension</text:p>
      <text:p text:style-name="P141"/>
      <text:p text:style-name="P206">Optional string containing the type (file extension) of the file to download. <text:s/>Valuse are '.xml' <text:s/>(default) or '.zip' .</text:p>
      <text:p text:style-name="P133"/>
      <text:h text:style-name="P453" text:outline-level="4">Return Values</text:h>
      <text:h text:style-name="P336" text:outline-level="4"/>
      <text:h text:style-name="P407" text:outline-level="4"><text:span text:style-name="T46">Returns</text:span><text:span text:style-name="T45"> </text:span><text:span text:style-name="T47">a string containing the </text:span><text:span text:style-name="T45">Url </text:span><text:span text:style-name="T46">of the requested seriesId on the</text:span><text:span text:style-name="T45"> remote TVDB </text:span><text:span text:style-name="T46">server</text:span><text:span text:style-name="T34">.</text:span></text:h>
      <text:h text:style-name="P315" text:outline-level="4"/>
      <text:h text:style-name="P470" text:outline-level="4">Exceptions</text:h>
      <text:h text:style-name="P336" text:outline-level="4"/>
      <text:h text:style-name="P495" text:outline-level="4"><text:span text:style-name="T14">N</text:span><text:span text:style-name="T12">one.</text:span></text:h>
      <text:h text:style-name="P315" text:outline-level="4"/>
      <text:h text:style-name="P453" text:outline-level="4">Examples</text:h>
      <text:h text:style-name="P315" text:outline-level="4"/>
      <text:h text:style-name="P315" text:outline-level="4">/*</text:h>
      <text:h text:style-name="P315" text:outline-level="4"><text:s text:c="3"/><text:span text:style-name="T165">Get the seriesRecord for the requested series name (no error or failure checking)</text:span></text:h>
      <text:h text:style-name="P315" text:outline-level="4">*/</text:h>
      <text:h text:style-name="P360" text:outline-level="4">$seriesRecords = $tvdb→lookupSeries('Hustle');</text:h>
      <text:h text:style-name="P363" text:outline-level="4"/>
      <text:h text:style-name="P363" text:outline-level="4">/*</text:h>
      <text:h text:style-name="P363" text:outline-level="4"><text:s text:c="3"/><text:span text:style-name="T165">Create series url from the seriesRecord</text:span></text:h>
      <text:h text:style-name="P363" text:outline-level="4">*/</text:h>
      <text:h text:style-name="P360" text:outline-level="4">$<text:span text:style-name="T164">url = $tvdb→createSeriesUrl($seriesRecords[0]→id,</text:span><text:span text:style-name="T135"> </text:span><text:span text:style-name="T152">'.zip'</text:span><text:span text:style-name="T136">)</text:span>;</text:h>
      <text:h text:style-name="P557" text:outline-level="4"/>
      <text:h text:style-name="P553" text:outline-level="4"/>
      <text:h text:style-name="P543" text:outline-level="4"/>
      <text:h text:style-name="P579" text:outline-level="4"><text:bookmark-start text:name="lookupResults"/>Api::lookupResults<text:bookmark-end text:name="lookupResults"/></text:h>
      <text:p text:style-name="P15"/>
      <text:h text:style-name="P399" text:outline-level="4">Api::<text:span text:style-name="T166">lookupResults</text:span> – <text:span text:style-name="T48">get/set the </text:span><text:span text:style-name="T49">Api::</text:span><text:span text:style-name="T48">lookupResults class property</text:span><text:span text:style-name="T34">.</text:span></text:h>
      <text:p text:style-name="P156"/>
      <text:p text:style-name="P105">Description</text:p>
      <text:p text:style-name="P83"/>
      <text:p text:style-name="P45"><text:span text:style-name="T166">array </text:span>Api::<text:span text:style-name="T166">lookupResults</text:span> (<text:span text:style-name="T166">array $lookupResults=null)</text:span></text:p>
      <text:p text:style-name="P53"/>
      <text:h text:style-name="P511" text:outline-level="4"><text:span text:style-name="T24">I</text:span><text:span text:style-name="T21">f the lookupResults parameter is not null, it is stored in the Api::lookupResults class property.</text:span></text:h>
      <text:h text:style-name="P247" text:outline-level="4"/>
      <text:h text:style-name="P515" text:outline-level="4"><text:span text:style-name="T22">Returns</text:span><text:span text:style-name="T23"> </text:span><text:span text:style-name="T25">the Api::lookupResults class property.</text:span></text:h>
      <text:h text:style-name="P247" text:outline-level="4"/>
      <text:h text:style-name="P519" text:outline-level="4"><text:span text:style-name="T25">T</text:span><text:span text:style-name="T21">his class provides public read-write access to a protected or private class property.</text:span></text:h>
      <text:h text:style-name="P291" text:outline-level="4"/>
      <text:h text:style-name="P431" text:outline-level="4">Parameters</text:h>
      <text:h text:style-name="P270" text:outline-level="4"/>
      <text:h text:style-name="P377" text:outline-level="4">lookupResults</text:h>
      <text:p text:style-name="P199"/>
      <text:p text:style-name="P199"><text:span text:style-name="T167">An array containing the results returned by Api::lookupSeries</text:span>.</text:p>
      <text:p text:style-name="P134"/>
      <text:h text:style-name="P454" text:outline-level="4">Return Values</text:h>
      <text:h text:style-name="P337" text:outline-level="4"/>
      <text:h text:style-name="P408" text:outline-level="4"><text:span text:style-name="T46">Returns</text:span><text:span text:style-name="T45"> </text:span><text:span text:style-name="T49">the Api::lookupResults class property.</text:span></text:h>
      <text:h text:style-name="P316" text:outline-level="4"/>
      <text:h text:style-name="P471" text:outline-level="4">Exceptions</text:h>
      <text:h text:style-name="P337" text:outline-level="4"/>
      <text:h text:style-name="P496" text:outline-level="4"><text:span text:style-name="T14">N</text:span><text:span text:style-name="T12">one.</text:span></text:h>
      <text:h text:style-name="P316" text:outline-level="4"/>
      <text:h text:style-name="P454" text:outline-level="4">Examples</text:h>
      <text:h text:style-name="P316" text:outline-level="4"/>
      <text:h text:style-name="P529" text:outline-level="4">$<text:span text:style-name="T167">lookupResult = $tvdb→lookupSeries('Hustle', 1);</text:span></text:h>
      <text:h text:style-name="P529" text:outline-level="4"/>
      <text:h text:style-name="P529" text:outline-level="4">/* <text:s/><text:span text:style-name="T167">store the result in the global class variable <text:s/>*/</text:span></text:h>
      <text:h text:style-name="P529" text:outline-level="4"/>
      <text:h text:style-name="P558" text:outline-level="4">$tvdb-&gt;lookupResult($lookupResult);</text:h>
      <text:h text:style-name="P554" text:outline-level="4"/>
      <text:h text:style-name="P544" text:outline-level="4">/* <text:s/><text:span text:style-name="T167">retrieve the result from the global class variable <text:s/>*/</text:span></text:h>
      <text:h text:style-name="P544" text:outline-level="4"/>
      <text:h text:style-name="P558" text:outline-level="4">$result = $tvdb-&gt;lookupResult();</text:h>
      <text:h text:style-name="P558" text:outline-level="4"/>
      <text:h text:style-name="P558" text:outline-level="4"/>
      <text:h text:style-name="P580" text:outline-level="4"><text:bookmark-start text:name="requestSeries"/>Api::requestSeries<text:bookmark-end text:name="requestSeries"/></text:h>
      <text:p text:style-name="P16"/>
      <text:h text:style-name="P400" text:outline-level="4">Api::<text:span text:style-name="T168">requestSeries</text:span> – <text:span text:style-name="T48">get/set the </text:span><text:span text:style-name="T49">Api::</text:span><text:span text:style-name="T50">requestSeries</text:span><text:span text:style-name="T48"> class property</text:span><text:span text:style-name="T34">.</text:span></text:h>
      <text:p text:style-name="P157"/>
      <text:p text:style-name="P106">Description</text:p>
      <text:p text:style-name="P84"/>
      <text:p text:style-name="P46"><text:span text:style-name="T166">array </text:span>Api::<text:span text:style-name="T168">requestSeries</text:span> (<text:span text:style-name="T166">array $requestSeries=null)</text:span></text:p>
      <text:p text:style-name="P54"/>
      <text:h text:style-name="P512" text:outline-level="4"><text:span text:style-name="T24">I</text:span><text:span text:style-name="T21">f the </text:span><text:span text:style-name="T26">requestSeries</text:span><text:span text:style-name="T21"> parameter is not null, it is stored in the Api::</text:span><text:span text:style-name="T26">requestSeries</text:span><text:span text:style-name="T21"> class property.</text:span></text:h>
      <text:h text:style-name="P248" text:outline-level="4"/>
      <text:h text:style-name="P516" text:outline-level="4"><text:span text:style-name="T22">Returns</text:span><text:span text:style-name="T23"> </text:span><text:span text:style-name="T25">the Api::</text:span><text:span text:style-name="T26">requestSeries</text:span><text:span text:style-name="T25"> class property.</text:span></text:h>
      <text:h text:style-name="P248" text:outline-level="4"/>
      <text:h text:style-name="P520" text:outline-level="4"><text:span text:style-name="T25">T</text:span><text:span text:style-name="T21">his class provides public read-write access to a protected or private class property.</text:span></text:h>
      <text:h text:style-name="P292" text:outline-level="4"/>
      <text:h text:style-name="P432" text:outline-level="4">Parameters</text:h>
      <text:h text:style-name="P271" text:outline-level="4"/>
      <text:h text:style-name="P378" text:outline-level="4">requestSeries</text:h>
      <text:p text:style-name="P200"/>
      <text:p text:style-name="P200"><text:span text:style-name="T167">An array containing the results returned by Api::requestSeries</text:span>.</text:p>
      <text:p text:style-name="P135"/>
      <text:h text:style-name="P455" text:outline-level="4">Return Values</text:h>
      <text:h text:style-name="P338" text:outline-level="4"/>
      <text:h text:style-name="P409" text:outline-level="4"><text:span text:style-name="T46">Returns</text:span><text:span text:style-name="T45"> </text:span><text:span text:style-name="T49">the Api::</text:span><text:span text:style-name="T50">requestSeries</text:span><text:span text:style-name="T49"> class property.</text:span></text:h>
      <text:h text:style-name="P317" text:outline-level="4"/>
      <text:h text:style-name="P472" text:outline-level="4">Exceptions</text:h>
      <text:h text:style-name="P338" text:outline-level="4"/>
      <text:h text:style-name="P497" text:outline-level="4"><text:span text:style-name="T14">N</text:span><text:span text:style-name="T12">one.</text:span></text:h>
      <text:h text:style-name="P317" text:outline-level="4"/>
      <text:h text:style-name="P455" text:outline-level="4">Examples</text:h>
      <text:h text:style-name="P317" text:outline-level="4"/>
      <text:h text:style-name="P559" text:outline-level="4"/>
      <text:h text:style-name="P581" text:outline-level="4"><text:bookmark-start text:name="seriesInDb"/>Api::seriesInDb<text:bookmark-end text:name="seriesInDb"/></text:h>
      <text:p text:style-name="P17"/>
      <text:h text:style-name="P401" text:outline-level="4">Api::<text:span text:style-name="T169">seriesInDb</text:span> – <text:span text:style-name="T48">returns seriesId if the requested series name is in the local database</text:span><text:span text:style-name="T34">.</text:span></text:h>
      <text:p text:style-name="P158"/>
      <text:p text:style-name="P107">Description</text:p>
      <text:p text:style-name="P85"/>
      <text:p text:style-name="P47"><text:span text:style-name="T169">integer </text:span>Api::<text:span text:style-name="T169">seriesInDb</text:span> (<text:span text:style-name="T171">string $seriesName)</text:span></text:p>
      <text:p text:style-name="P66"/>
      <text:h text:style-name="P401" text:outline-level="4"><text:span text:style-name="T51">R</text:span><text:span text:style-name="T48">eturns seriesId if the requested series name is in the local database</text:span><text:span text:style-name="T34">.</text:span></text:h>
      <text:h text:style-name="P293" text:outline-level="4"/>
      <text:h text:style-name="P433" text:outline-level="4">Parameters</text:h>
      <text:h text:style-name="P272" text:outline-level="4"/>
      <text:h text:style-name="P380" text:outline-level="4">seriesName</text:h>
      <text:p text:style-name="P201"/>
      <text:p text:style-name="P201"><text:span text:style-name="T170">String containing the name of a series to check the local TVDB database for</text:span>.</text:p>
      <text:p text:style-name="P136"/>
      <text:h text:style-name="P456" text:outline-level="4">Return Values</text:h>
      <text:h text:style-name="P339" text:outline-level="4"/>
      <text:h text:style-name="P410" text:outline-level="4"><text:span text:style-name="T51">R</text:span><text:span text:style-name="T48">eturns seriesId if the requested series name is in the local database</text:span><text:span text:style-name="T34">, </text:span><text:span text:style-name="T52">and null if not found.</text:span></text:h>
      <text:h text:style-name="P294" text:outline-level="4"/>
      <text:h text:style-name="P473" text:outline-level="4">Exceptions</text:h>
      <text:h text:style-name="P339" text:outline-level="4"/>
      <text:h text:style-name="P353" text:outline-level="4">TVDB\Exception, TVDB\DB\Exception, Library\Mysql\Exception, Library\DBO\Exception</text:h>
      <text:h text:style-name="P318" text:outline-level="4"/>
      <text:h text:style-name="P456" text:outline-level="4">Examples</text:h>
      <text:h text:style-name="P318" text:outline-level="4"/>
      <text:h text:style-name="P510" text:outline-level="4"><text:span text:style-name="T153">$seriesId = </text:span><text:span text:style-name="T136">$tvdb→</text:span><text:span text:style-name="T153">s</text:span><text:span text:style-name="T147">eries</text:span><text:span text:style-name="T153">InDb</text:span><text:span text:style-name="T136">(</text:span><text:span text:style-name="T144">'Hustle'</text:span><text:span text:style-name="T136">);</text:span></text:h>
      <text:h text:style-name="P555" text:outline-level="4"/>
      <text:h text:style-name="P560" text:outline-level="4"/>
      <text:h text:style-name="P582" text:outline-level="4"><text:bookmark-start text:name="seriesId"/>Api::seriesId<text:bookmark-end text:name="seriesId"/></text:h>
      <text:p text:style-name="P18"/>
      <text:h text:style-name="P402" text:outline-level="4">Api::<text:span text:style-name="T172">seriesId</text:span> – <text:span text:style-name="T48">get/set the </text:span><text:span text:style-name="T49">Api::</text:span><text:span text:style-name="T53">s</text:span><text:span text:style-name="T50">eries</text:span><text:span text:style-name="T53">Id</text:span><text:span text:style-name="T48"> class property</text:span><text:span text:style-name="T34">.</text:span></text:h>
      <text:p text:style-name="P159"/>
      <text:p text:style-name="P108">Description</text:p>
      <text:p text:style-name="P86"/>
      <text:p text:style-name="P48"><text:span text:style-name="T172">integer </text:span>Api::<text:span text:style-name="T172">seriesId</text:span>(<text:span text:style-name="T172">integer $seriesId=null)</text:span></text:p>
      <text:p text:style-name="P55"/>
      <text:h text:style-name="P513" text:outline-level="4"><text:span text:style-name="T24">I</text:span><text:span text:style-name="T21">f the </text:span><text:span text:style-name="T27">s</text:span><text:span text:style-name="T26">eries</text:span><text:span text:style-name="T27">Id</text:span><text:span text:style-name="T21"> parameter is not null, it is stored in the Api::</text:span><text:span text:style-name="T27">s</text:span><text:span text:style-name="T26">eries</text:span><text:span text:style-name="T27">Id</text:span><text:span text:style-name="T21"> class property.</text:span></text:h>
      <text:h text:style-name="P249" text:outline-level="4"/>
      <text:h text:style-name="P517" text:outline-level="4"><text:span text:style-name="T22">Returns</text:span><text:span text:style-name="T23"> </text:span><text:span text:style-name="T25">the Api::</text:span><text:span text:style-name="T27">s</text:span><text:span text:style-name="T26">eries</text:span><text:span text:style-name="T27">Id</text:span><text:span text:style-name="T25"> class property.</text:span></text:h>
      <text:h text:style-name="P249" text:outline-level="4"/>
      <text:h text:style-name="P521" text:outline-level="4"><text:span text:style-name="T25">T</text:span><text:span text:style-name="T21">his class provides public read-write access to a protected or private class property.</text:span></text:h>
      <text:h text:style-name="P297" text:outline-level="4"/>
      <text:h text:style-name="P434" text:outline-level="4">Parameters</text:h>
      <text:h text:style-name="P273" text:outline-level="4"/>
      <text:h text:style-name="P379" text:outline-level="4"><text:span text:style-name="T172">s</text:span>eries<text:span text:style-name="T172">Id</text:span></text:h>
      <text:p text:style-name="P202"/>
      <text:p text:style-name="P202"><text:span text:style-name="T167">An integer containing the seriesId, or null to query only</text:span>.</text:p>
      <text:p text:style-name="P137"/>
      <text:h text:style-name="P457" text:outline-level="4">Return Values</text:h>
      <text:h text:style-name="P340" text:outline-level="4"/>
      <text:h text:style-name="P411" text:outline-level="4"><text:span text:style-name="T46">Returns</text:span><text:span text:style-name="T45"> </text:span><text:span text:style-name="T49">the Api::</text:span><text:span text:style-name="T53">s</text:span><text:span text:style-name="T50">eries</text:span><text:span text:style-name="T53">Id</text:span><text:span text:style-name="T49"> class property.</text:span></text:h>
      <text:h text:style-name="P319" text:outline-level="4"/>
      <text:h text:style-name="P474" text:outline-level="4">Exceptions</text:h>
      <text:h text:style-name="P340" text:outline-level="4"/>
      <text:h text:style-name="P498" text:outline-level="4"><text:span text:style-name="T14">N</text:span><text:span text:style-name="T12">one.</text:span></text:h>
      <text:h text:style-name="P319" text:outline-level="4"/>
      <text:h text:style-name="P457" text:outline-level="4">Examples</text:h>
      <text:h text:style-name="P319" text:outline-level="4"/>
      <text:h text:style-name="P561" text:outline-level="4"/>
      <text:h text:style-name="P583" text:outline-level="4"><text:bookmark-start text:name="tvdbFullSeries"/>Api::tvdbFullSeries<text:bookmark-end text:name="tvdbFullSeries"/></text:h>
      <text:p text:style-name="P19"/>
      <text:h text:style-name="P403" text:outline-level="4">Api::<text:span text:style-name="T173">tvdbFullSeries</text:span> – <text:span text:style-name="T48">get the </text:span><text:span text:style-name="T49">Api::</text:span><text:span text:style-name="T54">tvdbFullSeries</text:span><text:span text:style-name="T48"> class property</text:span><text:span text:style-name="T34">.</text:span></text:h>
      <text:p text:style-name="P160"/>
      <text:p text:style-name="P109">Description</text:p>
      <text:p text:style-name="P87"/>
      <text:p text:style-name="P49"><text:span text:style-name="T173">object </text:span>Api::<text:span text:style-name="T173">tvdbFullSeries </text:span>( <text:span text:style-name="T172">)</text:span></text:p>
      <text:p text:style-name="P56"/>
      <text:h text:style-name="P518" text:outline-level="4"><text:span text:style-name="T22">Returns</text:span><text:span text:style-name="T23"> </text:span><text:span text:style-name="T25">the Api::</text:span><text:span text:style-name="T28">tvdbFullSeries</text:span><text:span text:style-name="T25"> class property, </text:span><text:span text:style-name="T28">created by the Api::getSeriesEpisodes or Api::getSeriesEpisodesByUrl.</text:span></text:h>
      <text:h text:style-name="P250" text:outline-level="4"/>
      <text:h text:style-name="P522" text:outline-level="4"><text:span text:style-name="T25">T</text:span><text:span text:style-name="T21">his class provides public read-</text:span><text:span text:style-name="T28">only</text:span><text:span text:style-name="T21"> access to a protected or private class property.</text:span></text:h>
      <text:h text:style-name="P298" text:outline-level="4"/>
      <text:h text:style-name="P435" text:outline-level="4">Parameters</text:h>
      <text:h text:style-name="P274" text:outline-level="4"/>
      <text:h text:style-name="P364" text:outline-level="4">None.</text:h>
      <text:h text:style-name="P364" text:outline-level="4"/>
      <text:h text:style-name="P458" text:outline-level="4">Return Values</text:h>
      <text:h text:style-name="P341" text:outline-level="4"/>
      <text:h text:style-name="P412" text:outline-level="4"><text:span text:style-name="T46">Returns</text:span><text:span text:style-name="T45"> </text:span><text:span text:style-name="T49">the Api::</text:span><text:span text:style-name="T54">tvdbFullSeries</text:span><text:span text:style-name="T49"> class property.</text:span></text:h>
      <text:h text:style-name="P320" text:outline-level="4"/>
      <text:h text:style-name="P475" text:outline-level="4">Exceptions</text:h>
      <text:h text:style-name="P341" text:outline-level="4"/>
      <text:h text:style-name="P499" text:outline-level="4"><text:span text:style-name="T14">N</text:span><text:span text:style-name="T12">one.</text:span></text:h>
      <text:h text:style-name="P320" text:outline-level="4"/>
      <text:h text:style-name="P458" text:outline-level="4">Examples</text:h>
      <text:h text:style-name="P320" text:outline-level="4"/>
      <text:h text:style-name="P562" text:outline-level="4"/>
      <text:h text:style-name="P584" text:outline-level="4"><text:bookmark-start text:name="getUserLanguage"/>Api::getUserLanguage<text:bookmark-end text:name="getUserLanguage"/></text:h>
      <text:p text:style-name="P21"/>
      <text:h text:style-name="P404" text:outline-level="4">Api::<text:span text:style-name="T176">getUserLanguage</text:span> – <text:span text:style-name="T177">Returns</text:span><text:span text:style-name="T48"> the </text:span><text:span text:style-name="T57">current account user</text:span><text:span text:style-name="T49"> </text:span><text:span text:style-name="T55">language</text:span><text:span text:style-name="T57"> from the remote TVDB database</text:span><text:span text:style-name="T34">.</text:span></text:h>
      <text:p text:style-name="P162"/>
      <text:p text:style-name="P111">Description</text:p>
      <text:p text:style-name="P89"/>
      <text:p text:style-name="P51"><text:span text:style-name="T174">string </text:span>Api::<text:span text:style-name="T177">getUserLanguage </text:span>( <text:span text:style-name="T174">)</text:span></text:p>
      <text:p text:style-name="P58"/>
      <text:h text:style-name="P413" text:outline-level="4"><text:span text:style-name="T177">Returns</text:span><text:span text:style-name="T48"> the </text:span><text:span text:style-name="T57">current account user</text:span><text:span text:style-name="T49"> </text:span><text:span text:style-name="T55">language</text:span><text:span text:style-name="T57"> from the remote TVDB database</text:span><text:span text:style-name="T34">, </text:span><text:span text:style-name="T58">or throws an Application\TVDB\Exception exception if not a valid account.</text:span></text:h>
      <text:h text:style-name="P295" text:outline-level="4"/>
      <text:h text:style-name="P436" text:outline-level="4">Parameters</text:h>
      <text:h text:style-name="P275" text:outline-level="4"/>
      <text:h text:style-name="P365" text:outline-level="4">None.</text:h>
      <text:p text:style-name="P139"/>
      <text:h text:style-name="P459" text:outline-level="4">Return Values</text:h>
      <text:h text:style-name="P342" text:outline-level="4"/>
      <text:h text:style-name="P414" text:outline-level="4"><text:span text:style-name="T46">Returns</text:span><text:span text:style-name="T45"> </text:span><text:span text:style-name="T49">the </text:span><text:span text:style-name="T57">current account user language from the remote TVDB database, or throws an exception if the user account is not valid.</text:span></text:h>
      <text:h text:style-name="P321" text:outline-level="4"/>
      <text:h text:style-name="P476" text:outline-level="4">Exceptions</text:h>
      <text:h text:style-name="P342" text:outline-level="4"/>
      <text:h text:style-name="P354" text:outline-level="4">TVDB\Exception, TVDB\DB\Exception, Library\Mysql\Exception, Library\DBO\Exception.</text:h>
      <text:h text:style-name="P321" text:outline-level="4"/>
      <text:h text:style-name="P459" text:outline-level="4">Examples</text:h>
      <text:h text:style-name="P321" text:outline-level="4"/>
      <text:h text:style-name="P566" text:outline-level="4"/>
      <text:h text:style-name="P585" text:outline-level="4"><text:bookmark-start text:name="setLanguage"/>Api::setLanguage<text:bookmark-end text:name="setLanguage"/></text:h>
      <text:p text:style-name="P20"/>
      <text:h text:style-name="P405" text:outline-level="4">Api::<text:span text:style-name="T172">setLanguage</text:span> – <text:span text:style-name="T174">s</text:span><text:span text:style-name="T48">et the </text:span><text:span text:style-name="T49">Api::</text:span><text:span text:style-name="T55">languageAbbreviation</text:span><text:span text:style-name="T48"> class property</text:span><text:span text:style-name="T34">.</text:span></text:h>
      <text:p text:style-name="P161"/>
      <text:p text:style-name="P110">Description</text:p>
      <text:p text:style-name="P88"/>
      <text:p text:style-name="P50"><text:span text:style-name="T174">string </text:span>Api::<text:span text:style-name="T172">setLanguage </text:span>(<text:span text:style-name="T174">string $language='en')</text:span></text:p>
      <text:p text:style-name="P57"/>
      <text:h text:style-name="P514" text:outline-level="4"><text:span text:style-name="T29">T</text:span><text:span text:style-name="T21">he </text:span><text:span text:style-name="T29">language</text:span><text:span text:style-name="T21"> parameter is </text:span><text:span text:style-name="T30">checked for validity and an Exception is thrown if it is not found in the language table.</text:span></text:h>
      <text:h text:style-name="P252" text:outline-level="4"/>
      <text:h text:style-name="P514" text:outline-level="4"><text:span text:style-name="T30">The valid language parameter is </text:span><text:span text:style-name="T21">stored in the Api::</text:span><text:span text:style-name="T29">languageAbbreviation</text:span><text:span text:style-name="T21"> class property.</text:span></text:h>
      <text:h text:style-name="P251" text:outline-level="4"/>
      <text:h text:style-name="P253" text:outline-level="4">Returns the <text:span text:style-name="T175">value that the </text:span>Api::languageAbbreviation class property <text:span text:style-name="T175">contained prior to changing it (i.e. - the original value)</text:span>.</text:h>
      <text:h text:style-name="P251" text:outline-level="4"/>
      <text:h text:style-name="P523" text:outline-level="4"><text:span text:style-name="T25">T</text:span><text:span text:style-name="T21">his class provides public read-write access to a protected or private class property.</text:span></text:h>
      <text:h text:style-name="P299" text:outline-level="4"/>
      <text:h text:style-name="P437" text:outline-level="4">Parameters</text:h>
      <text:h text:style-name="P276" text:outline-level="4"/>
      <text:h text:style-name="P381" text:outline-level="4">language</text:h>
      <text:p text:style-name="P203"/>
      <text:p text:style-name="P207">A 2-character country language abbreviation, default = 'en'.</text:p>
      <text:p text:style-name="P138"/>
      <text:h text:style-name="P460" text:outline-level="4">Return Values</text:h>
      <text:h text:style-name="P343" text:outline-level="4"/>
      <text:h text:style-name="P415" text:outline-level="4"><text:span text:style-name="T46">Returns</text:span><text:span text:style-name="T45"> </text:span><text:span text:style-name="T49">the </text:span><text:span text:style-name="T56">original value of the</text:span><text:span text:style-name="T49"> Api::</text:span><text:span text:style-name="T55">languageAbbreviation</text:span><text:span text:style-name="T49"> class property.</text:span></text:h>
      <text:h text:style-name="P322" text:outline-level="4"/>
      <text:h text:style-name="P477" text:outline-level="4">Exceptions</text:h>
      <text:h text:style-name="P343" text:outline-level="4"/>
      <text:h text:style-name="P355" text:outline-level="4">TVDB\Exception, TVDB\DB\Exception, Library\Mysql\Exception, Library\DBO\Exception.</text:h>
      <text:h text:style-name="P322" text:outline-level="4"/>
      <text:h text:style-name="P460" text:outline-level="4">Examples</text:h>
      <text:h text:style-name="P322" text:outline-level="4"/>
      <text:h text:style-name="P563" text:outline-level="4"/>
      <text:h text:style-name="P586" text:outline-level="4"><text:bookmark-start text:name="languageInDb"/>Api::languageInDb<text:bookmark-end text:name="languageInDb"/></text:h>
      <text:p text:style-name="P22"/>
      <text:h text:style-name="P406" text:outline-level="4">Api::<text:span text:style-name="T178">languageInDb</text:span> – <text:span text:style-name="T178">throws exception if the provided language abbreviation</text:span><text:span text:style-name="T48"> is </text:span><text:span text:style-name="T59">not </text:span><text:span text:style-name="T48">in the local database </text:span><text:span text:style-name="T59">(i.e. - invalid)</text:span><text:span text:style-name="T34">.</text:span></text:h>
      <text:p text:style-name="P163"/>
      <text:p text:style-name="P112">Description</text:p>
      <text:p text:style-name="P90"/>
      <text:p text:style-name="P52">Api::<text:span text:style-name="T178">languageInDb</text:span> (<text:span text:style-name="T171">string $abbreviation)</text:span></text:p>
      <text:p text:style-name="P67"/>
      <text:h text:style-name="P406" text:outline-level="4"><text:span text:style-name="T59">Throws exception if the provided language abbreviation</text:span><text:span text:style-name="T48"> is </text:span><text:span text:style-name="T59">not </text:span><text:span text:style-name="T48">in the local database </text:span><text:span text:style-name="T59">(i.e. - invalid)</text:span><text:span text:style-name="T34">.</text:span></text:h>
      <text:h text:style-name="P300" text:outline-level="4"/>
      <text:h text:style-name="P438" text:outline-level="4">Parameters</text:h>
      <text:h text:style-name="P277" text:outline-level="4"/>
      <text:h text:style-name="P382" text:outline-level="4">abbreviation</text:h>
      <text:p text:style-name="P204"/>
      <text:p text:style-name="P204"><text:span text:style-name="T178">2-character string containing the language abbreviation to be checked</text:span>.</text:p>
      <text:p text:style-name="P140"/>
      <text:h text:style-name="P461" text:outline-level="4">Return Values</text:h>
      <text:h text:style-name="P344" text:outline-level="4"/>
      <text:h text:style-name="P416" text:outline-level="4"><text:span text:style-name="T52">N</text:span><text:span text:style-name="T31">one.</text:span></text:h>
      <text:h text:style-name="P296" text:outline-level="4"/>
      <text:h text:style-name="P478" text:outline-level="4">Exceptions</text:h>
      <text:h text:style-name="P344" text:outline-level="4"/>
      <text:h text:style-name="P356" text:outline-level="4">TVDB\Exception, TVDB\DB\Exception, Library\Mysql\Exception, Library\DBO\Exception</text:h>
      <text:h text:style-name="P323" text:outline-level="4"/>
      <text:h text:style-name="P461" text:outline-level="4">Examples</text:h>
      <text:h text:style-name="P323" text:outline-level="4"/>
      <text:h text:style-name="P366" text:outline-level="4">try</text:h>
      <text:h text:style-name="P366" text:outline-level="4">{</text:h>
      <text:h text:style-name="P220" text:outline-level="5"><text:span text:style-name="T144"><text:s text:c="8"/></text:span><text:span text:style-name="T136">$tvdb→</text:span><text:span text:style-name="T135">language</text:span><text:span text:style-name="T153">InDb</text:span><text:span text:style-name="T136">(</text:span><text:span text:style-name="T144">'</text:span><text:span text:style-name="T138">nl</text:span><text:span text:style-name="T144">'</text:span><text:span text:style-name="T136">);</text:span></text:h>
      <text:h text:style-name="P532" text:outline-level="4">}</text:h>
      <text:h text:style-name="P565" text:outline-level="4">catch (Exception $exception)</text:h>
      <text:h text:style-name="P565" text:outline-level="4">{</text:h>
      <text:h text:style-name="P221" text:outline-level="5"><text:s text:c="8"/>print “abbreviation is not in the database.”;</text:h>
      <text:h text:style-name="P221" text:outline-level="5"><text:s text:c="7"/>exit;</text:h>
      <text:h text:style-name="P565" text:outline-level="4">}</text:h>
      <text:h text:style-name="P565" text:outline-level="4"/>
      <text:h text:style-name="P565" text:outline-level="4">print “abbreviation is in the database.”;</text:h>
      <text:h text:style-name="P556" text:outline-level="4"/>
      <text:h text:style-name="P564" text:outline-level="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adornments="Book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family="'DejaVu Serif'" style:font-style-name="Book" style:font-family-generic="roman" style:font-pitch="variable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family="'DejaVu Serif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family="'DejaVu Serif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in" fo:margin-right="0in" fo:text-indent="0in" style:auto-text-indent="false"/>
      <style:text-properties fo:color="#0000ff" style:font-name="DejaVu Serif" fo:font-family="'DejaVu Serif'" style:font-style-name="Book" style:font-family-generic="roman" style:font-pitch="variable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2756in" fo:margin-right="0in" fo:text-indent="0in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2756in" fo:margin-right="0in" fo:text-indent="0in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0.472in" fo:margin-right="0in" fo:text-indent="0in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2756in" fo:margin-right="0in" fo:text-indent="0in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0.472in" fo:margin-right="0in" fo:text-indent="0in" style:auto-text-indent="false"/>
      <style:text-properties fo:color="#000080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1181in" fo:margin-right="0in" fo:text-indent="0in" style:auto-text-indent="false"/>
      <style:text-properties fo:color="#0000ff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Class_20_Footer" style:display-name="Class Footer" style:family="paragraph" style:parent-style-name="Standard" style:master-page-name="">
      <loext:graphic-properties draw:fill="none" draw:fill-color="#cfe7f5"/>
      <style:paragraph-properties style:page-number="auto" fo:background-color="transparent" fo:padding="0.0193in" fo:border="0.06pt solid #0000ff" style:shadow="none" text:number-lines="false" text:line-number="0">
        <style:tab-stops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in" fo:margin-right="0in" fo:text-indent="0in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family="'DejaVu Serif'" style:font-style-name="Bold Italic" style:font-family-generic="roman" style:font-pitch="variable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ariables" style:family="text">
      <style:text-properties fo:color="#0000ff" style:font-name="DejaVu Serif" fo:font-family="'DejaVu Serif'" style:font-style-name="Book" style:font-family-generic="roman" style:font-pitch="variable" fo:font-size="11pt" style:font-weight-asian="norma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Method_20_Frame" style:display-name="Method Frame" style:family="graphic">
      <style:graphic-properties svg:width="5.952in" fo:min-height="0.702in" text:anchor-type="paragraph" svg:x="0.4866in" svg:y="0.0791in" fo:margin-left="0.0791in" fo:margin-right="0.0791in" fo:margin-top="0.0791in" fo:margin-bottom="0.0791in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draw:fill="solid" draw:fill-color="#ff8080" draw:opacity="20%" fo:padding="0.0591in" fo:border="0.06pt solid #000000" style:shadow="none" draw:shadow-opacity="100%" style:editable="true" style:writing-mode="lr-tb"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Class_20_Footer">
      <style:text-properties fo:background-color="#ffffff"/>
    </style:style>
    <style:style style:name="MT1" style:family="text">
      <style:text-properties officeooo:rsid="0003bdd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3929in" fo:margin-left="0in" fo:margin-right="0in" fo:margin-top="0.1965in" style:shadow="none" fo:background-color="#ffffff" style:dynamic-spacing="false" draw:fill="solid" draw:fill-color="#ffffff" draw:opacity="100%"/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<text:span text:style-name="MT1">TVDB\Api</text:span><text:tab/><text:tab/><text:tab/><text:page-number text:select-page="current">25</text:page-number><text:tab/><text:tab/><text:tab/><text:tab/><text:date style:data-style-name="N76" text:date-value="2016-01-04T10:47:17.618909846">January 4, 2016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9T20:43:21</meta:creation-date>
    <dc:title>Class Documentation</dc:title>
    <meta:editing-duration>P2DT14H59M27S</meta:editing-duration>
    <meta:editing-cycles>138</meta:editing-cycles>
    <meta:generator>LibreOffice/4.4.7.2$Linux_X86_64 LibreOffice_project/40$Build-2</meta:generator>
    <meta:initial-creator>Jay Wheeler</meta:initial-creator>
    <dc:date>2016-01-04T10:47:17.434336837</dc:date>
    <meta:document-statistic meta:table-count="0" meta:image-count="0" meta:object-count="0" meta:page-count="25" meta:paragraph-count="435" meta:word-count="2124" meta:character-count="18039" meta:non-whitespace-character-count="16020"/>
    <meta:template xlink:type="simple" xlink:actuate="onRequest" xlink:title="Class Documentation" xlink:href="../Class%20Documentation.ott" meta:date="2012-06-02T16:17:56"/>
  </office:meta>
</office:document-meta>
</file>